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B0000008DF1352E71997A7ABE.png" manifest:media-type="image/png"/>
  <manifest:file-entry manifest:full-path="Pictures/10000000000000A200000049D4052BFFF14025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tafford" svg:font-family="Stafford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0.374cm" fo:min-width="0.12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3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894cm" fo:min-width="0cm"/>
      <style:paragraph-properties style:writing-mode="lr-tb"/>
    </style:style>
    <style:style style:name="gr4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25cm" svg:stroke-color="#bf0041" draw:marker-start-width="0.237cm" draw:marker-end="" draw:marker-end-width="0.2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800080" draw:marker-start="Arrowheads_20_3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color="#800080" draw:fill-color="#e0c2cd" draw:textarea-horizontal-align="justify" draw:textarea-vertical-align="middle" draw:auto-grow-height="false" fo:min-height="1.771cm" fo:min-width="1.521cm"/>
    </style:style>
    <style:style style:name="gr12" style:family="graphic" style:parent-style-name="standard">
      <style:graphic-properties draw:stroke="none" draw:stroke-dash="Dashed_20__28_var_29__20_2" svg:stroke-width="0cm" svg:stroke-color="#800080" draw:stroke-linejoin="none" svg:stroke-linecap="butt" draw:fill="solid" draw:fill-color="#000000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39cm" fo:min-width="0.932cm"/>
    </style:style>
    <style:style style:name="gr14" style:family="graphic" style:parent-style-name="standard">
      <style:graphic-properties draw:textarea-horizontal-align="justify" draw:textarea-vertical-align="middle" draw:auto-grow-height="false" fo:min-height="1.039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4cm" fo:min-width="1.9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5.339cm"/>
      <style:paragraph-properties style:writing-mode="lr-tb"/>
    </style:style>
    <style:style style:name="gr17" style:family="graphic" style:parent-style-name="standard">
      <style:graphic-properties svg:stroke-color="#bf0041" draw:fill-color="#e16173" draw:textarea-horizontal-align="justify" draw:textarea-vertical-align="middle" draw:auto-grow-height="false" fo:min-height="1.04cm" fo:min-width="3.073cm"/>
      <style:paragraph-properties style:writing-mode="lr-tb"/>
    </style:style>
    <style:style style:name="gr18" style:family="graphic" style:parent-style-name="standard">
      <style:graphic-properties svg:stroke-color="#bf0041" draw:fill-color="#ec9ba4" draw:textarea-horizontal-align="justify" draw:textarea-vertical-align="middle" draw:auto-grow-height="false" fo:min-height="0.782cm" fo:min-width="0.8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5.017cm"/>
      <style:paragraph-properties style:writing-mode="lr-tb"/>
    </style:style>
    <style:style style:name="gr20" style:family="graphic" style:parent-style-name="standard">
      <style:graphic-properties svg:stroke-color="#bf0041" draw:fill-color="#e16173" draw:textarea-horizontal-align="justify" draw:textarea-vertical-align="middle" draw:auto-grow-height="false" fo:min-height="1.039cm" fo:min-width="3.073cm"/>
      <style:paragraph-properties style:writing-mode="lr-tb"/>
    </style:style>
    <style:style style:name="gr21" style:family="graphic" style:parent-style-name="standard">
      <style:graphic-properties svg:stroke-color="#bf0041" draw:fill-color="#ec9ba4" draw:textarea-horizontal-align="justify" draw:textarea-vertical-align="middle" draw:auto-grow-height="false" fo:min-height="0.781cm" fo:min-width="0.619cm"/>
      <style:paragraph-properties style:writing-mode="lr-tb"/>
    </style:style>
    <style:style style:name="gr22" style:family="graphic" style:parent-style-name="standard">
      <style:graphic-properties svg:stroke-color="#bf0041" draw:fill-color="#ec9ba4" draw:textarea-horizontal-align="justify" draw:textarea-vertical-align="middle" draw:auto-grow-height="false" fo:min-height="0.781cm" fo:min-width="0.6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1.6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5.784cm"/>
      <style:paragraph-properties style:writing-mode="lr-tb"/>
    </style:style>
    <style:style style:name="gr25" style:family="graphic" style:parent-style-name="standard">
      <style:graphic-properties svg:stroke-color="#ff8000" draw:fill-color="#ffb66c" draw:textarea-horizontal-align="justify" draw:textarea-vertical-align="middle" draw:auto-grow-height="false" fo:min-height="1.04cm" fo:min-width="4.601cm"/>
      <style:paragraph-properties style:writing-mode="lr-tb"/>
    </style:style>
    <style:style style:name="gr26" style:family="graphic" style:parent-style-name="standard">
      <style:graphic-properties svg:stroke-color="#ff8000" draw:fill-color="#ffdbb6" draw:textarea-horizontal-align="justify" draw:textarea-vertical-align="middle" draw:auto-grow-height="false" fo:min-height="0.753cm" fo:min-width="0.98cm"/>
      <style:paragraph-properties style:writing-mode="lr-tb"/>
    </style:style>
    <style:style style:name="gr27" style:family="graphic" style:parent-style-name="standard">
      <style:graphic-properties svg:stroke-color="#ff8000" draw:fill-color="#ffb66c" draw:textarea-horizontal-align="justify" draw:textarea-vertical-align="middle" draw:auto-grow-height="false" fo:min-height="1.04cm" fo:min-width="2.219cm"/>
      <style:paragraph-properties style:writing-mode="lr-tb"/>
    </style:style>
    <style:style style:name="gr28" style:family="graphic" style:parent-style-name="standard">
      <style:graphic-properties svg:stroke-color="#ff8000" draw:fill-color="#ffb66c" draw:textarea-horizontal-align="justify" draw:textarea-vertical-align="middle" draw:auto-grow-height="false" fo:min-height="1.9cm" fo:min-width="10.539cm"/>
      <style:paragraph-properties style:writing-mode="lr-tb"/>
    </style:style>
    <style:style style:name="gr29" style:family="graphic" style:parent-style-name="standard">
      <style:graphic-properties svg:stroke-color="#bf0041" draw:fill-color="#e16173" draw:textarea-horizontal-align="justify" draw:textarea-vertical-align="middle" draw:auto-grow-height="false" fo:min-height="1.326cm" fo:min-width="7.426cm"/>
      <style:paragraph-properties style:writing-mode="lr-tb"/>
    </style:style>
    <style:style style:name="gr30" style:family="graphic" style:parent-style-name="standard">
      <style:graphic-properties svg:stroke-color="#bf0041" draw:fill-color="#e16173" draw:textarea-horizontal-align="justify" draw:textarea-vertical-align="middle" draw:auto-grow-height="false" fo:min-height="1.04cm" fo:min-width="5.077cm"/>
      <style:paragraph-properties style:writing-mode="lr-tb"/>
    </style:style>
    <style:style style:name="gr31" style:family="graphic" style:parent-style-name="standard">
      <style:graphic-properties svg:stroke-color="#ff8000" draw:fill-color="#ffb66c" draw:textarea-horizontal-align="justify" draw:textarea-vertical-align="middle" draw:auto-grow-height="false" fo:min-height="0.754cm" fo:min-width="0.66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4cm" fo:min-width="3.006cm"/>
    </style:style>
    <style:style style:name="gr33" style:family="graphic" style:parent-style-name="standard">
      <style:graphic-properties draw:textarea-horizontal-align="justify" draw:textarea-vertical-align="middle" draw:auto-grow-height="false" fo:min-height="0.754cm" fo:min-width="0.4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7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1.86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1.9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281cm"/>
      <style:paragraph-properties style:writing-mode="lr-tb"/>
    </style:style>
    <style:style style:name="gr47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0.239cm" fo:min-width="0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0.24cm" fo:min-width="0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0.238cm" fo:min-width="0cm" fo:padding-top="0.15cm" fo:padding-bottom="0.15cm" fo:padding-left="0.275cm" fo:padding-right="0.275cm"/>
    </style:style>
    <style:style style:name="pr1" style:family="presentation" style:parent-style-name="Master1-Layout1-cust-Titelfolie-title">
      <style:graphic-properties draw:auto-grow-height="true" fo:min-height="1.746cm"/>
      <style:paragraph-properties style:writing-mode="lr-tb"/>
    </style:style>
    <style:style style:name="pr2" style:family="presentation" style:parent-style-name="Master1-Layout1-cust-Titelfolie-subtitle">
      <style:graphic-properties draw:fill-color="#ffffff" draw:auto-grow-height="true" fo:min-height="1.968cm"/>
      <style:paragraph-properties style:writing-mode="lr-tb"/>
    </style:style>
    <style:style style:name="pr3" style:family="presentation" style:parent-style-name="Master1-Layout1-cust-Titelfolie-notes">
      <style:graphic-properties draw:fill-color="#ffffff" fo:min-height="12.129cm"/>
      <style:paragraph-properties style:writing-mode="lr-tb"/>
    </style:style>
    <style:style style:name="pr4" style:family="presentation" style:parent-style-name="Master1-Präsentationsvorlage_5f_BWL9_5f_-title">
      <style:graphic-properties draw:auto-grow-height="true" fo:min-height="1.746cm"/>
      <style:paragraph-properties style:writing-mode="lr-tb"/>
    </style:style>
    <style:style style:name="pr5" style:family="presentation" style:parent-style-name="Master1-Präsentationsvorlage_5f_BWL9_5f_-outline1">
      <style:graphic-properties draw:textarea-vertical-align="middle" fo:min-height="1.718cm"/>
      <style:paragraph-properties style:writing-mode="lr-tb"/>
    </style:style>
    <style:style style:name="pr6" style:family="presentation" style:parent-style-name="Master1-Präsentationsvorlage_5f_BWL9_5f_-notes">
      <style:graphic-properties draw:fill-color="#ffffff" draw:auto-grow-height="true" fo:min-height="11.897cm"/>
      <style:paragraph-properties style:writing-mode="lr-tb"/>
    </style:style>
    <style:style style:name="pr7" style:family="presentation" style:parent-style-name="Master1-Präsentationsvorlage_5f_BWL9_5f_-title">
      <style:graphic-properties fo:min-height="1.746cm"/>
      <style:paragraph-properties style:writing-mode="lr-tb"/>
    </style:style>
    <style:style style:name="pr8" style:family="presentation" style:parent-style-name="Master1-Präsentationsvorlage_5f_BWL9_5f_-outline1">
      <style:graphic-properties fo:min-height="9.275cm"/>
      <style:paragraph-properties style:writing-mode="lr-tb"/>
    </style:style>
    <style:style style:name="pr9" style:family="presentation" style:parent-style-name="Master1-Präsentationsvorlage_5f_BWL9_5f_-notes">
      <style:graphic-properties draw:fill-color="#ffffff" fo:min-height="11.897cm"/>
      <style:paragraph-properties style:writing-mode="lr-tb"/>
    </style:style>
    <style:style style:name="pr10" style:family="presentation" style:parent-style-name="Master1-Präsentationsvorlage_5f_BWL9_5f_-title">
      <style:graphic-properties fo:min-height="2.126cm"/>
      <style:paragraph-properties style:writing-mode="lr-tb"/>
    </style:style>
    <style:style style:name="pr11" style:family="presentation" style:parent-style-name="Master1-Präsentationsvorlage_5f_BWL9_5f_-outline1">
      <style:graphic-properties draw:textarea-vertical-align="middle" fo:min-height="9.275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  <style:text-properties fo:color="#ffffff" loext:opacity="100%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/>
    </style:style>
    <style:style style:name="P16" style:family="paragraph">
      <loext:graphic-properties draw:fill-color="#e0c2c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16173"/>
      <style:paragraph-properties fo:text-align="center" style:writing-mode="lr-tb"/>
    </style:style>
    <style:style style:name="P21" style:family="paragraph">
      <loext:graphic-properties draw:fill-color="#ec9ba4"/>
      <style:paragraph-properties fo:text-align="center" style:writing-mode="lr-tb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-color="#ffb66c"/>
      <style:paragraph-properties fo:text-align="center" style:writing-mode="lr-tb"/>
    </style:style>
    <style:style style:name="P24" style:family="paragraph">
      <loext:graphic-properties draw:fill-color="#ffdbb6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color="#bf0041" loext:opacity="100%"/>
    </style:style>
    <style:style style:name="P26" style:family="paragraph">
      <style:paragraph-properties style:writing-mode="lr-tb"/>
      <style:text-properties fo:color="#2a6099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29" style:family="paragraph">
      <style:paragraph-properties style:writing-mode="lr-tb"/>
      <style:text-properties fo:color="#1e6a39" loext:opacity="100%" fo:font-size="20pt" style:font-size-asian="20pt" style:font-size-complex="20pt"/>
    </style:style>
    <style:style style:name="P30" style:family="paragraph">
      <style:paragraph-properties fo:margin-left="0cm" fo:margin-right="0cm" fo:margin-top="0.5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loext:opacity="100%" fo:font-size="22pt" style:font-size-asian="22pt" style:font-size-complex="22pt"/>
    </style:style>
    <style:style style:name="T3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0080" loext:opacity="100%" fo:font-size="22pt" style:font-size-asian="22pt" style:font-size-complex="22pt"/>
    </style:style>
    <style:style style:name="T10" style:family="text">
      <style:text-properties fo:color="#800080" loext:opacity="100%" fo:font-size="20pt" style:font-size-asian="20pt" style:font-size-complex="20pt"/>
    </style:style>
    <style:style style:name="T11" style:family="text">
      <style:text-properties fo:color="#bf0041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88pt" style:font-size-asian="88pt" style:font-size-complex="8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bf0041" loext:opacity="100%" fo:font-weight="bold" style:font-weight-asian="bold" style:font-weight-complex="bold"/>
    </style:style>
    <style:style style:name="T19" style:family="text">
      <style:text-properties fo:color="#1e6a39" loext:opacity="100%" fo:font-size="20pt" style:font-size-asian="20pt" style:font-size-complex="20pt"/>
    </style:style>
    <style:style style:name="T20" style:family="text">
      <style:text-properties fo:color="#1e6a39" loext:opacity="100%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1e6a39" loext:opacity="100%" fo:font-size="18pt" style:font-size-asian="18pt" style:font-size-complex="18pt"/>
    </style:style>
    <style:style style:name="T22" style:family="text">
      <style:text-properties fo:color="#8d281e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elfolie" presentation:presentation-page-layout-name="AL1T0">
        <office:forms form:automatic-focus="false" form:apply-design-mode="false"/>
        <draw:frame presentation:style-name="pr1" draw:text-style-name="P1" draw:layer="layout" svg:width="18.948cm" svg:height="1.746cm" svg:x="0.753cm" svg:y="1.042cm" presentation:class="title" presentation:user-transformed="true">
          <draw:text-box>
            <text:p><text:span text:style-name="T1">Formalism: Process Algebras</text:span></text:p>
          </draw:text-box>
        </draw:frame>
        <draw:frame presentation:style-name="pr2" draw:text-style-name="P2" draw:layer="layout" svg:width="19.002cm" svg:height="1.968cm" svg:x="0.699cm" svg:y="3.043cm" presentation:class="subtitle" presentation:user-transformed="true">
          <draw:text-box>
            <text:p><text:span text:style-name="T2">CTCT Short Talk. Paper: </text:span><text:span text:style-name="T3">“A process algebra with global variables”</text:span></text:p>
          </draw:text-box>
        </draw:frame>
        <draw:custom-shape draw:style-name="gr1" draw:text-style-name="P3" draw:layer="layout" svg:width="0.953cm" svg:height="0.952cm" draw:transform="rotate (0.284139602224677) translate (2.611cm 7.9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953cm" svg:height="0.952cm" draw:transform="rotate (0.284139602224677) translate (8.097cm 6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953cm" svg:height="0.952cm" draw:transform="rotate (0.284139602224677) translate (3.68cm 11.6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831cm" svg:y1="8.716cm" svg:x2="2.745cm" svg:y2="8.449cm">
          <text:p/>
        </draw:line>
        <draw:line draw:style-name="gr2" draw:text-style-name="P4" draw:layer="layout" svg:x1="3.66cm" svg:y1="8.182cm" svg:x2="8.231cm" svg:y2="6.847cm">
          <text:p/>
        </draw:line>
        <draw:path draw:style-name="gr2" draw:text-style-name="P4" draw:layer="layout" svg:width="1.508cm" svg:height="0.902cm" draw:transform="skewX (0.926071701108191) rotate (-1.60832090571278) translate (3.93972540920315cm 10.0822578214166cm)" svg:viewBox="0 0 1509 903" svg:d="M0 903c1509 0 1509-903 1509-903">
          <text:p/>
        </draw:path>
        <draw:path draw:style-name="gr2" draw:text-style-name="P4" draw:layer="layout" svg:width="1.504cm" svg:height="0.907cm" draw:transform="skewX (0.925024503556995) rotate (1.53170095155022) translate (3.47967074837911cm 10.2183443158033cm)" svg:viewBox="0 0 1505 908" svg:d="M0 908c1505-3 1505-908 1505-908">
          <text:p/>
        </draw:path>
        <draw:frame draw:style-name="gr3" draw:text-style-name="P5" draw:layer="layout" svg:width="0.793cm" svg:height="0.827cm" draw:transform="rotate (0.284139602224677) translate (5.114cm 6.931cm)">
          <draw:text-box>
            <text:p><text:span text:style-name="T4">a</text:span></text:p>
          </draw:text-box>
        </draw:frame>
        <draw:frame draw:style-name="gr3" draw:text-style-name="P5" draw:layer="layout" svg:width="0.793cm" svg:height="0.827cm" draw:transform="rotate (0.284139602224677) translate (2.375cm 10.012cm)">
          <draw:text-box>
            <text:p><text:span text:style-name="T4">b</text:span></text:p>
          </draw:text-box>
        </draw:frame>
        <draw:frame draw:style-name="gr3" draw:text-style-name="P5" draw:layer="layout" svg:width="0.793cm" svg:height="0.827cm" draw:transform="rotate (0.284139602224677) translate (3.999cm 9.537cm)">
          <draw:text-box>
            <text:p><text:span text:style-name="T4">c</text:span></text:p>
          </draw:text-box>
        </draw:frame>
        <draw:g>
          <svg:title>TexMaths</svg:title>
          <svg:desc>28§display§P \mathrel{\overset{\mathrm{def}}{=}} (a \parallel b)+(c \parallel d) . P§svg§600§TRUE§</svg:desc>
          <draw:g>
            <draw:path draw:style-name="gr4" draw:text-style-name="P6" draw:layer="layout" svg:width="0.702cm" svg:height="0.67cm" draw:transform="rotate (-0.165457213089063) translate (8.27469902935352cm 8.57481541855826cm)" svg:viewBox="0 0 703 671" svg:d="M260 360c55 0 110 0 165 0 140 0 278-100 278-212 0-75-65-148-194-148-106 0-212 0-319 0-19 0-28 0-28 20 0 11 9 11 28 11 12 0 31 3 42 3 14 2 23 5 23 16 0 3-3 6-6 17-44 176-88 352-131 528-9 36-12 45-90 45-17 0-28 0-28 19 0 12 11 12 17 12 25 0 95-3 123-3 22 0 42 0 64 0 20 0 42 3 65 3 5 0 19 0 19-20 0-11-11-11-28-11-36 0-64 0-64-17 0-6 3-11 3-17 20-82 41-164 61-246zM330 70c9-36 11-39 53-39 32 0 64 0 96 0 81 0 134 28 134 95 0 39-22 123-59 156-50 45-109 53-151 53-47 0-93 0-140 0 23-88 45-177 67-265z">
              <text:p/>
            </draw:path>
            <draw:path draw:style-name="gr4" draw:text-style-name="P6" draw:layer="layout" svg:width="0.366cm" svg:height="0.482cm" draw:transform="rotate (-0.165457213089063) translate (9.35560863803082cm 8.38991747139663cm)" svg:viewBox="0 0 367 483" svg:d="M213 6c0 8 0 16 0 25 45 0 50 5 50 39 0 47 0 95 0 142-25-25-59-39-95-39-92 0-168 67-168 154 0 86 73 156 160 156 56 0 89-30 100-44 0 15 0 29 0 44 36-2 71-5 107-8 0-8 0-17 0-25-45 0-51-3-51-37 0-137 0-275 0-413-34 2-69 4-103 6zM260 402c-16 34-53 62-98 62-36 0-64-23-78-45-14-19-22-47-22-89 0-17 0-70 28-101s61-36 81-36c33 0 61 14 81 39 8 11 8 11 8 25 0 48 0 97 0 145z">
              <text:p/>
            </draw:path>
            <draw:path draw:style-name="gr4" draw:text-style-name="P6" draw:layer="layout" svg:width="0.296cm" svg:height="0.312cm" draw:transform="rotate (-0.165457213089063) translate (9.74996424356386cm 8.62855088393394cm)" svg:viewBox="0 0 297 313" svg:d="M277 148c14 0 20 0 20-14 0-61-34-134-137-134-90 0-160 70-160 154 0 89 76 159 168 159s129-76 129-89c0-3-3-12-14-12-9 0-9 6-11 12-23 55-73 67-98 67-34 0-65-14-84-42-26-31-28-73-28-101 71 0 143 0 215 0zM64 131c6-97 70-114 96-114 84 0 86 98 86 114-60 0-121 0-182 0z">
              <text:p/>
            </draw:path>
            <draw:path draw:style-name="gr4" draw:text-style-name="P6" draw:layer="layout" svg:width="0.243cm" svg:height="0.482cm" draw:transform="rotate (-0.165457213089063) translate (10.1272931350895cm 8.51027877667053cm)" svg:viewBox="0 0 244 483" svg:d="M112 212c29 0 58 0 87 0 0-8 0-16 0-25-30 0-60 0-90 0 0-25 0-50 0-75 0-65 37-92 67-92 6 0 14 2 20 2-8 6-14 17-14 28 0 20 11 31 31 31 19 0 31-11 31-31 0-28-28-50-68-50-53 0-114 39-114 112 0 25 0 50 0 75-21 0-41 0-62 0 0 9 0 17 0 25 21 0 41 0 62 0 0 73 0 146 0 218 0 28-9 28-54 28 0 9 0 17 0 25 3 0 51-2 79-2 31 0 61 2 89 2 0-8 0-16 0-25-4 0-9 0-14 0-50 0-50-5-50-31 0-71 0-143 0-215z">
              <text:p/>
            </draw:path>
            <draw:path draw:style-name="gr4" draw:text-style-name="P6" draw:layer="layout" svg:width="0.651cm" svg:height="0.228cm" draw:transform="rotate (-0.165457213089063) translate (9.42463398351748cm 9.08124326752298cm)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" draw:text-style-name="P6" draw:layer="layout" svg:width="0.226cm" svg:height="0.98cm" draw:transform="rotate (-0.165457213089063) translate (10.7093934327684cm 8.91622244576331cm)" svg:viewBox="0 0 227 981" svg:d="M227 969c0-2 0-2-17-19-123-126-154-310-154-461 0-171 36-341 157-464 14-11 14-14 14-17 0-5-3-8-9-8-11 0-100 67-156 190-51 109-62 218-62 299 0 78 8 195 64 307 59 120 143 185 154 185 6 0 9-3 9-12z">
              <text:p/>
            </draw:path>
            <draw:path draw:style-name="gr4" draw:text-style-name="P6" draw:layer="layout" svg:width="0.45cm" svg:height="0.443cm" draw:transform="rotate (-0.165457213089063) translate (10.9772059918312cm 9.2668526587196cm)" svg:viewBox="0 0 451 444" svg:d="M328 61c-17-36-45-61-90-61-115 0-238 145-238 288 0 92 56 156 132 156 19 0 70-3 128-72 9 39 42 72 90 72 33 0 56-22 73-53 16-36 28-95 28-98 0-11-9-11-12-11-8 0-11 6-14 20-16 61-33 120-72 120-28 0-31-25-31-45 0-22 3-28 14-72 8-42 11-51 19-87 13-47 25-93 37-140 5-25 5-28 5-33 0-17-11-25-28-25-22 0-36 22-41 41zM266 316c-6 19-6 19-20 36-44 56-84 70-112 70-50 0-64-53-64-92 0-48 34-168 56-215 31-56 73-93 115-93 61 0 75 80 75 87s0 11-2 17c-16 63-32 126-48 190z">
              <text:p/>
            </draw:path>
            <draw:path draw:style-name="gr4" draw:text-style-name="P6" draw:layer="layout" svg:width="0.231cm" svg:height="0.98cm" draw:transform="rotate (-0.165457213089063) translate (11.8993613301321cm 9.11492779416512cm)" svg:viewBox="0 0 232 981" svg:d="M39 34c0-17 0-34-19-34-20 0-20 22-20 36 0 303 0 606 0 908 0 14 0 37 20 37 19 0 19-20 19-34 0-304 0-609 0-913zM232 36c0-16 0-36-19-36-20 0-20 17-20 34 0 304 0 609 0 913 0 14 0 34 20 34 19 0 19-23 19-37 0-302 0-605 0-908z">
              <text:p/>
            </draw:path>
            <draw:path draw:style-name="gr4" draw:text-style-name="P6" draw:layer="layout" svg:width="0.36cm" svg:height="0.689cm" draw:transform="rotate (-0.165457213089063) translate (12.563829236949cm 9.28253313650944cm)" svg:viewBox="0 0 361 690" svg:d="M188 8c-5-2 0-8-14-8-23 0-93 6-118 8-8 0-20 3-20 20 0 11 9 11 23 11 47 0 50 8 50 17 0 8-8 42-14 61-27 107-54 213-81 319-11 50-14 67-14 100 0 93 50 154 123 154 118 0 238-145 238-288 0-89-53-156-131-156-45 0-84 28-115 59 24-99 48-198 73-297zM95 380c6-22 6-22 14-34 51-64 93-78 118-78 36 0 64 28 64 92 0 56-33 171-50 207-34 67-79 101-118 101-33 0-64-25-64-98 0-20 0-39 14-101 7-29 15-59 22-89z">
              <text:p/>
            </draw:path>
            <draw:path draw:style-name="gr4" draw:text-style-name="P6" draw:layer="layout" svg:width="0.226cm" svg:height="0.98cm" draw:transform="rotate (-0.165457213089063) translate (12.9982179963752cm 9.2984190439654cm)" svg:viewBox="0 0 227 981" svg:d="M227 489c0-76-9-193-65-305-58-120-142-184-154-184-5 0-8 3-8 8 0 3 0 6 20 23 95 98 151 254 151 458 0 168-37 341-160 464-11 14-11 14-11 16 0 6 3 12 8 12 12 0 101-67 157-193 51-106 62-215 62-299z">
              <text:p/>
            </draw:path>
            <draw:path draw:style-name="gr4" draw:text-style-name="P6" draw:layer="layout" svg:width="0.654cm" svg:height="0.653cm" draw:transform="rotate (-0.165457213089063) translate (13.562371784291cm 9.55690850434831cm)" svg:viewBox="0 0 655 654" svg:d="M347 346c92 0 183 0 274 0 14 0 34 0 34-19 0-20-20-20-34-20-91 0-182 0-274 0 0-91 0-182 0-273 0-14 0-34-19-34-20 0-20 20-20 34 0 91 0 182 0 273-92 0-183 0-274 0-14 0-34 0-34 20 0 19 20 19 34 19 91 0 182 0 274 0 0 93 0 185 0 277 0 14 0 31 20 31 19 0 19-17 19-31 0-92 0-184 0-277z">
              <text:p/>
            </draw:path>
            <draw:path draw:style-name="gr4" draw:text-style-name="P6" draw:layer="layout" svg:width="0.226cm" svg:height="0.98cm" draw:transform="rotate (-0.165457213089063) translate (14.6023278533782cm 9.56627938601053cm)" svg:viewBox="0 0 227 981" svg:d="M227 969c0-2 0-2-17-19-123-126-154-310-154-461 0-171 39-341 160-464 11-11 11-14 11-17 0-5-3-8-9-8-11 0-98 67-156 190-51 109-62 218-62 299 0 78 11 195 64 307 59 120 143 185 154 185 6 0 9-3 9-12z">
              <text:p/>
            </draw:path>
            <draw:path draw:style-name="gr4" draw:text-style-name="P6" draw:layer="layout" svg:width="0.382cm" svg:height="0.443cm" draw:transform="rotate (-0.165457213089063) translate (14.8729013588386cm 9.91737063225778cm)" svg:viewBox="0 0 383 444" svg:d="M350 61c-17 0-31 0-45 14s-17 31-17 37c0 25 17 36 37 36 28 0 56-25 56-64 0-48-48-84-118-84-131 0-263 140-263 279 0 87 56 165 160 165 140 0 223-103 223-114 0-9-5-14-11-14-5 0-8 2-14 8-78 98-184 98-196 98-61 0-89-48-89-106 0-39 19-134 53-196 31-56 84-98 140-98 34 0 70 12 84 39z">
              <text:p/>
            </draw:path>
            <draw:path draw:style-name="gr4" draw:text-style-name="P6" draw:layer="layout" svg:width="0.229cm" svg:height="0.98cm" draw:transform="rotate (-0.165457213089063) translate (15.7011845196213cm 9.74977063581081cm)" svg:viewBox="0 0 230 981" svg:d="M39 34c0-17 0-34-19-34-20 0-20 22-20 36 0 303 0 606 0 908 0 14 0 37 20 37 19 0 19-20 19-34 0-304 0-609 0-913zM230 36c0-16 0-36-20-36s-20 17-20 34c0 304 0 609 0 913 0 14 0 34 20 34s20-23 20-37c0-302 0-605 0-908z">
              <text:p/>
            </draw:path>
            <draw:path draw:style-name="gr4" draw:text-style-name="P6" draw:layer="layout" svg:width="0.466cm" svg:height="0.689cm" draw:transform="rotate (-0.165457213089063) translate (16.3573695872454cm 9.91599287828226cm)" svg:viewBox="0 0 467 690" svg:d="M467 8c-4-2 0-8-14-8s-106 8-123 8c-8 3-14 6-14 20 0 11 9 11 23 11 47 0 50 8 50 17-1 6-2 13-3 19-19 78-39 155-58 232-20-36-48-61-93-61-115 0-235 145-235 288 0 92 53 156 129 156 19 0 70-3 129-73 8 40 42 73 89 73 34 0 56-22 73-53 17-36 31-95 31-98 0-11-12-11-14-11-9 0-9 6-12 20-16 61-36 120-75 120-28 0-31-25-31-45 0-22 3-31 6-47 47-190 95-379 142-568zM263 562c-5 19-5 19-19 36-45 56-84 70-112 70-48 0-62-53-62-92 0-48 31-168 53-216 31-55 76-92 115-92 64 0 78 80 78 87s-2 11-5 17c-16 63-32 126-48 190z">
              <text:p/>
            </draw:path>
            <draw:path draw:style-name="gr4" draw:text-style-name="P6" draw:layer="layout" svg:width="0.226cm" svg:height="0.98cm" draw:transform="rotate (-0.165457213089063) translate (16.8883914705874cm 9.94801495092167cm)" svg:viewBox="0 0 227 981" svg:d="M227 489c0-76-11-193-65-305-58-120-142-184-154-184-5 0-8 3-8 8 0 3 0 6 17 23 98 98 154 254 154 458 0 168-37 341-160 464-11 14-11 14-11 16 0 6 3 12 8 12 12 0 98-67 157-193 51-106 62-215 62-299z">
              <text:p/>
            </draw:path>
            <draw:path draw:style-name="gr4" draw:text-style-name="P6" draw:layer="layout" svg:width="0.105cm" svg:height="0.102cm" draw:transform="rotate (-0.165457213089063) translate (17.1874955842168cm 10.6381051900696cm)" svg:viewBox="0 0 106 103" svg:d="M106 50c0-28-25-50-53-50s-53 21-53 50c0 30 25 53 53 53s53-22 53-53z">
              <text:p/>
            </draw:path>
            <draw:path draw:style-name="gr4" draw:text-style-name="P6" draw:layer="layout" svg:width="0.702cm" svg:height="0.67cm" draw:transform="rotate (-0.165457213089063) translate (17.5073037829133cm 10.1165107435134cm)" svg:viewBox="0 0 703 671" svg:d="M258 360c56 0 111 0 167 0 140 0 278-100 278-212 0-75-65-148-194-148-106 0-212 0-319 0-19 0-30 0-30 20 0 11 8 11 28 11 14 0 30 3 42 3 16 2 22 5 22 16 0 3 0 6-3 17-44 176-88 352-131 528-12 36-14 45-90 45-17 0-28 0-28 19 0 12 11 12 14 12 28 0 98-3 126-3 20 0 42 0 62 0 22 0 44 3 64 3 8 0 20 0 20-20 0-11-9-11-28-11-37 0-65 0-65-17 0-6 3-11 6-17 19-82 39-164 59-246zM330 70c9-36 9-39 53-39 31 0 62 0 93 0 81 0 134 28 134 95 0 39-19 123-59 156-47 45-106 53-151 53s-91 0-137 0c23-88 45-177 67-265z">
              <text:p/>
            </draw:path>
          </draw:g>
        </draw:g>
        <draw:g>
          <svg:title>TexMaths</svg:title>
          <svg:desc>28§display§\varphi \land \langle T \rangle \psi§svg§600§FALSE§</svg:desc>
          <draw:g>
            <draw:path draw:style-name="gr5" draw:text-style-name="P7" draw:layer="layout" svg:width="3.735cm" svg:height="0.879cm" draw:transform="rotate (0.315904594610974) translate (18.4009699985293cm 8.30406479062525cm)" svg:viewBox="0 0 3736 880" svg:d="M1866 880c-622 0-1244 0-1866 0 0-294 0-587 0-880 1245 0 2490 0 3736 0 0 293 0 586 0 880-623 0-1246 0-1870 0z">
              <text:p/>
            </draw:path>
            <draw:path draw:style-name="gr4" draw:text-style-name="P6" draw:layer="layout" svg:width="0.559cm" svg:height="0.647cm" draw:transform="rotate (0.315904594610974) translate (18.4790533411764cm 8.54296107784103cm)" svg:viewBox="0 0 560 648" svg:d="M118 600c-3 12-6 14-6 20 0 20 20 28 28 28 6 0 28-3 36-28 3-6 9-39 37-179 8 3 14 3 30 3 166 0 317-154 317-307 0-78-40-137-112-137-143 0-202 190-261 383-106-20-162-76-162-146 0-28 23-136 81-203 9-9 6-8 9-12 0-5-3-11-11-11-28 0-104 143-104 238 0 89 64 162 171 187-18 55-36 109-53 164zM252 388c-6 0-9 0-17-3-11 0-11 0-11-2 0-3 17-93 19-107 28-125 107-217 194-217 67 0 95 50 95 97 0 112-126 232-280 232z">
              <text:p/>
            </draw:path>
            <draw:path draw:style-name="gr4" draw:text-style-name="P6" draw:layer="layout" svg:width="0.547cm" svg:height="0.608cm" draw:transform="rotate (0.315904594610974) translate (19.2532205289073cm 8.12833554635284cm)" svg:viewBox="0 0 548 609" svg:d="M297 22c-9-16-14-22-23-22-11 0-17 8-22 22-81 183-162 365-244 548-5 11-8 14-8 19 0 11 11 20 20 20 8 0 16-3 25-20 76-173 153-346 229-519 78 173 155 346 232 519 9 20 17 20 23 20 11 0 19-9 19-20 0-3 0-5-5-17-82-183-164-366-246-550z">
              <text:p/>
            </draw:path>
            <draw:path draw:style-name="gr4" draw:text-style-name="P6" draw:layer="layout" svg:width="0.217cm" svg:height="0.979cm" draw:transform="rotate (0.315904594610974) translate (20.0902987922514cm 7.69902345818167cm)" svg:viewBox="0 0 218 980" svg:d="M215 39c3-11 3-14 3-19 0-12-8-20-19-20-9 0-14 6-23 22-57 150-114 300-170 450-3 6-6 11-6 17 0 5 0 5 6 16 56 150 113 300 170 450 6 11 9 25 23 25 11 0 19-8 19-19 0-3 0-6-3-17-58-152-117-304-176-455 59-150 118-300 176-450z">
              <text:p/>
            </draw:path>
            <draw:path draw:style-name="gr4" draw:text-style-name="P6" draw:layer="layout" svg:width="0.668cm" svg:height="0.661cm" draw:transform="rotate (0.315904594610974) translate (20.3947972616298cm 7.67588539833134cm)" svg:viewBox="0 0 669 662" svg:d="M397 67c6-25 12-33 23-36 8 0 42 0 61 0 101 0 146 3 146 78 0 17-6 53-9 78-2 6-2 17-2 20 0 5 2 14 11 14 11 0 11-9 14-23 9-57 18-113 28-170 0-6 0-14 0-17 0-11-9-11-25-11-182 0-364 0-546 0-25 0-25 0-31 20-19 57-39 115-59 173-2 0-8 14-8 16 0 6 6 12 14 12s11-6 17-23c53-151 78-167 224-167 12 0 24 0 36 0 28 0 28 3 28 11 0 5-3 17-3 19-44 175-87 349-131 523-9 36-12 47-118 47-36 0-42 0-42 20 0 11 11 11 17 11 28 0 53-3 81-3s56 0 84 0 56 0 81 0c28 0 59 3 87 3 8 0 20 0 20-20 0-11-9-11-34-11-22 0-36 0-62 0-28-3-36-8-36-22 1-7 0-6 3-20 44-174 88-348 131-522z">
              <text:p/>
            </draw:path>
            <draw:path draw:style-name="gr4" draw:text-style-name="P6" draw:layer="layout" svg:width="0.22cm" svg:height="0.979cm" draw:transform="rotate (0.315904594610974) translate (21.0770924997324cm 7.37648955829843cm)" svg:viewBox="0 0 221 980" svg:d="M215 505c6-11 6-12 6-16s0-3-6-14c-56-151-113-302-170-453-9-16-16-22-25-22-10 0-20 8-20 20 0 2 0 5 6 16 57 151 115 302 173 453-58 151-116 301-173 452-6 11-6 14-6 20 0 11 11 19 20 19 14 0 16-11 22-19 58-152 116-304 173-456z">
              <text:p/>
            </draw:path>
            <draw:path draw:style-name="gr4" draw:text-style-name="P6" draw:layer="layout" svg:width="0.595cm" svg:height="0.879cm" draw:transform="rotate (0.315904594610974) translate (21.4349014818416cm 7.31829907984639cm)" svg:viewBox="0 0 596 880" svg:d="M445 25c0-3 3-11 3-14 0-11-6-11-11-11-12 0-12 3-14 20-55 216-111 431-166 647-72-11-111-47-111-111 0-20 0-45 53-182 5-11 11-28 11-47 0-45-31-81-81-81-93 0-129 142-129 151 0 11 8 11 11 11 11 0 11-3 17-20 25-92 64-120 98-120 8 0 25 0 25 31 0 25-11 50-22 84-48 122-48 150-48 167 0 92 76 131 171 137-9 36-9 39-23 89-2 12-22 90-22 95 5 3 0 9 14 9 3-1 6 0 8-3 3-3 9-28 12-42 12-48 24-97 36-145 36 0 123 0 215-106 42-45 62-87 73-118 9-22 31-109 31-150 0-56-28-70-45-70-22 0-47 25-47 47 0 14 5 20 14 25 11 12 36 37 36 84 0 64-53 143-87 179-86 86-148 86-184 86 54-214 108-428 162-642z">
              <text:p/>
            </draw:path>
          </draw:g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8" draw:layer="layout" svg:width="16.256cm" svg:height="12.129cm" svg:x="2.159cm" svg:y="13.271cm" presentation:class="notes" presentation:user-transformed="true">
            <draw:text-box>
              <text:p>Requirements for the Short Talk</text:p>
              <text:p>* 5min max!</text:p>
              <text:p>* introduce modeling formalism of paper</text:p>
              <text:p><text:s text:c="2"/>* the formalisms used to reason about CT</text:p>
              <text:p>* no need to fully “explain” it</text:p>
              <text:p><text:s text:c="2"/>* instead: Brief advertisement</text:p>
              <text:p><text:s text:c="4"/>* Name</text:p>
              <text:p><text:s text:c="4"/>* Example</text:p>
              <text:p><text:s text:c="4"/>* Graphical / Non-Graphical?</text:p>
              <text:p><text:s text:c="4"/>* Main Idea</text:p>
              <text:p><text:s text:c="4"/>* What is it supposed to solve? (practical problems)</text:p>
              <text:p><text:s text:c="4"/>* What do you like about this formalism? What not?</text:p>
              <text:p><text:s/></text:p>
            </draw:text-box>
          </draw:frame>
        </presentation:notes>
      </draw:page>
      <draw:page draw:name="page2" draw:style-name="dp3" draw:master-page-name="Master1-Präsentationsvorlage_5f_BWL9_5f_" presentation:presentation-page-layout-name="AL2T3">
        <office:forms form:automatic-focus="false" form:apply-design-mode="false"/>
        <draw:frame presentation:style-name="pr4" draw:text-style-name="P10" draw:layer="layout" svg:width="19.808cm" svg:height="2.046cm" svg:x="0.494cm" svg:y="0.922cm" presentation:class="title">
          <draw:text-box>
            <text:p text:style-name="P9"><text:span text:style-name="T5">Concurrent System Model:</text:span><text:span text:style-name="T6"><text:line-break/></text:span><text:span text:style-name="T7">Labeled Transition Systems</text:span></text:p>
          </draw:text-box>
        </draw:frame>
        <draw:frame presentation:style-name="pr5" draw:text-style-name="P11" draw:layer="layout" svg:width="11.911cm" svg:height="9.525cm" svg:x="0.498cm" svg:y="3.343cm" presentation:class="outline" presentation:user-transformed="true">
          <draw:text-box>
            <text:list text:style-name="L3">
              <text:list-item>
                <text:p xml:id="id1" text:id="id1"><text:span text:style-name="T8">Behaviour described as transitions between states</text:span></text:p>
              </text:list-item>
              <text:list-item>
                <text:p xml:id="id6" text:id="id6"><text:span text:style-name="T9">Where comes the process algebra in?</text:span></text:p>
                <text:list>
                  <text:list-item>
                    <text:p xml:id="id11" text:id="id11"><text:span text:style-name="T10">Process algebra expressions give the states and the possible transitions</text:span></text:p>
                  </text:list-item>
                </text:list>
              </text:list-item>
            </text:list>
          </draw:text-box>
        </draw:frame>
        <draw:custom-shape draw:style-name="gr1" draw:text-style-name="P3" draw:layer="layout" svg:width="0.953cm" svg:height="0.952cm" svg:x="15.209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953cm" svg:height="0.952cm" svg:x="20.924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953cm" svg:height="0.952cm" svg:x="15.209cm" svg:y="9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4.257cm" svg:y1="6.508cm" svg:x2="15.209cm" svg:y2="6.508cm">
          <text:p/>
        </draw:line>
        <draw:line draw:style-name="gr2" draw:text-style-name="P4" draw:layer="layout" svg:x1="16.162cm" svg:y1="6.508cm" svg:x2="20.924cm" svg:y2="6.508cm">
          <text:p/>
        </draw:line>
        <draw:path draw:style-name="gr2" draw:text-style-name="P4" draw:layer="layout" svg:width="1.508cm" svg:height="0.902cm" draw:transform="skewX (0.926071701108191) rotate (-1.89246050793745) translate (15.8981703487788cm 8.41050131693429cm)" svg:viewBox="0 0 1509 903" svg:d="M0 903c1509 0 1509-903 1509-903">
          <text:p/>
        </draw:path>
        <draw:path draw:style-name="gr2" draw:text-style-name="P4" draw:layer="layout" svg:width="1.504cm" svg:height="0.907cm" draw:transform="skewX (0.925024503556995) rotate (1.24756134932555) translate (15.4184130531248cm 8.4121632938221cm)" svg:viewBox="0 0 1505 908" svg:d="M0 908c1505-3 1505-908 1505-908">
          <text:p/>
        </draw:path>
        <draw:frame draw:style-name="gr3" draw:text-style-name="P5" draw:layer="layout" svg:width="0.793cm" svg:height="0.827cm" svg:x="17.909cm" svg:y="5.715cm">
          <draw:text-box>
            <text:p><text:span text:style-name="T4">a</text:span></text:p>
          </draw:text-box>
        </draw:frame>
        <draw:frame draw:style-name="gr3" draw:text-style-name="P5" draw:layer="layout" svg:width="0.793cm" svg:height="0.827cm" svg:x="14.416cm" svg:y="7.904cm">
          <draw:text-box>
            <text:p><text:span text:style-name="T4">b</text:span></text:p>
          </draw:text-box>
        </draw:frame>
        <draw:frame draw:style-name="gr3" draw:text-style-name="P5" draw:layer="layout" svg:width="0.793cm" svg:height="0.827cm" svg:x="16.108cm" svg:y="7.904cm">
          <draw:text-box>
            <text:p><text:span text:style-name="T4">c</text:span></text:p>
          </draw:text-box>
        </draw:frame>
        <draw:polyline draw:style-name="gr7" draw:text-style-name="P13" xml:id="id2" draw:id="id2" draw:layer="layout" svg:width="0.475cm" svg:height="0.634cm" svg:x="14.892cm" svg:y="5.238cm" svg:viewBox="0 0 476 635" draw:points="0,0 476,635">
          <text:p text:style-name="P12">￶</text:p>
        </draw:polyline>
        <draw:frame draw:style-name="gr8" draw:text-style-name="P14" xml:id="id3" draw:id="id3" draw:layer="layout" svg:width="1.878cm" svg:height="0.962cm" svg:x="13.305cm" svg:y="4.435cm">
          <draw:text-box>
            <text:p><text:span text:style-name="T11">state</text:span></text:p>
          </draw:text-box>
        </draw:frame>
        <draw:polyline draw:style-name="gr9" draw:text-style-name="P4" xml:id="id4" draw:id="id4" draw:layer="layout" svg:width="0.476cm" svg:height="0.634cm" svg:x="18.543cm" svg:y="5.397cm" svg:viewBox="0 0 477 635" draw:points="477,0 0,635">
          <text:p/>
        </draw:polyline>
        <draw:frame draw:style-name="gr8" draw:text-style-name="P15" xml:id="id5" draw:id="id5" draw:layer="layout" svg:width="5.874cm" svg:height="1.111cm" svg:x="17.432cm" svg:y="4.286cm">
          <draw:text-box>
            <text:p text:style-name="P12"><text:span text:style-name="T12">Transition = smallest unit of behaviour</text:span><text:span text:style-name="T13"><text:line-break/></text:span><text:span text:style-name="T13">action / interaction between processes</text:span></text:p>
          </draw:text-box>
        </draw:frame>
        <draw:polyline draw:style-name="gr10" draw:text-style-name="P4" xml:id="id7" draw:id="id7" draw:layer="layout" svg:width="3.491cm" svg:height="1.904cm" svg:x="15.686cm" svg:y="6.508cm" svg:viewBox="0 0 3492 1905" draw:points="0,0 3492,1905">
          <text:p/>
        </draw:polyline>
        <draw:custom-shape draw:style-name="gr11" draw:text-style-name="P16" xml:id="id8" draw:id="id8" draw:layer="layout" svg:width="2.857cm" svg:height="2.857cm" svg:x="18.861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svg:title>TexMaths</svg:title>
          <svg:desc>28§display§\left\langle P, V \right\rangle§svg§600§TRUE§</svg:desc>
          <draw:g>
            <draw:path draw:style-name="gr4" draw:text-style-name="P6" draw:layer="layout" svg:width="0.217cm" svg:height="0.976cm" svg:x="19.074cm" svg:y="8.719cm" svg:viewBox="0 0 218 977" svg:d="M213 36c5-11 5-11 5-16 0-12-8-20-19-20-9 0-17 6-23 22-58 150-115 300-173 450 0 5-3 11-3 17 0 2 0 5 3 16 58 150 115 300 173 450 3 8 9 22 23 22 11 0 19-8 19-20 0-2 0-5-5-16-58-151-116-302-174-452 58-151 116-302 174-453z">
              <text:p/>
            </draw:path>
            <draw:path draw:style-name="gr4" draw:text-style-name="P6" draw:layer="layout" svg:width="0.698cm" svg:height="0.669cm" svg:x="19.387cm" svg:y="8.783cm" svg:viewBox="0 0 699 670" svg:d="M257 360c56 0 112 0 168 0 137 0 274-103 274-212 0-75-64-148-193-148-106 0-212 0-319 0-16 0-28 0-28 20 0 11 9 11 28 11 14 0 31 2 42 2 17 3 23 6 23 17 0 3-3 6-6 17-44 175-88 350-131 525-9 39-12 47-90 47-17 0-25 0-25 17 0 14 11 14 14 14 28 0 98-6 123-6 22 0 42 3 64 3 23 0 42 3 65 3 5 0 19 0 19-22 0-9-8-9-28-9-36 0-64 0-64-19 0-6 3-11 3-17 20-81 41-162 61-243zM327 70c9-37 11-39 53-39 32 0 64 0 95 0 81 0 135 28 135 95 0 39-20 122-59 156-50 45-109 53-151 53-47 0-93 0-140 0 22-88 45-177 67-265z">
              <text:p/>
            </draw:path>
            <draw:path draw:style-name="gr4" draw:text-style-name="P6" draw:layer="layout" svg:width="0.114cm" svg:height="0.292cm" svg:x="20.089cm" svg:y="9.347cm" svg:viewBox="0 0 115 293" svg:d="M115 103c0-64-26-103-65-103-30 0-50 25-50 53 0 25 20 53 50 53 14 0 26-6 37-14 2-3 2-2 2-3 3 0 3 0 3 14 0 73-32 133-67 165-10 10-11 11-11 14 0 8 6 11 11 11 11 0 90-75 90-190z">
              <text:p/>
            </draw:path>
            <draw:path draw:style-name="gr4" draw:text-style-name="P6" draw:layer="layout" svg:width="0.701cm" svg:height="0.688cm" svg:x="20.494cm" svg:y="8.783cm" svg:viewBox="0 0 702 689" svg:d="M562 112c48-76 90-79 126-81 11 0 9-11 14-17 0-8-6-14-14-14-25 0-53 3-81 3-31 0-64-3-98-3-6 0-17 0-17 20 0 11 9 11 14 11 28 2 48 11 48 33 0 14-11 24-17 36-100 160-200 319-299 478-23-172-45-344-67-517 0-16 22-30 67-30 14 0 25 0 25-20 0-8-9-11-14-11-39 0-81 3-123 3-17 0-37 0-53 0-17 0-37-3-53-3-6 0-20 0-20 20 0 11 8 11 25 11 56 0 56 8 59 33 26 201 52 402 78 603 3 20 6 22 20 22 17 0 19-5 28-16 117-187 235-374 352-561z">
              <text:p/>
            </draw:path>
            <draw:path draw:style-name="gr4" draw:text-style-name="P6" draw:layer="layout" svg:width="0.217cm" svg:height="0.976cm" svg:x="21.286cm" svg:y="8.719cm" svg:viewBox="0 0 218 977" svg:d="M213 505c5-11 5-14 5-16 0-3 0-6-5-17-57-150-114-300-171-450-6-16-11-22-22-22-12 0-20 8-20 20 0 2 0 5 3 16 59 151 117 302 176 453-59 150-117 301-176 452-3 11-3 11-3 16 0 12 8 20 20 20 11 0 16-11 19-20 58-150 116-301 174-452z">
              <text:p/>
            </draw:path>
          </draw:g>
        </draw:g>
        <draw:g xml:id="id10" draw:id="id10">
          <svg:title>TexMaths</svg:title>
          <svg:desc>28§latex§\begin{flushleft}
$P$: Process Algebra Expression\\
$V$: Additional Store
\end{flushleft}§svg§600§TRUE§</svg:desc>
          <draw:g>
            <draw:path draw:style-name="gr12" draw:text-style-name="P6" draw:layer="layout" svg:width="0.38cm" svg:height="0.361cm" svg:x="16.88cm" svg:y="10.913cm" svg:viewBox="0 0 381 362" svg:d="M140 194c30 0 60 0 91 0 76 0 150-54 150-114 0-41-35-80-105-80-57 0-115 0-173 0-10 0-16 0-16 9 0 6 4 6 16 6 6 0 15 2 23 2 8 1 11 3 11 9 0 1 0 3-2 9-24 95-47 191-71 287-6 21-6 24-49 24-9 0-15 0-15 10 0 6 6 6 8 6 15 0 53-1 68-1 11 0 23 1 33 1 12 0 25 0 35 0 5 0 11 0 11-10 0-6-5-6-15-6-20 0-34 0-34-9 0-3 0-6 2-9 10-45 21-89 32-134zM179 36c5-18 6-21 29-21 17 0 33 0 50 0 46 0 73 15 73 52 0 21-11 66-30 86-28 23-60 27-84 27-25 0-49 0-74 0 12-48 24-96 36-144z">
              <text:p/>
            </draw:path>
            <draw:path draw:style-name="gr12" draw:text-style-name="P6" draw:layer="layout" svg:width="0.055cm" svg:height="0.228cm" svg:x="17.322cm" svg:y="11.046cm" svg:viewBox="0 0 56 229" svg:d="M56 29c0-17-13-29-29-29-15 0-27 13-27 29s12 27 27 27c16 0 29-12 29-27zM56 202c0-17-13-29-29-29-15 0-27 13-27 29s12 27 27 27c16 0 29-12 29-27z">
              <text:p/>
            </draw:path>
            <draw:path draw:style-name="gr12" draw:text-style-name="P6" draw:layer="layout" svg:width="0.313cm" svg:height="0.361cm" svg:x="17.679cm" svg:y="10.913cm" svg:viewBox="0 0 314 362" svg:d="M103 194c30 0 60 0 90 0 65 0 121-42 121-95 0-54-51-99-124-99-63 0-127 0-190 0 0 5 0 10 0 15 5 0 9 0 14 0 41 0 42 6 42 26 0 93 0 187 0 281 0 18-1 24-42 24-5 0-9 0-14 0 0 5 0 11 0 16 20-1 58-1 79-1 20 0 61 0 79 1 0-5 0-11 0-16-4 0-8 0-12 0-41 0-43-6-43-24 0-43 0-85 0-128zM102 180c0-48 0-96 0-144 0-16 1-21 26-21 15 0 31 0 47 0 85 0 85 58 85 84 0 24 0 81-85 81-25 0-49 0-73 0z">
              <text:p/>
            </draw:path>
            <draw:path draw:style-name="gr12" draw:text-style-name="P6" draw:layer="layout" svg:width="0.178cm" svg:height="0.234cm" svg:x="18.039cm" svg:y="11.04cm" svg:viewBox="0 0 179 235" svg:d="M74 59c0-20 0-39 0-59-24 2-49 4-74 6 0 6 0 11 0 17 38 0 43 3 43 30 0 48 0 95 0 143 0 22-7 22-43 22 0 6 0 12 0 17 21 0 46-1 61-1 21 0 47 0 68 1 0-5 0-11 0-17-4 0-8 0-12 0-40 0-40-6-40-24 0-27 0-54 0-82 0-53 23-100 63-100 4 0 4 0 6 0-2 2-12 8-12 21 0 16 10 23 22 23 10 0 23-5 23-23 0-17-17-33-39-33-38 0-58 36-66 59z">
              <text:p/>
            </draw:path>
            <draw:path draw:style-name="gr12" draw:text-style-name="P6" draw:layer="layout" svg:width="0.234cm" svg:height="0.243cm" svg:x="18.248cm" svg:y="11.037cm" svg:viewBox="0 0 235 244" svg:d="M235 124c0-68-53-124-117-124-66 0-118 58-118 124 0 69 55 120 117 120 65 0 118-51 118-120zM118 231c-22 0-47-11-60-35-14-25-14-56-14-76s0-49 12-73c15-24 40-35 61-35 24 0 47 12 61 35 13 24 13 53 13 73s0 48-10 71c-12 24-37 40-63 40z">
              <text:p/>
            </draw:path>
            <draw:path draw:style-name="gr12" draw:text-style-name="P6" draw:layer="layout" svg:width="0.202cm" svg:height="0.243cm" svg:x="18.532cm" svg:y="11.037cm" svg:viewBox="0 0 203 244" svg:d="M46 123c0-87 42-109 71-109 4 0 38 0 58 19-23 2-26 17-26 25 0 13 9 24 24 24 14 0 24-9 24-24 0-37-39-58-80-58-67 0-117 58-117 123 0 68 53 121 115 121 72 0 88-64 88-70 0-5-4-4-6-4-4 0-6 1-7 4-15 50-50 57-70 57-29 0-74-23-74-108z">
              <text:p/>
            </draw:path>
            <draw:path draw:style-name="gr12" draw:text-style-name="P6" draw:layer="layout" svg:width="0.206cm" svg:height="0.243cm" svg:x="18.766cm" svg:y="11.037cm" svg:viewBox="0 0 207 244" svg:d="M46 105c3-79 48-93 66-93 55 0 60 71 60 93-42 0-84 0-126 0zM46 115c49 0 99 0 148 0 11 0 13 0 13-10 0-53-29-105-95-105-62 0-112 55-112 121 0 72 56 123 118 123 66 0 89-59 89-70 0-4-4-6-7-6-4 0-6 3-7 8-18 55-67 55-72 55-27 0-48-16-60-35-15-26-15-61-15-81z">
              <text:p/>
            </draw:path>
            <draw:path draw:style-name="gr12" draw:text-style-name="P6" draw:layer="layout" svg:width="0.174cm" svg:height="0.243cm" svg:x="19.006cm" svg:y="11.037cm" svg:viewBox="0 0 175 244" svg:d="M94 135c12 3 55 11 55 49 0 27-18 48-59 48-46 0-64-30-75-74-1-8-3-9-7-9-8 0-8 3-8 12 0 24 0 47 0 71 0 9 0 12 6 12 3 0 3 0 14-10 1-2 1-2 10-13 25 23 47 23 60 23 60 0 85-35 85-74 0-27-16-44-22-50-18-17-39-21-62-26-29-6-65-12-65-44 0-18 13-39 61-39 57 0 60 47 62 63 0 5 4 5 6 5 7 0 7-2 7-12 0-18 0-37 0-55 0-9 0-12-6-12-3 0-4 0-10 6-2 3-8 8-9 9-22-15-43-15-50-15-66 0-87 36-87 65 0 18 9 34 23 46 18 13 33 16 71 24z">
              <text:p/>
            </draw:path>
            <draw:path draw:style-name="gr12" draw:text-style-name="P6" draw:layer="layout" svg:width="0.174cm" svg:height="0.243cm" svg:x="19.217cm" svg:y="11.037cm" svg:viewBox="0 0 175 244" svg:d="M93 135c12 3 56 11 56 49 0 27-18 48-61 48-44 0-64-30-74-74-2-8-2-9-6-9-8 0-8 3-8 12 0 24 0 47 0 71 0 9 0 12 6 12 3 0 3 0 14-10 0-2 0-2 10-13 23 23 47 23 58 23 62 0 87-35 87-74 0-27-17-44-23-50-17-17-38-21-61-26-30-6-65-12-65-44 0-18 13-39 59-39 59 0 62 47 62 63 2 5 6 5 8 5 6 0 6-2 6-12 0-18 0-37 0-55 0-9 0-12-6-12-3 0-3 0-11 6-1 3-6 8-9 9-20-15-42-15-50-15-65 0-85 36-85 65 0 18 9 34 23 46 16 13 32 16 70 24z">
              <text:p/>
            </draw:path>
            <draw:path draw:style-name="gr12" draw:text-style-name="P6" draw:layer="layout" svg:width="0.365cm" svg:height="0.38cm" svg:x="19.604cm" svg:y="10.895cm" svg:viewBox="0 0 366 381" svg:d="M196 11c-3-8-3-11-12-11s-11 3-14 11c-36 106-73 212-109 318-11 27-32 35-61 35 0 6 0 11 0 17 12 0 36-2 55-2 16 0 44 2 62 2 0-6 0-11 0-17-27 0-41-12-41-27 0-2 1-6 1-8 9-23 17-46 25-70 44 0 88 0 132 0 9 28 19 55 29 82 0 2 1 5 1 8 0 15-30 15-45 15 0 6 0 11 0 17 19-2 57-2 77-2 23 0 47 2 70 2 0-6 0-11 0-17-3 0-6 0-9 0-32 0-40-3-46-21-38-111-77-222-115-332zM167 70c20 57 41 115 61 173-40 0-80 0-120 0 20-58 39-116 59-173z">
              <text:p/>
            </draw:path>
            <draw:path draw:style-name="gr12" draw:text-style-name="P6" draw:layer="layout" svg:width="0.117cm" svg:height="0.368cm" svg:x="20.005cm" svg:y="10.907cm" svg:viewBox="0 0 118 369" svg:d="M77 0c-25 2-51 4-77 6 0 5 0 10 0 15 38 0 43 5 43 31 0 92 0 185 0 277 0 23-7 23-43 23 0 5 0 11 0 17 18 0 46-2 59-2 14 0 40 2 59 2 0-6 0-12 0-17-34 0-41 0-41-23 0-110 0-219 0-329z">
              <text:p/>
            </draw:path>
            <draw:path draw:style-name="gr12" draw:text-style-name="P6" draw:layer="layout" svg:width="0.243cm" svg:height="0.351cm" svg:x="20.151cm" svg:y="11.034cm" svg:viewBox="0 0 244 352" svg:d="M103 150c-45 0-45-53-45-65 0-15 0-32 7-46 5-6 17-21 38-21 47 0 47 53 47 65 0 16 0 32-9 46-4 6-16 21-38 21zM43 171c0-3 0-15 9-25 19 15 42 16 51 16 50 0 87-36 87-77 0-20-8-40-21-52 18-18 38-21 47-21 1 0 4 0 6 0-6 3-9 9-9 15 0 9 7 15 16 15 5 0 15-3 15-16 0-8-7-26-27-26-10 0-35 3-56 26-23-18-46-20-58-20-48 0-86 36-86 77 0 25 12 44 26 57-8 7-17 24-17 44 0 16 7 36 23 47-32 9-49 31-49 53 0 38 53 68 118 68 63 0 119-27 119-70 0-18-8-45-35-61-29-15-59-15-91-15-14 0-37 0-41 0-17-1-27-18-27-35zM118 338c-53 0-91-26-91-54 0-25 22-44 44-46 11 0 22 0 32 0 46 0 107 0 107 46 0 28-38 54-92 54z">
              <text:p/>
            </draw:path>
            <draw:path draw:style-name="gr12" draw:text-style-name="P6" draw:layer="layout" svg:width="0.206cm" svg:height="0.243cm" svg:x="20.418cm" svg:y="11.037cm" svg:viewBox="0 0 207 244" svg:d="M44 105c3-79 49-93 67-93 55 0 61 71 61 93-43 0-85 0-128 0zM44 115c50 0 99 0 149 0 12 0 14 0 14-10 0-53-29-105-96-105-62 0-111 55-111 121 0 72 56 123 117 123 65 0 90-59 90-70 0-4-5-6-8-6-5 0-6 3-6 8-20 55-67 55-73 55-26 0-47-16-59-35-17-26-17-61-17-81z">
              <text:p/>
            </draw:path>
            <draw:path draw:style-name="gr12" draw:text-style-name="P6" draw:layer="layout" svg:width="0.262cm" svg:height="0.374cm" svg:x="20.655cm" svg:y="10.907cm" svg:viewBox="0 0 263 375" svg:d="M77 168c0-56 0-112 0-168-25 2-51 4-77 6 0 5 0 10 0 15 38 0 41 5 41 31 0 105 0 211 0 317 5 0 9 0 14 0 1 0 4-8 19-34 8 14 31 40 70 40 64 0 119-52 119-122 0-66-52-120-113-120-42 0-65 26-73 35zM79 308c0-37 0-73 0-109 0-11 0-11 6-20 20-29 50-33 62-33 25 0 43 13 56 33 14 23 16 53 16 74 0 20-2 52-17 76-11 17-32 33-61 33-23 0-42-12-54-31-8-11-8-13-8-23z">
              <text:p/>
            </draw:path>
            <draw:path draw:style-name="gr12" draw:text-style-name="P6" draw:layer="layout" svg:width="0.178cm" svg:height="0.234cm" svg:x="20.951cm" svg:y="11.04cm" svg:viewBox="0 0 179 235" svg:d="M74 59c0-20 0-39 0-59-24 2-49 4-74 6 0 6 0 11 0 17 38 0 43 3 43 30 0 48 0 95 0 143 0 22-7 22-43 22 0 6 0 12 0 17 21 0 46-1 61-1 21 0 47 0 68 1 0-5 0-11 0-17-3 0-7 0-11 0-39 0-41-6-41-24 0-27 0-54 0-82 0-53 23-100 63-100 4 0 4 0 6 0-2 2-12 8-12 21 0 16 10 23 22 23 11 0 23-5 23-23 0-17-17-33-39-33-38 0-58 36-66 59z">
              <text:p/>
            </draw:path>
            <draw:path draw:style-name="gr12" draw:text-style-name="P6" draw:layer="layout" svg:width="0.239cm" svg:height="0.243cm" svg:x="21.169cm" svg:y="11.037cm" svg:viewBox="0 0 240 244" svg:d="M155 199c1 21 17 42 41 42 12 0 44-7 44-50 0-10 0-20 0-30-5 0-9 0-14 0 0 10 0 20 0 30 0 30-12 33-18 33-18 0-20-22-20-25 0-36 0-71 0-106 0-23 0-44-19-64-22-20-48-29-73-29-44 0-81 26-81 61 0 15 11 24 24 24 16 0 25-11 25-24 0-6-2-25-28-25 16-18 41-24 58-24 27 0 58 20 58 68 0 7 0 14 0 20-27 2-65 3-99 18-39 18-53 46-53 70 0 43 52 56 85 56 35 0 59-21 70-45zM152 111c0 17 0 35 0 53 0 50-40 68-64 68-26 0-47-18-47-44 0-30 23-74 111-77z">
              <text:p/>
            </draw:path>
            <draw:path draw:style-name="gr12" draw:text-style-name="P6" draw:layer="layout" svg:width="0.33cm" svg:height="0.36cm" svg:x="21.607cm" svg:y="10.914cm" svg:viewBox="0 0 331 361" svg:d="M56 320c0 18-1 24-42 24-5 0-9 0-14 0 0 6 0 11 0 17 103 0 206 0 308 0 8-46 15-91 23-137-4 0-9 0-14 0-13 82-25 120-117 120-23 0-47 0-71 0s-26-3-26-21c0-47 0-94 0-141 16 0 33 0 49 0 51 0 56 17 56 62 5 0 9 0 14 0 0-47 0-94 0-141-5 0-9 0-14 0 0 46-5 62-56 62-16 0-33 0-49 0 0-42 0-85 0-127 0-18 2-21 26-21 23 0 46 0 68 0 82 0 98 28 105 103 5 0 9 0 14 0-5-40-10-80-15-120-101 0-201 0-301 0 0 6 0 11 0 17 5 0 9 0 14 0 41 0 42 4 42 24 0 93 0 186 0 279z">
              <text:p/>
            </draw:path>
            <draw:path draw:style-name="gr12" draw:text-style-name="P6" draw:layer="layout" svg:width="0.268cm" svg:height="0.228cm" svg:x="21.96cm" svg:y="11.046cm" svg:viewBox="0 0 269 229" svg:d="M147 105c15-22 37-47 49-61 17-20 38-27 64-27 0-6 0-11 0-17-14 2-31 2-44 2-16 0-44-2-52-2 0 6 0 11 0 17 12 1 17 8 17 16 0 9-6 16-9 19-11 13-22 27-32 41-14-18-29-36-43-54-4-6-4-6-4-9 0-9 7-13 18-13 0-6 0-11 0-17-14 0-49 2-58 2-10 0-36 0-50-2 0 6 0 11 0 17 38 0 38 0 62 32 18 23 36 46 53 69-16 21-33 42-50 62-25 32-56 32-68 32 0 6 0 11 0 17 14 0 30-2 44-2 17 0 38 2 52 2 0-6 0-11 0-17-12-1-16-7-16-16 0-11 16-29 48-67 13 18 27 35 41 53 4 6 10 14 10 18 0 5-4 12-18 12 0 6 0 11 0 17 15 0 46-2 58-2 13 0 35 2 50 2 0-6 0-11 0-17-29 0-38 0-50-16-24-31-48-61-72-91z">
              <text:p/>
            </draw:path>
            <draw:path draw:style-name="gr12" draw:text-style-name="P6" draw:layer="layout" svg:width="0.263cm" svg:height="0.337cm" svg:x="22.25cm" svg:y="11.04cm" svg:viewBox="0 0 264 338" svg:d="M77 35c0-12 0-23 0-35-25 2-51 4-77 6 0 6 0 11 0 17 38 0 43 3 43 26 0 83 0 166 0 250 0 23-7 23-43 23 0 5 0 11 0 16 18 0 47-1 61-1 13 0 41 1 59 1 0-5 0-11 0-16-35 0-41 0-41-23 0-30 0-60 0-90 0-1 0-3 0-4 3 7 24 36 65 36 64 0 120-51 120-121 0-67-53-120-112-120-41 0-64 24-75 35zM79 174c0-39 0-78 0-118 15-27 41-42 68-42 40 0 72 47 72 106 0 65-37 109-76 109-22 0-43-11-56-32-8-10-8-12-8-23z">
              <text:p/>
            </draw:path>
            <draw:path draw:style-name="gr12" draw:text-style-name="P6" draw:layer="layout" svg:width="0.178cm" svg:height="0.234cm" svg:x="22.547cm" svg:y="11.04cm" svg:viewBox="0 0 179 235" svg:d="M73 59c0-20 0-39 0-59-24 2-49 4-73 6 0 6 0 11 0 17 36 0 41 3 41 30 0 48 0 95 0 143 0 22-6 22-41 22 0 6 0 12 0 17 20 0 46-1 61-1 21 0 45 0 67 1 0-5 0-11 0-17-4 0-8 0-11 0-40 0-41-6-41-24 0-27 0-54 0-82 0-53 23-100 64-100 3 0 3 0 4 0-1 2-12 8-12 21 0 16 12 23 23 23s24-5 24-23c0-17-17-33-39-33-40 0-60 36-67 59z">
              <text:p/>
            </draw:path>
            <draw:path draw:style-name="gr12" draw:text-style-name="P6" draw:layer="layout" svg:width="0.206cm" svg:height="0.243cm" svg:x="22.756cm" svg:y="11.037cm" svg:viewBox="0 0 207 244" svg:d="M46 105c3-79 47-93 65-93 55 0 61 71 61 93-42 0-84 0-126 0zM44 115c50 0 99 0 149 0 12 0 14 0 14-10 0-53-29-105-96-105-62 0-111 55-111 121 0 72 56 123 117 123 65 0 90-59 90-70 0-4-5-6-7-6-6 0-6 3-7 8-18 55-67 55-72 55-27 0-48-16-60-35-17-26-17-61-17-81z">
              <text:p/>
            </draw:path>
            <draw:path draw:style-name="gr12" draw:text-style-name="P6" draw:layer="layout" svg:width="0.174cm" svg:height="0.243cm" svg:x="22.995cm" svg:y="11.037cm" svg:viewBox="0 0 175 244" svg:d="M94 135c11 3 55 11 55 49 0 27-18 48-61 48-44 0-64-30-73-74-1-8-3-9-7-9-8 0-8 3-8 12 0 24 0 47 0 71 0 9 0 12 6 12 3 0 3 0 14-10 0-2 0-2 10-13 23 23 47 23 58 23 62 0 87-35 87-74 0-27-17-44-23-50-17-17-38-21-61-26-30-6-65-12-65-44 0-18 13-39 59-39 59 0 62 47 62 63 2 5 6 5 8 5 6 0 6-2 6-12 0-18 0-37 0-55 0-9 0-12-6-12-2 0-3 0-11 6-1 3-6 8-9 9-20-15-41-15-50-15-65 0-85 36-85 65 0 18 9 34 23 46 16 13 32 16 71 24z">
              <text:p/>
            </draw:path>
            <draw:path draw:style-name="gr12" draw:text-style-name="P6" draw:layer="layout" svg:width="0.174cm" svg:height="0.243cm" svg:x="23.207cm" svg:y="11.037cm" svg:viewBox="0 0 175 244" svg:d="M93 135c12 3 56 11 56 49 0 27-20 48-61 48-45 0-64-30-74-74-2-8-2-9-8-9s-6 3-6 12c0 24 0 47 0 71 0 9 0 12 6 12 2 0 3 0 12-10 2-2 2-2 11-13 24 23 48 23 59 23 61 0 87-35 87-74 0-27-17-44-23-50-18-17-38-21-61-26-30-6-65-12-65-44 0-18 13-39 59-39 59 0 61 47 62 63 0 5 4 3 6 5 8 0 8-2 8-12 0-18 0-37 0-55 0-9 0-12-6-12-3 0-5 0-11 6-1 3-7 8-9 9-20-15-42-15-50-15-65 0-85 36-85 65 0 18 8 34 23 46 16 13 32 16 70 24z">
              <text:p/>
            </draw:path>
            <draw:path draw:style-name="gr12" draw:text-style-name="P6" draw:layer="layout" svg:width="0.113cm" svg:height="0.355cm" svg:x="23.416cm" svg:y="10.919cm" svg:viewBox="0 0 114 356" svg:d="M77 121c-24 2-49 4-74 6 0 6 0 12 0 17 35 0 40 3 40 29 0 48 0 96 0 144 0 23-7 23-43 23 0 5 0 11 0 16 18 0 47-1 59-1 18 0 38 1 55 1 0-5 0-11 0-16-35 0-37-2-37-23 0-65 0-130 0-196zM79 29c0-17-12-29-27-29-17 0-29 15-29 29 0 15 12 29 29 29 15 0 27-13 27-29z">
              <text:p/>
            </draw:path>
            <draw:path draw:style-name="gr12" draw:text-style-name="P6" draw:layer="layout" svg:width="0.236cm" svg:height="0.243cm" svg:x="23.562cm" svg:y="11.037cm" svg:viewBox="0 0 237 244" svg:d="M237 124c0-68-53-124-119-124s-118 58-118 124c0 69 56 120 118 120 64 0 119-51 119-120zM118 231c-22 0-45-11-60-35-14-25-14-56-14-76s0-49 14-73c13-24 39-35 60-35 23 0 47 12 61 35 15 24 14 53 14 73s0 48-12 71c-12 24-35 40-63 40z">
              <text:p/>
            </draw:path>
            <draw:path draw:style-name="gr12" draw:text-style-name="P6" draw:layer="layout" svg:width="0.268cm" svg:height="0.234cm" svg:x="23.831cm" svg:y="11.04cm" svg:viewBox="0 0 269 235" svg:d="M43 53c0 48 0 95 0 143 0 22-7 22-43 22 0 6 0 12 0 17 20 0 46-1 61-1 13 0 41 1 59 1 0-5 0-11 0-17-35 0-41 0-41-22 0-33 0-66 0-99 0-55 38-85 71-85 34 0 40 29 40 59 0 42 0 83 0 125 0 22-6 22-41 22 0 6 0 12 0 17 18 0 45-1 61-1 13 0 41 1 59 1 0-5 0-11 0-17-28 0-41 0-41-15 0-34 0-68 0-101 0-46 0-63-17-82-8-9-26-20-56-20-40 0-64 23-79 56 0-19 0-37 0-56-25 2-51 4-76 6 0 6 0 11 0 17 38 0 43 3 43 30z">
              <text:p/>
            </draw:path>
            <draw:path draw:style-name="gr12" draw:text-style-name="P6" draw:layer="layout" svg:width="0.379cm" svg:height="0.374cm" svg:x="16.889cm" svg:y="11.551cm" svg:viewBox="0 0 380 375" svg:d="M305 61c26-43 49-44 69-44 6-2 4-7 6-11 0-4-3-6-6-6-14 0-31 2-44 2-19 0-37-2-54-2-3 0-10 0-10 9 0 6 6 8 9 8 14 0 24 6 24 16 0 8-5 14-7 20-55 87-110 174-164 261-13-94-25-188-37-282 0-9 12-15 37-15 7 0 13 0 13-12 0-5-4-5-7-5-22 0-44 2-66 2-10 0-20-2-30-2s-20 0-29 0c-3 0-9 0-9 9 0 8 5 8 12 8 31 0 31 4 34 16 13 110 27 220 41 329 1 11 4 13 10 13 9 0 11-3 15-10 65-101 129-203 193-304z">
              <text:p/>
            </draw:path>
            <draw:path draw:style-name="gr12" draw:text-style-name="P6" draw:layer="layout" svg:width="0.057cm" svg:height="0.228cm" svg:x="17.334cm" svg:y="11.685cm" svg:viewBox="0 0 58 229" svg:d="M58 29c0-17-14-29-29-29s-29 13-29 29 14 27 29 27 29-12 29-27zM58 202c0-15-14-29-29-29s-29 14-29 29 14 27 29 27 29-12 29-27z">
              <text:p/>
            </draw:path>
            <draw:path draw:style-name="gr12" draw:text-style-name="P6" draw:layer="layout" svg:width="0.365cm" svg:height="0.38cm" svg:x="17.691cm" svg:y="11.533cm" svg:viewBox="0 0 366 381" svg:d="M196 11c-3-6-4-11-12-11-9 0-11 3-14 11-37 106-74 212-111 318-9 27-30 35-59 35 0 6 0 11 0 17 12 0 35-2 55-2 16 0 44 2 60 2 0-6 0-11 0-17-25 0-39-12-39-26 0-3 0-7 1-9 9-23 17-46 25-70 44 0 88 0 132 0 9 28 18 55 27 82 2 2 2 5 2 8 0 15-29 15-44 15 0 6 0 11 0 17 19-2 56-2 77-2 23 0 47 2 70 2 0-6 0-11 0-17-4 0-7 0-11 0-32 0-39-3-44-21-38-111-77-222-115-332zM167 70c20 57 41 115 61 173-40 0-80 0-120 0 20-58 39-116 59-173z">
              <text:p/>
            </draw:path>
            <draw:path draw:style-name="gr12" draw:text-style-name="P6" draw:layer="layout" svg:width="0.263cm" svg:height="0.374cm" svg:x="18.092cm" svg:y="11.545cm" svg:viewBox="0 0 264 375" svg:d="M185 340c0 11 0 23 0 35 27-2 53-4 79-6 0-6 0-12 0-17-38 0-42-3-42-29 0-108 0-215 0-323-26 2-51 4-76 6 0 6 0 11 0 17 36 0 41 3 41 29 0 38 0 76 0 115-15-20-38-34-67-34-64 0-120 54-120 122 0 67 53 120 114 120 33 0 58-19 71-35zM185 197c0 37 0 73 0 109 0 9 0 11-6 20-15 26-39 36-62 36-24 0-44-13-56-33-14-21-15-51-15-74 0-20 0-52 15-76 12-17 32-33 60-33 19 0 41 7 58 31 6 10 6 11 6 20z">
              <text:p/>
            </draw:path>
            <draw:path draw:style-name="gr12" draw:text-style-name="P6" draw:layer="layout" svg:width="0.262cm" svg:height="0.374cm" svg:x="18.39cm" svg:y="11.545cm" svg:viewBox="0 0 263 375" svg:d="M184 340c0 11 0 23 0 35 26-2 52-4 79-6 0-6 0-12 0-17-38 0-43-3-43-29 0-108 0-215 0-323-25 2-50 4-76 6 0 6 0 11 0 17 37 0 41 3 41 29 0 38 0 76 0 115-15-20-38-34-67-34-63 0-118 54-118 122 0 67 52 120 112 120 35 0 58-19 72-35zM184 197c0 37 0 73 0 109 0 9 0 11-6 20-16 26-40 36-63 36-24 0-44-13-56-33-13-21-15-51-15-74 0-20 0-52 17-76 10-17 30-33 59-33 20 0 41 7 58 31 6 10 6 11 6 20z">
              <text:p/>
            </draw:path>
            <draw:path draw:style-name="gr12" draw:text-style-name="P6" draw:layer="layout" svg:width="0.114cm" svg:height="0.354cm" svg:x="18.684cm" svg:y="11.559cm" svg:viewBox="0 0 115 355" svg:d="M77 120c-24 2-49 4-74 6 0 5 0 11 0 17 35 0 40 3 40 28 0 48 0 96 0 144 0 23-7 23-43 23 0 6 0 11 0 17 18 0 47-2 59-2 18 0 38 2 56 2 0-6 0-11 0-17-36 0-38-1-38-23 0-65 0-130 0-195zM79 27c0-16-12-27-27-27-17 0-29 14-29 27 0 15 12 29 29 29 15 0 27-12 27-29z">
              <text:p/>
            </draw:path>
            <draw:path draw:style-name="gr12" draw:text-style-name="P6" draw:layer="layout" svg:width="0.166cm" svg:height="0.333cm" svg:x="18.825cm" svg:y="11.586cm" svg:viewBox="0 0 167 334" svg:d="M82 115c25 0 51 0 76 0 0-5 0-11 0-16-25 0-51 0-76 0 0-33 0-66 0-99-5 0-9 0-14 0 0 44-15 102-68 103 0 4 0 8 0 12 15 0 30 0 46 0 0 49 0 98 0 147 0 66 50 72 68 72 38 0 53-38 53-72 0-10 0-20 0-30-5 0-9 0-14 0 0 10 0 19 0 29 0 39-15 59-35 59-36 0-36-49-36-58 0-49 0-98 0-147z">
              <text:p/>
            </draw:path>
            <draw:path draw:style-name="gr12" draw:text-style-name="P6" draw:layer="layout" svg:width="0.113cm" svg:height="0.354cm" svg:x="19.041cm" svg:y="11.559cm" svg:viewBox="0 0 114 355" svg:d="M76 120c-25 2-50 4-74 6 0 5 0 11 0 17 34 0 39 3 39 28 0 48 0 96 0 144 0 23-6 23-41 23 0 6 0 11 0 17 17 0 46-2 58-2 19 0 38 2 56 2 0-6 0-11 0-17-35 0-38-1-38-23 0-65 0-130 0-195zM79 27c0-16-14-27-29-27-17 0-29 14-29 27 0 15 12 29 29 29 15 0 29-12 29-29z">
              <text:p/>
            </draw:path>
            <draw:path draw:style-name="gr12" draw:text-style-name="P6" draw:layer="layout" svg:width="0.234cm" svg:height="0.243cm" svg:x="19.187cm" svg:y="11.676cm" svg:viewBox="0 0 235 244" svg:d="M235 124c0-68-53-124-117-124-66 0-118 58-118 124 0 69 55 120 117 120 65 0 118-51 118-120zM118 231c-24 0-47-11-60-35-14-25-14-56-14-76s0-49 12-73c15-24 40-35 61-35 24 0 47 12 61 35 13 23 13 53 13 73s0 48-12 71c-10 24-35 40-61 40z">
              <text:p/>
            </draw:path>
            <draw:path draw:style-name="gr12" draw:text-style-name="P6" draw:layer="layout" svg:width="0.266cm" svg:height="0.234cm" svg:x="19.456cm" svg:y="11.679cm" svg:viewBox="0 0 267 235" svg:d="M41 53c0 48 0 95 0 143 0 22-6 22-41 22 0 6 0 12 0 17 18 0 46-1 59-1 15 0 43 1 61 1 0-5 0-11 0-17-36 0-43 0-43-22 0-33 0-66 0-99 0-55 38-85 73-85 34 0 40 29 40 59 0 42 0 83 0 125 0 22-6 22-43 22 0 6 0 12 0 17 20 0 47-1 61-1s41 1 59 1c0-5 0-11 0-17-27 0-41 0-41-15 0-34 0-68 0-101 0-46 0-63-16-82-8-9-25-20-57-20-38 0-63 23-79 56 0-19 0-37 0-56-24 2-49 4-74 6 0 6 0 11 0 17 36 0 41 3 41 30z">
              <text:p/>
            </draw:path>
            <draw:path draw:style-name="gr12" draw:text-style-name="P6" draw:layer="layout" svg:width="0.24cm" svg:height="0.243cm" svg:x="19.756cm" svg:y="11.676cm" svg:viewBox="0 0 241 244" svg:d="M156 199c2 21 17 42 41 42 11 0 44-7 44-50 0-10 0-20 0-30-4 0-9 0-13 0 0 10 0 20 0 30 0 30-14 35-20 35-17 0-20-24-20-27 0-36 0-71 0-106 0-23 0-44-18-64-21-20-47-29-73-29-44 0-80 26-80 61 0 15 10 24 24 24 15 0 24-11 24-24 0-6-3-25-27-25 14-18 41-24 58-24 25 0 56 20 56 68 0 7 0 14 0 20-27 2-64 3-97 18-41 18-55 47-55 70 0 43 52 56 87 56 34 0 59-21 69-45zM152 111c0 17 0 35 0 53 0 50-38 68-62 68-26 0-49-18-49-44 0-30 23-74 111-77z">
              <text:p/>
            </draw:path>
            <draw:path draw:style-name="gr12" draw:text-style-name="P6" draw:layer="layout" svg:width="0.117cm" svg:height="0.368cm" svg:x="20.019cm" svg:y="11.545cm" svg:viewBox="0 0 118 369" svg:d="M77 0c-25 2-51 4-77 6 0 6 0 11 0 17 38 0 41 3 41 29 0 92 0 185 0 277 0 23-6 23-41 23 0 5 0 11 0 17 18 0 46-2 59-2 14 0 40 2 59 2 0-6 0-12 0-17-36 0-41 0-41-23 0-110 0-219 0-329z">
              <text:p/>
            </draw:path>
            <draw:path draw:style-name="gr12" draw:text-style-name="P6" draw:layer="layout" svg:width="0.234cm" svg:height="0.386cm" svg:x="20.358cm" svg:y="11.539cm" svg:viewBox="0 0 235 387" svg:d="M156 168c-22-5-45-11-68-16-33-8-55-37-55-67 0-38 29-70 72-70 88 0 100 87 103 111 2 3 2 6 6 6 8 0 8-2 8-12 0-36 0-72 0-108 0-9 0-12-6-12-3 0-5 0-8 6-6 10-12 20-18 30-17-15-38-36-87-36-59 0-103 47-103 103 0 44 27 84 70 97 6 3 33 9 70 18 15 3 30 8 45 28 11 13 17 30 17 48 0 38-27 76-71 76-16 0-57-3-85-29-31-29-32-62-32-82-2-4-6-4-8-4-6 0-6 3-6 12 0 36 0 72 0 108 0 9 0 12 6 12 3 0 3-2 8-8 6-10 1-1 19-30 16 18 51 38 98 38 62 0 104-52 104-111 0-53-35-97-79-108z">
              <text:p/>
            </draw:path>
            <draw:path draw:style-name="gr12" draw:text-style-name="P6" draw:layer="layout" svg:width="0.166cm" svg:height="0.333cm" svg:x="20.634cm" svg:y="11.586cm" svg:viewBox="0 0 167 334" svg:d="M82 115c25 0 51 0 76 0 0-5 0-11 0-16-25 0-51 0-76 0 0-33 0-66 0-99-5 0-9 0-14 0 0 44-16 102-68 103 0 4 0 8 0 12 15 0 30 0 46 0 0 49 0 98 0 147 0 66 50 72 68 72 38 0 53-38 53-72 0-10 0-20 0-30-5 0-9 0-14 0 0 10 0 19 0 29 0 39-15 59-35 59-36 0-36-49-36-58 0-49 0-98 0-147z">
              <text:p/>
            </draw:path>
            <draw:path draw:style-name="gr12" draw:text-style-name="P6" draw:layer="layout" svg:width="0.234cm" svg:height="0.243cm" svg:x="20.847cm" svg:y="11.676cm" svg:viewBox="0 0 235 244" svg:d="M235 124c0-68-53-124-117-124-66 0-118 58-118 124 0 69 55 120 117 120 65 0 118-51 118-120zM118 231c-22 0-47-11-60-35-14-25-14-56-14-76s0-49 12-73c15-24 40-35 61-35 24 0 47 12 61 35 13 23 13 53 13 73s0 48-10 71c-12 24-37 40-63 40z">
              <text:p/>
            </draw:path>
            <draw:path draw:style-name="gr12" draw:text-style-name="P6" draw:layer="layout" svg:width="0.18cm" svg:height="0.234cm" svg:x="21.112cm" svg:y="11.679cm" svg:viewBox="0 0 181 235" svg:d="M74 59c0-20 0-39 0-59-24 2-49 4-74 6 0 6 0 11 0 17 38 0 43 3 43 30 0 48 0 95 0 143 0 22-7 22-43 22 0 6 0 12 0 17 21 0 47-1 62-1 22 0 46 0 67 1 0-5 0-11 0-17-3 0-7 0-11 0-39 0-41-4-41-24 0-27 0-54 0-82 0-53 23-100 64-100 3 0 3 0 5 0-2 2-12 8-12 21 0 16 12 23 22 23 11 0 25-5 25-23 0-17-17-33-40-33-39 0-59 36-67 59z">
              <text:p/>
            </draw:path>
            <draw:path draw:style-name="gr12" draw:text-style-name="P6" draw:layer="layout" svg:width="0.206cm" svg:height="0.243cm" svg:x="21.322cm" svg:y="11.676cm" svg:viewBox="0 0 207 244" svg:d="M46 105c3-79 47-93 65-93 55 0 61 71 61 93-42 0-84 0-126 0zM44 115c50 0 99 0 149 0 12 0 14 0 14-10 0-53-29-105-96-105-62 0-111 55-111 121 0 72 56 123 117 123 65 0 90-59 90-68 0-6-5-8-7-8-6 0-6 3-7 8-18 55-67 55-72 55-27 0-48-16-60-35-17-26-17-61-17-81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169cm" svg:height="8.533cm" svg:x="1.914cm" svg:y="2.566cm" draw:page-number="2" presentation:class="page"/>
          <draw:frame presentation:style-name="pr6" draw:text-style-name="P17" draw:layer="layout" svg:width="17.992cm" svg:height="11.897cm" svg:x="0.529cm" svg:y="11.902cm" presentation:class="notes" presentation:placeholder="true">
            <draw:text-box/>
          </draw:frame>
        </presentation:notes>
      </draw:page>
      <draw:page draw:name="page3" draw:style-name="dp3" draw:master-page-name="Master1-Präsentationsvorlage_5f_BWL9_5f_" presentation:presentation-page-layout-name="AL2T3">
        <office:forms form:automatic-focus="false" form:apply-design-mode="false"/>
        <draw:frame presentation:style-name="pr7" draw:text-style-name="P18" draw:layer="layout" svg:width="19.808cm" svg:height="1.746cm" svg:x="0.494cm" svg:y="1.07cm" presentation:class="title" presentation:user-transformed="true">
          <draw:text-box>
            <text:p><text:span text:style-name="T14">Process Algebra Expressions</text:span></text:p>
          </draw:text-box>
        </draw:frame>
        <draw:frame presentation:style-name="pr8" draw:text-style-name="P18" draw:layer="layout" svg:width="11.911cm" svg:height="1.102cm" svg:x="0.498cm" svg:y="3.343cm" presentation:class="outline" presentation:user-transformed="true">
          <draw:text-box>
            <text:p><text:span text:style-name="T5">Primitives</text:span></text:p>
          </draw:text-box>
        </draw:frame>
        <draw:frame presentation:style-name="pr8" draw:text-style-name="P18" xml:id="id12" draw:id="id12" draw:layer="layout" svg:width="5.091cm" svg:height="1.26cm" svg:x="9.206cm" svg:y="3.343cm" presentation:class="outline" presentation:user-transformed="true">
          <draw:text-box>
            <text:p><text:span text:style-name="T5">Operators</text:span></text:p>
          </draw:text-box>
        </draw:frame>
        <draw:custom-shape draw:style-name="gr13" draw:text-style-name="P12" draw:layer="layout" svg:width="1.57cm" svg:height="1.427cm" svg:x="0.898cm" svg:y="5.2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ambda§svg§600§TRUE§</svg:desc>
          <draw:g>
            <draw:path draw:style-name="gr4" draw:text-style-name="P6" draw:layer="layout" svg:width="0.433cm" svg:height="0.618cm" svg:x="1.466cm" svg:y="5.621cm" svg:viewBox="0 0 434 619" svg:d="M266 351c35 93 77 228 92 248 13 18 23 18 45 18 7 0 14 0 21 0 10 0 10-5 10-8 0-2-3-5-5-7-8-10-13-23-20-40-60-167-119-333-178-499-20-50-68-63-108-63-5 0-15 0-15 10 0 8 5 8 7 8 28 5 35 12 58 70 28 79 57 159 85 238-81 80-162 160-243 241-10 10-15 15-15 27 0 15 10 25 25 25s23-10 30-17c70-84 140-167 211-251z">
              <text:p/>
            </draw:path>
          </draw:g>
        </draw:g>
        <draw:custom-shape draw:style-name="gr14" draw:text-style-name="P12" draw:layer="layout" svg:width="4.638cm" svg:height="1.427cm" svg:x="3.682cm" svg:y="5.2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mathit{assign}(v, d)§svg§600§TRUE§</svg:desc>
          <draw:g>
            <draw:path draw:style-name="gr4" draw:text-style-name="P6" draw:layer="layout" svg:width="0.376cm" svg:height="0.398cm" svg:x="3.883cm" svg:y="5.77cm" svg:viewBox="0 0 377 399" svg:d="M214 336c10 46 43 63 73 63 33 0 50-22 65-50 15-33 25-83 25-85 0-8-7-8-12-8-10 0-13 0-18 20-12 48-27 103-58 103-22 0-22-23-22-35 0-8 0-20 5-45 20-80 40-159 60-239 3-12 3-15 3-20 0-17-15-22-23-22-28 0-35 30-35 35-18-38-46-53-73-53-98 0-204 133-204 264 0 72 40 135 108 135 30 0 71-17 106-63zM262 113c-15 56-29 112-43 168-8 28-60 98-111 98-40 0-48-50-48-78 0-42 28-145 43-183 23-55 63-98 101-98s60 45 60 83c0 2-2 5-2 10z">
              <text:p/>
            </draw:path>
            <draw:path draw:style-name="gr4" draw:text-style-name="P6" draw:layer="layout" svg:width="0.303cm" svg:height="0.398cm" svg:x="4.306cm" svg:y="5.77cm" svg:viewBox="0 0 304 399" svg:d="M153 216c38 10 78 17 78 65 0 28-25 98-115 98-20 0-71-2-86-48 45-5 45-42 45-45 0-15-10-27-30-27s-45 15-45 55c0 53 53 85 116 85 131 0 166-108 166-148 0-75-71-93-106-100-25-5-55-13-55-51 0-20 17-80 88-80 25 0 55 8 65 43-27 2-35 27-35 35 0 10 5 25 28 25 15 0 37-10 37-48 0-40-35-75-95-75-103 0-139 85-139 131 0 67 58 80 83 85z">
              <text:p/>
            </draw:path>
            <draw:path draw:style-name="gr4" draw:text-style-name="P6" draw:layer="layout" svg:width="0.303cm" svg:height="0.398cm" svg:x="4.668cm" svg:y="5.77cm" svg:viewBox="0 0 304 399" svg:d="M151 216c40 10 78 17 78 65 0 28-23 98-113 98-20 0-71-2-86-48 45-5 45-42 45-45 0-15-12-27-30-27-20 0-45 15-45 55 0 53 50 85 113 85 134 0 166-108 166-148 0-75-68-93-103-100-25-5-58-13-58-51 0-20 20-80 91-80 22 0 55 8 65 43-27 2-35 27-35 35 0 10 5 25 25 25 15 0 40-10 40-48 0-40-37-75-95-75-103 0-139 85-139 131 0 67 56 80 81 85z">
              <text:p/>
            </draw:path>
            <draw:path draw:style-name="gr4" draw:text-style-name="P6" draw:layer="layout" svg:width="0.218cm" svg:height="0.586cm" svg:x="5.035cm" svg:y="5.582cm" svg:viewBox="0 0 219 587" svg:d="M219 452c0-8-5-8-13-8-12 0-12 0-15 13-7 28-30 110-83 110-5 0-17 0-17-25 0-22 10-50 22-83 19-50 37-100 56-150 10-25 12-33 12-50 0-48-35-71-68-71-83 0-113 131-113 136 0 10 10 10 13 10 12 0 12-3 17-15 8-28 30-111 81-111 10 0 20 5 20 25 0 21-10 46-15 63-9 25-19 49-28 73-10 30-20 58-33 88-12 33-15 43-15 60 0 35 20 70 68 70 83 0 111-133 111-135zM216 30c0-22-17-30-30-30-20 0-43 18-43 43 0 22 18 30 31 30 17 0 42-18 42-43z">
              <text:p/>
            </draw:path>
            <draw:path draw:style-name="gr4" draw:text-style-name="P6" draw:layer="layout" svg:width="0.384cm" svg:height="0.569cm" svg:x="5.279cm" svg:y="5.77cm" svg:viewBox="0 0 385 570" svg:d="M252 344c-6 24-12 48-18 73-10 45-15 62-40 93-35 40-71 40-83 40-13 0-41 0-63-10 17-5 27-25 27-40 0-10-7-28-30-28-17 0-45 13-45 48s33 50 108 50c93 0 159-58 176-126 32-128 64-256 96-384 5-15 5-15 5-20 0-17-15-22-25-22s-30 7-33 32c-13-25-38-50-75-50-99 0-202 131-202 256 0 73 43 133 109 133 45 0 83-35 93-45zM309 113c-12 54-25 107-37 161-8 27-63 95-111 95s-50-65-50-75c0-43 27-146 45-186 23-48 60-88 96-88 52 0 60 73 60 80-1 5-2 9-3 13z">
              <text:p/>
            </draw:path>
            <draw:path draw:style-name="gr4" draw:text-style-name="P6" draw:layer="layout" svg:width="0.442cm" svg:height="0.398cm" svg:x="5.715cm" svg:y="5.77cm" svg:viewBox="0 0 443 399" svg:d="M128 236c5-20 10-38 15-58 10-45 10-45 26-70 12-23 52-88 120-88 38 0 41 40 41 58 0 55-41 158-51 196-12 27-15 37-15 55 0 38 25 70 68 70 81 0 111-130 111-135 0-8-8-8-13-8-12 0-12 0-15 13-7 25-30 110-83 110-18 0-18-12-18-25 0-23 8-45 16-65 17-48 52-146 52-196 0-73-47-93-90-93-73 0-116 53-126 70-7-42-38-70-75-70-33 0-51 20-63 48-18 35-28 85-28 88 0 10 8 10 13 10 10 0 12-3 15-20 17-63 32-106 60-106 23 0 23 25 23 35 0 15-3 30-5 45-22 88-44 176-66 264-2 5-2 10-2 13 0 10 5 22 22 22 13 0 28-5 33-22 12-47 24-94 35-141z">
              <text:p/>
            </draw:path>
            <draw:path draw:style-name="gr4" draw:text-style-name="P6" draw:layer="layout" svg:width="0.203cm" svg:height="0.88cm" svg:x="6.293cm" svg:y="5.499cm" svg:viewBox="0 0 204 881" svg:d="M204 871c0-2 0-2-15-17-111-113-139-279-139-415 0-153 33-306 144-414 10-12 10-12 10-15 0-7-3-10-8-10-10 0-90 60-141 173-45 96-55 194-55 266 0 71 8 176 58 276 53 108 128 166 138 166 5 0 8-2 8-10z">
              <text:p/>
            </draw:path>
            <draw:path draw:style-name="gr4" draw:text-style-name="P6" draw:layer="layout" svg:width="0.386cm" svg:height="0.398cm" svg:x="6.575cm" svg:y="5.77cm" svg:viewBox="0 0 387 399" svg:d="M387 63c0-48-22-63-40-63-20 0-43 23-43 43 0 12 5 17 16 27 17 18 30 40 30 71 0 37-56 238-159 238-45 0-65-30-65-75 0-50 25-113 53-189 5-12 10-25 10-42 0-40-28-73-73-73-83 0-116 128-116 136 0 10 8 10 10 10 8 0 10-3 13-18 27-88 65-108 90-108 8 0 23 0 23 28 0 22-10 45-15 62-40 101-51 141-51 181 0 93 78 108 119 108 148 0 198-291 198-336z">
              <text:p/>
            </draw:path>
            <draw:path draw:style-name="gr4" draw:text-style-name="P6" draw:layer="layout" svg:width="0.102cm" svg:height="0.263cm" svg:x="7.086cm" svg:y="6.066cm" svg:viewBox="0 0 103 264" svg:d="M103 93c0-58-22-93-58-93-27 0-45 23-45 48 0 22 18 45 45 45 10 0 23-3 30-10 3-3 4-2 6-3 2 0 2 0 2 13 0 65-30 118-60 145-11 10-10 13-10 16 0 5 5 10 10 10 7 0 80-68 80-171z">
              <text:p/>
            </draw:path>
            <draw:path draw:style-name="gr4" draw:text-style-name="P6" draw:layer="layout" svg:width="0.422cm" svg:height="0.619cm" svg:x="7.436cm" svg:y="5.549cm" svg:viewBox="0 0 423 620" svg:d="M423 10c0-2 0-10-13-10-12 0-98 8-113 10-5 0-10 5-10 15 0 13 7 13 20 13 43 0 45 5 45 15-1 6-1 11-2 17-19 70-37 139-56 209-15-33-40-58-80-58-103 0-214 130-214 258 0 83 50 141 118 141 18 0 63-2 116-65 8 35 38 65 80 65 31 0 51-20 66-48 15-32 25-85 25-87 0-8-7-8-10-8-8 0-10 2-13 15-15 58-30 108-65 108-25 0-28-23-28-40 0-20 3-28 5-43 43-169 86-338 129-507zM239 505c-5 17-5 17-18 32-40 50-75 63-100 63-46 0-58-48-58-83 0-43 30-150 50-191 28-52 66-85 101-85 58 0 70 73 70 78s0 10-2 15c-14 57-29 114-43 171z">
              <text:p/>
            </draw:path>
            <draw:path draw:style-name="gr4" draw:text-style-name="P6" draw:layer="layout" svg:width="0.205cm" svg:height="0.88cm" svg:x="7.911cm" svg:y="5.499cm" svg:viewBox="0 0 206 881" svg:d="M206 439c0-67-10-173-58-273-52-108-130-166-138-166-5 0-10 5-10 10 0 3 0 3 18 20 85 85 135 226 135 409 0 151-32 307-140 417-13 13-13 13-13 15 0 5 5 10 10 10 8 0 88-60 141-173 45-95 55-193 55-269z">
              <text:p/>
            </draw:path>
          </draw:g>
        </draw:g>
        <draw:frame draw:style-name="gr15" draw:text-style-name="P19" draw:layer="layout" svg:width="2.479cm" svg:height="1.504cm" svg:x="0.417cm" svg:y="6.644cm">
          <draw:text-box>
            <text:p text:style-name="P12"><text:span text:style-name="T15">abstract</text:span><text:span text:style-name="T15"><text:line-break/></text:span><text:span text:style-name="T15">actions</text:span></text:p>
          </draw:text-box>
        </draw:frame>
        <draw:frame draw:style-name="gr16" draw:text-style-name="P5" draw:layer="layout" svg:width="5.798cm" svg:height="0.865cm" svg:x="3.432cm" svg:y="6.644cm">
          <draw:text-box>
            <text:p><text:span text:style-name="T15">variable assignments</text:span></text:p>
          </draw:text-box>
        </draw:frame>
        <draw:custom-shape draw:style-name="gr17" draw:text-style-name="P20" xml:id="id13" draw:id="id13" draw:layer="layout" svg:width="3.711cm" svg:height="1.428cm" svg:x="9.91cm" svg:y="6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4" draw:id="id14">
          <svg:title>TexMaths</svg:title>
          <svg:desc>28§display§\parallel§svg§600§TRUE§</svg:desc>
          <draw:g>
            <draw:path draw:style-name="gr4" draw:text-style-name="P6" draw:layer="layout" svg:width="0.204cm" svg:height="0.88cm" svg:x="11.663cm" svg:y="6.955cm" svg:viewBox="0 0 205 881" svg:d="M35 30c0-12 0-30-17-30-18 0-18 20-18 33 0 272 0 544 0 816 0 12 0 32 18 32 17 0 17-17 17-30 0-274 0-547 0-821zM205 33c0-13 0-33-17-33-18 0-18 18-18 30 0 274 0 547 0 821 0 13 0 30 18 30 17 0 17-20 17-32 0-272 0-544 0-816z">
              <text:p/>
            </draw:path>
          </draw:g>
        </draw:g>
        <draw:custom-shape draw:style-name="gr18" draw:text-style-name="P21" xml:id="id15" draw:id="id15" draw:layer="layout" svg:width="1.427cm" svg:height="1.142cm" svg:x="10.053cm" svg:y="6.8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16" draw:id="id16" draw:layer="layout" svg:width="1.427cm" svg:height="1.142cm" svg:x="12.051cm" svg:y="6.8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xml:id="id17" draw:id="id17" draw:layer="layout" svg:width="5.478cm" svg:height="0.865cm" svg:x="8.999cm" svg:y="8.056cm">
          <draw:text-box>
            <text:p><text:span text:style-name="T15">parallel composition</text:span></text:p>
          </draw:text-box>
        </draw:frame>
        <draw:custom-shape draw:style-name="gr20" draw:text-style-name="P20" xml:id="id18" draw:id="id18" draw:layer="layout" svg:width="3.711cm" svg:height="1.427cm" svg:x="14.396cm" svg:y="7.6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9" draw:id="id19" draw:layer="layout" svg:width="1.229cm" svg:height="1.141cm" svg:x="14.539cm" svg:y="7.8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20" draw:id="id20" draw:layer="layout" svg:width="1.266cm" svg:height="1.141cm" svg:x="16.697cm" svg:y="7.8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xml:id="id21" draw:id="id21" draw:layer="layout" svg:width="2.095cm" svg:height="0.865cm" svg:x="15.242cm" svg:y="9.053cm">
          <draw:text-box>
            <text:p><text:span text:style-name="T15">choice</text:span></text:p>
          </draw:text-box>
        </draw:frame>
        <draw:g xml:id="id22" draw:id="id22">
          <svg:title>TexMaths</svg:title>
          <svg:desc>28§display§+§svg§600§TRUE§</svg:desc>
          <draw:g>
            <draw:path draw:style-name="gr4" draw:text-style-name="P6" draw:layer="layout" svg:width="0.581cm" svg:height="0.583cm" svg:x="15.961cm" svg:y="8.1cm" svg:viewBox="0 0 582 584" svg:d="M308 308c82 0 163 0 244 0 12 0 30 2 30-15 0-16-18-17-30-17-81 0-162 0-244 0 0-82 0-164 0-246 0-12 0-30-17-30-18 0-18 18-18 30 0 82 0 164 0 246-82 0-163 0-245 0-13 0-28 1-28 17 0 17 15 15 28 15 82 0 163 0 245 0 0 82 0 164 0 246 0 13 0 30 18 30 17 0 17-17 17-30 0-82 0-164 0-246z">
              <text:p/>
            </draw:path>
          </draw:g>
        </draw:g>
        <draw:custom-shape draw:style-name="gr17" draw:text-style-name="P20" xml:id="id23" draw:id="id23" draw:layer="layout" svg:width="3.711cm" svg:height="1.428cm" svg:x="13.842cm" svg:y="4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4" draw:id="id24" draw:layer="layout" svg:width="1.427cm" svg:height="1.142cm" svg:x="13.985cm" svg:y="4.5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5" draw:id="id25" draw:layer="layout" svg:width="1.427cm" svg:height="1.142cm" svg:x="15.983cm" svg:y="4.5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xml:id="id26" draw:id="id26" draw:layer="layout" svg:width="6.24cm" svg:height="0.864cm" svg:x="12.961cm" svg:y="5.773cm">
          <draw:text-box>
            <text:p><text:span text:style-name="T15">sequential composition</text:span></text:p>
          </draw:text-box>
        </draw:frame>
        <draw:g xml:id="id27" draw:id="id27">
          <svg:title>TexMaths</svg:title>
          <svg:desc>28§display§.§svg§600§TRUE§</svg:desc>
          <draw:g>
            <draw:path draw:style-name="gr4" draw:text-style-name="P6" draw:layer="layout" svg:width="0.091cm" svg:height="0.091cm" svg:x="15.652cm" svg:y="5.423cm" svg:viewBox="0 0 92 92" svg:d="M92 47c0-27-21-47-47-47s-45 21-45 47 19 45 45 45 47-20 47-45z">
              <text:p/>
            </draw:path>
          </draw:g>
        </draw:g>
        <draw:frame presentation:style-name="pr8" draw:text-style-name="P22" xml:id="id28" draw:id="id28" draw:layer="layout" svg:width="5.873cm" svg:height="1.747cm" svg:x="19.05cm" svg:y="3.333cm" presentation:class="outline" presentation:user-transformed="true">
          <draw:text-box>
            <text:p><text:span text:style-name="T16">Recursive </text:span><text:span text:style-name="T16"><text:line-break/></text:span><text:span text:style-name="T16">Definitions / “Calls”</text:span></text:p>
          </draw:text-box>
        </draw:frame>
        <draw:custom-shape draw:style-name="gr25" draw:text-style-name="P23" xml:id="id29" draw:id="id29" draw:layer="layout" svg:width="5.239cm" svg:height="1.428cm" svg:x="19.526cm" svg:y="5.3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0" draw:id="id30">
          <svg:title>TexMaths</svg:title>
          <svg:desc>28§display§\langle\mathrm{name}\rangle \mathrel{\overset{\mathrm{def}}{=}}§svg§600§TRUE§</svg:desc>
          <draw:g>
            <draw:path draw:style-name="gr4" draw:text-style-name="P6" draw:layer="layout" svg:width="0.153cm" svg:height="0.69cm" svg:x="19.686cm" svg:y="5.865cm" svg:viewBox="0 0 154 691" svg:d="M150 26c4-8 4-8 4-12 0-8-6-14-14-14-6 0-10 4-16 16-40 105-80 211-120 317-2 3-4 7-4 11 0 2 0 4 4 12 40 106 80 211 120 317 4 8 6 18 16 18 8 0 14-6 14-14 0-2 0-4-4-12-41-107-82-214-122-321 40-106 81-212 122-318z">
              <text:p/>
            </draw:path>
            <draw:path draw:style-name="gr4" draw:text-style-name="P6" draw:layer="layout" svg:width="0.348cm" svg:height="0.304cm" svg:x="19.901cm" svg:y="6.078cm" svg:viewBox="0 0 349 305" svg:d="M53 67c0 62 0 123 0 185 0 31-6 31-53 31 0 8 0 15 0 22 24 0 59-2 79-2 18 0 53 2 77 2 0-7 0-14 0-22-46 0-54 0-54-31 0-42 0-84 0-126 0-73 50-110 93-110s51 37 51 76c0 54 0 107 0 160 0 31-8 31-53 31 0 8 0 15 0 22 24 0 59-2 77-2 20 0 55 2 79 2 0-7 0-14 0-22-36 0-53 0-55-19 0-44 0-88 0-132 0-61 0-81-20-106-10-12-34-26-73-26-51 0-85 30-102 73 0-24 0-49 0-73-33 3-66 5-99 8 0 7 0 14 0 22 49 0 53 3 53 37z">
              <text:p/>
            </draw:path>
            <draw:path draw:style-name="gr4" draw:text-style-name="P6" draw:layer="layout" svg:width="0.31cm" svg:height="0.316cm" svg:x="20.293cm" svg:y="6.074cm" svg:viewBox="0 0 311 317" svg:d="M201 256c2 27 22 57 53 57 16 0 57-10 57-65 0-13 0-26 0-39-6 0-11 0-17 0 0 13 0 26 0 39 0 39-16 43-24 43-24 0-26-31-26-33 0-46 0-92 0-138 0-29 0-57-25-83-28-27-61-37-95-37-57 0-104 31-104 79 0 19 14 31 31 31 20 0 32-14 32-31 0-8-2-32-36-32 20-25 54-31 75-31 36 0 75 25 75 86 0 9 0 17 0 26-35 4-85 6-128 25-51 24-69 60-69 91 0 55 67 73 110 73 46 0 77-28 91-61zM197 144c0 23 0 46 0 69 0 64-51 88-83 88-33 0-61-24-61-59 0-37 30-94 144-98z">
              <text:p/>
            </draw:path>
            <draw:path draw:style-name="gr4" draw:text-style-name="P6" draw:layer="layout" svg:width="0.539cm" svg:height="0.304cm" svg:x="20.632cm" svg:y="6.078cm" svg:viewBox="0 0 540 305" svg:d="M53 67c0 62 0 123 0 185 0 31-8 31-53 31 0 8 0 15 0 22 24 0 59-2 79-2 18 0 53 2 77 2 0-7 0-14 0-22-48 0-54 0-54-31 0-42 0-84 0-126 0-73 50-110 93-110s51 37 51 76c0 54 0 107 0 160 0 31-8 31-53 31 0 8 0 15 0 22 24 0 59-2 77-2s55 2 79 2c0-7 0-14 0-22-47 0-55 0-55-31 0-42 0-84 0-126 0-73 49-110 94-110 44 0 51 37 51 76 0 54 0 107 0 160 0 31-7 31-55 31 0 8 0 15 0 22 26 0 59-2 79-2 18 0 53 2 77 2 0-7 0-14 0-22-36 0-53 0-53-19 0-44 0-88 0-132 0-61 0-81-22-106-10-12-31-26-73-26-57 0-89 41-100 67-10-59-61-67-93-67-49 0-83 30-102 73 0-24 0-49 0-73-33 3-65 5-97 8 0 7 0 14 0 22 49 0 53 3 53 37z">
              <text:p/>
            </draw:path>
            <draw:path draw:style-name="gr4" draw:text-style-name="P6" draw:layer="layout" svg:width="0.267cm" svg:height="0.316cm" svg:x="21.205cm" svg:y="6.074cm" svg:viewBox="0 0 268 317" svg:d="M59 136c4-105 61-120 85-120 73 0 79 92 79 120-55 0-109 0-164 0zM57 150c65 0 129 0 193 0 16 0 18 0 18-14 0-69-37-136-124-136-79 0-144 71-144 157 0 93 73 160 154 160 82 0 114-77 114-91 0-6-6-8-8-8-6 0-8 4-10 10-23 71-86 71-92 71-36 0-63-20-79-45-22-34-22-79-22-104z">
              <text:p/>
            </draw:path>
            <draw:path draw:style-name="gr4" draw:text-style-name="P6" draw:layer="layout" svg:width="0.153cm" svg:height="0.69cm" svg:x="21.532cm" svg:y="5.865cm" svg:viewBox="0 0 154 691" svg:d="M152 356c2-8 2-10 2-12s0-2-2-11c-41-106-82-212-122-317-4-12-8-16-16-16s-14 6-14 14c0 2 0 4 4 12 41 106 81 212 122 318-41 107-81 213-122 319-4 8-4 10-4 14 0 8 6 14 14 14 10 0 12-8 14-14 41-107 82-214 124-321z">
              <text:p/>
            </draw:path>
            <draw:path draw:style-name="gr4" draw:text-style-name="P6" draw:layer="layout" svg:width="0.259cm" svg:height="0.339cm" svg:x="21.978cm" svg:y="5.657cm" svg:viewBox="0 0 260 340" svg:d="M150 4c0 6 0 12 0 18 33 0 37 4 37 27 0 34 0 67 0 101-18-18-41-28-69-28-63 0-118 47-118 108s51 110 112 110c42 0 65-21 73-31 0 10 0 21 0 31 25-2 50-4 75-6 0-5 0-11 0-17-33 0-37-2-37-26 0-97 0-194 0-291-25 1-49 3-73 4zM185 283c-14 24-37 44-69 44-27 0-47-16-57-32-10-14-14-33-14-63 0-12 0-49 20-71 18-21 41-25 57-25 22 0 44 10 57 27 6 8 6 8 6 18 0 34 0 68 0 102z">
              <text:p/>
            </draw:path>
            <draw:path draw:style-name="gr4" draw:text-style-name="P6" draw:layer="layout" svg:width="0.206cm" svg:height="0.219cm" svg:x="22.281cm" svg:y="5.777cm" svg:viewBox="0 0 207 220" svg:d="M193 104c10 0 14 0 14-10 0-43-24-94-97-94-63 0-110 49-110 108 0 63 53 112 118 112s89-53 89-63c0-2 0-7-8-7-6 0-8 3-10 7-14 40-51 48-69 48-21 0-43-10-59-30-18-22-18-51-18-71 50 0 100 0 150 0zM43 92c6-68 50-80 67-80 61 0 63 69 63 80-43 0-86 0-130 0z">
              <text:p/>
            </draw:path>
            <draw:path draw:style-name="gr4" draw:text-style-name="P6" draw:layer="layout" svg:width="0.17cm" svg:height="0.339cm" svg:x="22.53cm" svg:y="5.651cm" svg:viewBox="0 0 171 340" svg:d="M79 150c20 0 39 0 59 0 0-6 0-12 0-18-20 0-41 0-61 0 0-18 0-36 0-53 0-46 25-65 45-65 6 0 10 2 16 2-8 4-12 12-12 19 0 14 9 22 22 22s23-8 23-22c0-19-21-35-47-35-39 0-83 28-83 79 0 17 0 35 0 53-13 0-27 0-41 0 0 6 0 12 0 18 14 0 28 0 41 0 0 51 0 102 0 153 0 20-4 20-35 20 0 6 0 11 0 17 2 0 35-2 55-2s41 2 63 2c0-6 0-11 0-17-3 0-6 0-10 0-35 0-35-4-35-22 0-50 0-101 0-151z">
              <text:p/>
            </draw:path>
            <draw:path draw:style-name="gr4" draw:text-style-name="P6" draw:layer="layout" svg:width="0.46cm" svg:height="0.16cm" svg:x="22.106cm" svg:y="6.129cm" svg:viewBox="0 0 461 161" svg:d="M437 28c10 0 24 0 24-14s-14-14-24-14c-137 0-275 0-413 0-10 0-24 0-24 14s14 14 24 14c138 0 276 0 413 0zM437 161c10 0 24 0 24-13 0-14-14-14-24-14-137 0-275 0-413 0-10 0-24 0-24 14 0 13 14 13 24 13 138 0 276 0 413 0z">
              <text:p/>
            </draw:path>
          </draw:g>
        </draw:g>
        <draw:custom-shape draw:style-name="gr26" draw:text-style-name="P24" xml:id="id31" draw:id="id31" draw:layer="layout" svg:width="1.588cm" svg:height="1.111cm" svg:x="23.018cm" svg:y="5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xml:id="id32" draw:id="id32" draw:layer="layout" svg:width="2.857cm" svg:height="1.428cm" svg:x="20.796cm" svg:y="7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3" draw:id="id33">
          <svg:title>TexMaths</svg:title>
          <svg:desc>28§display§\langle\mathrm{name}\rangle§svg§600§TRUE§</svg:desc>
          <draw:g>
            <draw:path draw:style-name="gr4" draw:text-style-name="P6" draw:layer="layout" svg:width="0.17cm" svg:height="0.765cm" svg:x="21.113cm" svg:y="7.739cm" svg:viewBox="0 0 171 766" svg:d="M166 31c5-9 5-11 5-16 0-8-7-15-16-15-6 0-11 4-17 17-45 118-89 235-134 352-2 4-4 9-4 15 0 3 0 3 4 11 45 117 89 235 134 352 2 9 6 19 17 19 9 0 16-6 16-15 0-2 0-4-5-13-45-118-90-236-135-354 45-118 90-236 135-353z">
              <text:p/>
            </draw:path>
            <draw:path draw:style-name="gr4" draw:text-style-name="P6" draw:layer="layout" svg:width="0.386cm" svg:height="0.337cm" svg:x="21.351cm" svg:y="7.975cm" svg:viewBox="0 0 387 338" svg:d="M59 76c0 69 0 137 0 206 0 32-7 32-59 32 0 8 0 16 0 24 26 0 66-2 87-2 20 0 60 2 86 2 0-8 0-16 0-24-51 0-59 0-59-32 0-48 0-95 0-142 0-79 54-123 103-123 48 0 56 42 56 86 0 59 0 119 0 179 0 32-8 32-59 32 0 8 0 16 0 24 27 0 66-2 86-2 19 0 61 2 87 2 0-8 0-16 0-24-41 0-59 0-61-21 0-49 0-98 0-147 0-65 0-89-24-118-11-13-35-28-79-28-57 0-94 33-114 81 0-27 0-54 0-81-36 3-73 6-109 9 0 8 0 16 0 24 55 0 59 4 59 43z">
              <text:p/>
            </draw:path>
            <draw:path draw:style-name="gr4" draw:text-style-name="P6" draw:layer="layout" svg:width="0.345cm" svg:height="0.351cm" svg:x="21.787cm" svg:y="7.971cm" svg:viewBox="0 0 346 352" svg:d="M223 286c2 31 24 61 59 61 18 0 64-11 64-72 0-14 0-29 0-44-7 0-14 0-20 0 0 15 0 30 0 44 0 44-20 48-26 48-27 0-29-33-29-37 0-51 0-102 0-153 0-33 0-63-28-92-31-28-68-41-105-41-64 0-116 37-116 87 0 22 15 35 35 35 22 0 35-15 35-35 0-8-5-35-40-35 22-26 60-35 84-35 37 0 81 29 81 99 0 9 0 19 0 28-40 2-92 4-140 26-60 27-77 66-77 101 0 61 74 81 122 81 51 0 86-31 101-66zM217 159c0 26 0 51 0 77 0 72-55 98-90 98-37 0-68-26-68-65 0-42 31-105 158-110z">
              <text:p/>
            </draw:path>
            <draw:path draw:style-name="gr4" draw:text-style-name="P6" draw:layer="layout" svg:width="0.598cm" svg:height="0.337cm" svg:x="22.163cm" svg:y="7.975cm" svg:viewBox="0 0 599 338" svg:d="M59 76c0 69 0 137 0 206 0 32-9 32-59 32 0 8 0 16 0 24 26 0 66-2 85-2 22 0 62 2 88 2 0-8 0-16 0-24-53 0-61 0-61-32 0-48 0-95 0-142 0-79 54-123 105-123 48 0 56 42 56 86 0 59 0 119 0 179 0 32-8 32-61 32 0 8 0 16 0 24 29 0 68-2 88-2 19 0 59 2 85 2 0-8 0-16 0-24-50 0-59 0-59-32 0-48 0-95 0-142 0-79 55-123 103-123s57 42 57 86c0 59 0 119 0 179 0 32-9 32-59 32 0 8 0 16 0 24 26 0 65-2 87-2 20 0 59 2 85 2 0-8 0-16 0-24-39 0-59 0-59-21 0-49 0-98 0-147 0-65 0-89-24-118-11-13-37-28-81-28-65 0-98 46-111 76-11-67-68-76-103-76-55 0-92 33-114 81 0-27 0-54 0-81-36 3-71 6-107 9 0 8 0 16 0 24 52 0 59 4 59 43z">
              <text:p/>
            </draw:path>
            <draw:path draw:style-name="gr4" draw:text-style-name="P6" draw:layer="layout" svg:width="0.296cm" svg:height="0.351cm" svg:x="22.799cm" svg:y="7.971cm" svg:viewBox="0 0 297 352" svg:d="M63 151c7-114 70-134 97-134 78 0 87 103 87 134-61 0-122 0-184 0zM63 166c72 0 143 0 215 0 17 0 19 0 19-15 0-77-41-151-137-151-90 0-160 79-160 175 0 102 81 177 168 177 94 0 129-86 129-101 0-6-6-9-10-9-7 0-9 5-9 11-29 79-96 79-105 79-37 0-68-22-86-50-24-37-24-88-24-116z">
              <text:p/>
            </draw:path>
            <draw:path draw:style-name="gr4" draw:text-style-name="P6" draw:layer="layout" svg:width="0.172cm" svg:height="0.765cm" svg:x="23.16cm" svg:y="7.739cm" svg:viewBox="0 0 173 766" svg:d="M168 395c5-8 5-7 5-11 0-3 0-4-5-13-44-118-89-236-133-354-7-13-12-17-20-17-7 0-15 7-15 15 0 2 0 5 4 13 46 119 91 238 136 356-45 118-90 235-136 352-4 9-4 11-4 15 0 9 9 15 15 15 11 0 13-8 18-15 45-118 90-237 135-356z">
              <text:p/>
            </draw:path>
          </draw:g>
        </draw:g>
        <draw:custom-shape draw:style-name="gr28" draw:text-style-name="P23" xml:id="id34" draw:id="id34" draw:layer="layout" svg:width="11.271cm" svg:height="2.382cm" svg:x="0.925cm" svg:y="10.5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5" draw:id="id35">
          <svg:title>TexMaths</svg:title>
          <svg:desc>28§display§P \mathrel{\overset{\mathrm{def}}{=}}§svg§600§TRUE§</svg:desc>
          <draw:g>
            <draw:path draw:style-name="gr4" draw:text-style-name="P6" draw:layer="layout" svg:width="0.701cm" svg:height="0.669cm" svg:x="1.243cm" svg:y="11.583cm" svg:viewBox="0 0 702 670" svg:d="M260 360c55 0 110 0 165 0 140 0 277-100 277-212 0-75-64-148-193-148-106 0-213 0-319 0-19 0-28 0-28 20 0 11 9 11 28 11 11 0 31 3 42 3 14 2 22 5 22 13 0 6-2 9-5 20-44 175-88 350-132 525-8 39-11 48-89 48-17 0-28 0-28 19 0 11 11 11 17 11 25 0 95-2 123-2 22 0 42 0 64 0 20 0 42 2 62 2 8 0 19 0 19-19 0-11-8-11-25-11-36 0-64 0-64-17 0-6 0-11 3-17 20-82 41-164 61-246zM330 67c8-33 11-36 53-36 32 0 63 0 95 0 81 0 132 28 132 95 0 39-20 123-56 156-51 45-109 53-151 53-47 0-94 0-140 0 22-89 45-179 67-268z">
              <text:p/>
            </draw:path>
            <draw:path draw:style-name="gr4" draw:text-style-name="P6" draw:layer="layout" svg:width="0.368cm" svg:height="0.479cm" svg:x="2.275cm" svg:y="11.222cm" svg:viewBox="0 0 369 480" svg:d="M213 6c0 8 0 16 0 25 47 0 53 5 53 39 0 47 0 95 0 142-26-25-59-39-95-39-93 0-171 67-171 154 0 86 73 153 162 153 56 0 90-27 101-41 0 14 0 28 0 41 35-1 71-3 106-5 0-8 0-17 0-25-47 0-53-6-53-39 0-137 0-274 0-411-34 2-69 4-103 6zM263 402c-17 34-53 62-98 62-39 0-67-25-78-45-14-20-23-47-23-92 0-14 0-67 28-98s62-36 81-36c34 0 62 14 81 39 9 11 9 11 9 25 0 48 0 97 0 145z">
              <text:p/>
            </draw:path>
            <draw:path draw:style-name="gr4" draw:text-style-name="P6" draw:layer="layout" svg:width="0.293cm" svg:height="0.309cm" svg:x="2.705cm" svg:y="11.393cm" svg:viewBox="0 0 294 310" svg:d="M274 148c14 0 20 0 20-14 0-61-34-134-137-134-90 0-157 70-157 154 0 86 76 156 168 156s126-73 126-87c0-2 0-11-12-11-8 0-11 6-11 11-22 56-75 68-100 68-31 0-62-17-84-42-25-31-25-73-25-101 70 0 141 0 212 0zM62 131c8-97 69-114 95-114 86 0 89 98 89 114-61 0-123 0-184 0z">
              <text:p/>
            </draw:path>
            <draw:path draw:style-name="gr4" draw:text-style-name="P6" draw:layer="layout" svg:width="0.242cm" svg:height="0.482cm" svg:x="3.058cm" svg:y="11.214cm" svg:viewBox="0 0 243 483" svg:d="M112 212c28 0 56 0 84 0 0-8 0-16 0-25-29 0-58 0-87 0 0-25 0-50 0-75 0-65 36-92 64-92 9 0 14 2 23 2-11 6-17 17-17 28 0 20 13 31 31 31s33-11 33-31c0-28-30-50-67-50-56 0-117 39-117 112 0 25 0 50 0 75-20 0-39 0-59 0 0 9 0 17 0 25 20 0 39 0 59 0 0 73 0 146 0 218 0 28-6 28-51 28 0 9 0 17 0 25 3 0 51-3 79-3s58 3 89 3c0-8 0-16 0-25-4 0-9 0-14 0-50 0-50-8-50-31 0-71 0-143 0-215z">
              <text:p/>
            </draw:path>
            <draw:path draw:style-name="gr4" draw:text-style-name="P6" draw:layer="layout" svg:width="0.653cm" svg:height="0.228cm" svg:x="2.457cm" svg:y="11.893cm" svg:viewBox="0 0 654 229" svg:d="M621 39c14 0 33 0 33-19 0-20-19-20-33-20-196 0-392 0-587 0-14 0-34 0-34 20 0 19 20 19 34 19 195 0 391 0 587 0zM621 229c14 0 33 0 33-19 0-20-19-20-33-20-196 0-392 0-587 0-14 0-34 0-34 20 0 19 20 19 34 19 195 0 391 0 587 0z">
              <text:p/>
            </draw:path>
          </draw:g>
        </draw:g>
        <draw:custom-shape draw:style-name="gr29" draw:text-style-name="P20" xml:id="id36" draw:id="id36" draw:layer="layout" svg:width="8.096cm" svg:height="1.746cm" svg:x="3.782cm" svg:y="10.8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svg:title>TexMaths</svg:title>
          <svg:desc>28§display§.§svg§600§TRUE§</svg:desc>
          <draw:g>
            <draw:path draw:style-name="gr4" draw:text-style-name="P6" draw:layer="layout" svg:width="0.091cm" svg:height="0.091cm" svg:x="9.992cm" svg:y="12.02cm" svg:viewBox="0 0 92 92" svg:d="M92 47c0-27-21-47-47-47s-45 21-45 47 19 45 45 45 47-20 47-45z">
              <text:p/>
            </draw:path>
          </draw:g>
        </draw:g>
        <draw:custom-shape draw:style-name="gr30" draw:text-style-name="P20" xml:id="id38" draw:id="id38" draw:layer="layout" svg:width="5.715cm" svg:height="1.428cm" svg:x="3.941cm" svg:y="10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9" draw:id="id39">
          <svg:title>TexMaths</svg:title>
          <svg:desc>28§display§\parallel§svg§600§TRUE§</svg:desc>
          <draw:g>
            <draw:path draw:style-name="gr4" draw:text-style-name="P6" draw:layer="layout" svg:width="0.204cm" svg:height="0.88cm" svg:x="5.493cm" svg:y="11.328cm" svg:viewBox="0 0 205 881" svg:d="M35 30c0-12 0-30-17-30-18 0-18 20-18 33 0 272 0 544 0 816 0 12 0 32 18 32 17 0 17-17 17-30 0-274 0-547 0-821zM205 33c0-13 0-33-17-33-18 0-18 18-18 30 0 274 0 547 0 821 0 13 0 30 18 30 17 0 17-20 17-32 0-272 0-544 0-816z">
              <text:p/>
            </draw:path>
          </draw:g>
        </draw:g>
        <draw:custom-shape draw:style-name="gr31" draw:text-style-name="P23" xml:id="id40" draw:id="id40" draw:layer="layout" svg:width="1.27cm" svg:height="1.112cm" svg:x="10.246cm" svg:y="11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1" draw:id="id41">
          <svg:title>TexMaths</svg:title>
          <svg:desc>28§display§P§svg§600§TRUE§</svg:desc>
          <draw:g>
            <draw:path draw:style-name="gr4" draw:text-style-name="P6" draw:layer="layout" svg:width="0.699cm" svg:height="0.668cm" svg:x="10.563cm" svg:y="11.339cm" svg:viewBox="0 0 700 669" svg:d="M258 358c56 0 112 0 168 0 137 0 274-100 274-210 0-75-64-148-193-148-106 0-211 0-317 0-19 0-30 0-30 20 0 11 8 11 28 11 14 0 30 0 42 3 16 0 22 2 22 14 0 5 0 8-3 19-44 176-88 351-131 526-12 37-14 45-90 45-17 0-28 0-28 20 0 11 11 11 14 11 28 0 98-3 126-3 20 0 42 0 62 0 22 0 44 3 64 3 6 0 20 0 20-20 0-11-9-11-28-11-37 0-65 0-65-17 0-5 3-11 3-16 21-82 41-165 62-247zM328 67c8-33 11-36 53-36 32 0 63 0 95 0 81 0 132 25 132 92 0 39-20 123-56 160-51 45-110 50-152 50-46 0-93 0-140 0 23-89 45-177 68-266z">
              <text:p/>
            </draw:path>
          </draw:g>
        </draw:g>
        <draw:custom-shape draw:style-name="gr32" draw:text-style-name="P12" xml:id="id42" draw:id="id42" draw:layer="layout" svg:width="3.614cm" svg:height="1.112cm" svg:x="5.846cm" svg:y="11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3" draw:id="id43">
          <svg:title>TexMaths</svg:title>
          <svg:desc>28§display§\mathit{assign}(v, 42)§svg§600§TRUE§</svg:desc>
          <draw:g>
            <draw:path draw:style-name="gr4" draw:text-style-name="P6" draw:layer="layout" svg:width="0.256cm" svg:height="0.337cm" svg:x="6.003cm" svg:y="11.596cm" svg:viewBox="0 0 257 338" svg:d="M146 285c7 38 29 53 50 53 22 0 34-19 44-43 11-27 17-70 17-72 0-6-5-6-8-6-7 0-9 0-12 17-9 40-19 87-40 87-15 0-15-19-15-30 0-6 0-17 3-38 14-67 28-135 42-202 1-11 1-13 1-17 0-15-10-19-15-19-19 0-24 25-24 30-12-32-31-45-50-45-67 0-139 113-139 223 0 62 27 115 74 115 20 0 48-15 72-53zM179 96c-10 47-20 95-30 142-5 23-41 83-75 83-28 0-33-43-33-66 0-36 19-123 29-155 16-47 43-83 69-83s41 38 41 70c0 2-1 4-1 9z">
              <text:p/>
            </draw:path>
            <draw:path draw:style-name="gr4" draw:text-style-name="P6" draw:layer="layout" svg:width="0.207cm" svg:height="0.337cm" svg:x="6.291cm" svg:y="11.596cm" svg:viewBox="0 0 208 338" svg:d="M103 183c27 8 55 15 55 55 0 23-17 83-79 83-14 0-48-2-58-40 30-5 30-37 30-39 0-12-6-23-20-23s-31 13-31 47c0 44 36 72 79 72 89 0 113-91 113-125 0-64-48-79-72-85-17-5-39-11-39-43 0-17 13-68 61-68 16 0 38 6 45 36-19 2-24 24-24 30 0 8 3 21 19 21 10 0 26-8 26-40 0-34-26-64-66-64-70 0-94 72-94 111 0 57 40 68 55 72z">
              <text:p/>
            </draw:path>
            <draw:path draw:style-name="gr4" draw:text-style-name="P6" draw:layer="layout" svg:width="0.205cm" svg:height="0.337cm" svg:x="6.538cm" svg:y="11.596cm" svg:viewBox="0 0 206 338" svg:d="M103 183c27 8 53 15 53 55 0 23-15 83-77 83-14 0-48-2-58-40 30-5 30-37 30-39 0-12-8-23-20-23-14 0-31 13-31 47 0 44 34 72 77 72 91 0 114-91 114-125 0-64-47-79-71-85-17-5-39-11-39-43 0-17 12-68 61-68 16 0 38 6 45 36-19 2-24 24-24 30 0 8 3 21 17 21 11 0 26-8 26-40 0-34-24-64-64-64-70 0-96 72-96 111 0 57 40 68 57 72z">
              <text:p/>
            </draw:path>
            <draw:path draw:style-name="gr4" draw:text-style-name="P6" draw:layer="layout" svg:width="0.148cm" svg:height="0.496cm" svg:x="6.789cm" svg:y="11.436cm" svg:viewBox="0 0 149 497" svg:d="M149 383c0-7-5-7-8-7-9 0-9 0-11 11-5 23-20 93-56 93-5 0-12 0-12-21 0-19 7-42 15-70 13-42 25-85 38-128 7-21 7-27 7-42 0-40-22-60-45-60-56 0-77 111-77 115 0 9 7 9 9 9 8 0 8-2 12-13 5-23 20-94 55-94 6 0 13 5 13 22s-7 38-10 53c-6 20-13 41-19 61-7 26-15 49-22 75-9 28-11 36-11 51 0 30 14 59 47 59 56 0 75-112 75-114zM146 26c0-20-12-26-21-26-12 0-27 15-27 36 0 19 12 26 20 26 12 0 28-15 28-36z">
              <text:p/>
            </draw:path>
            <draw:path draw:style-name="gr4" draw:text-style-name="P6" draw:layer="layout" svg:width="0.262cm" svg:height="0.482cm" svg:x="6.956cm" svg:y="11.596cm" svg:viewBox="0 0 263 483" svg:d="M172 291c-4 21-8 41-12 62-7 38-11 53-28 79-24 34-48 34-58 34-7 0-26 0-41-9 12-4 18-21 18-34 0-8-5-23-22-23-10 0-29 10-29 40s22 43 74 43c63 0 108-49 120-107 22-108 43-217 65-325 4-13 4-13 4-17 0-15-11-19-18-19-6 0-20 6-24 28-6-22-24-43-49-43-67 0-138 111-138 217 0 61 30 112 74 112 31 0 57-29 64-38zM211 96c-9 45-18 90-27 136-4 23-42 80-74 80-33 0-34-55-34-63 0-36 18-124 30-158 16-40 42-74 66-74 36 0 41 62 41 68-1 4-1 7-2 11z">
              <text:p/>
            </draw:path>
            <draw:path draw:style-name="gr4" draw:text-style-name="P6" draw:layer="layout" svg:width="0.303cm" svg:height="0.337cm" svg:x="7.251cm" svg:y="11.596cm" svg:viewBox="0 0 304 338" svg:d="M89 200c4-17 7-32 11-49 6-38 6-38 17-60 8-19 36-74 82-74 26 0 28 34 28 49 0 47-28 134-36 166-7 23-9 32-9 46 0 32 17 60 45 60 56 0 77-111 77-115 0-6-5-6-9-6-8 0-8 0-10 10-5 22-22 94-57 94-12 0-13-11-13-21 0-19 6-39 12-56 12-40 36-123 36-165 0-62-33-79-62-79-50 0-79 45-88 60-3-37-24-60-49-60-23 0-35 17-43 40-12 30-21 73-21 75 0 8 7 8 10 8 7 0 9-2 11-17 12-53 22-89 41-89 15 0 15 21 15 30 0 13-1 25-3 38-16 74-31 149-47 223 0 4-1 9-1 11 0 8 5 19 17 19 7 0 17-4 22-19 8-40 16-79 24-119z">
              <text:p/>
            </draw:path>
            <draw:path draw:style-name="gr4" draw:text-style-name="P6" draw:layer="layout" svg:width="0.14cm" svg:height="0.745cm" svg:x="7.646cm" svg:y="11.366cm" svg:viewBox="0 0 141 746" svg:d="M141 738c0-2 0-2-11-15-75-96-94-236-94-351 0-130 22-259 96-351 9-10 9-10 9-12 0-7-4-9-7-9-5 0-60 51-96 147-29 80-38 163-38 225 0 60 7 149 41 234 36 91 88 140 93 140 3 0 7-2 7-8z">
              <text:p/>
            </draw:path>
            <draw:path draw:style-name="gr4" draw:text-style-name="P6" draw:layer="layout" svg:width="0.265cm" svg:height="0.337cm" svg:x="7.838cm" svg:y="11.596cm" svg:viewBox="0 0 266 338" svg:d="M266 53c0-40-17-53-27-53-16 0-30 19-30 36 0 11 4 15 9 24 14 14 21 34 21 59 0 32-36 202-107 202-31 0-44-26-44-64 0-42 15-95 34-159 5-11 7-21 7-36 0-34-19-62-48-62-57 0-81 108-81 115 0 8 7 8 9 8 5 0 5-2 8-15 17-74 43-91 62-91 3 0 14 0 14 23 0 20-5 39-11 54-25 85-34 119-34 153 0 78 53 91 81 91 101 0 137-247 137-285z">
              <text:p/>
            </draw:path>
            <draw:path draw:style-name="gr4" draw:text-style-name="P6" draw:layer="layout" svg:width="0.069cm" svg:height="0.222cm" svg:x="8.186cm" svg:y="11.846cm" svg:viewBox="0 0 70 223" svg:d="M70 79c0-49-13-79-37-79-21 0-33 19-33 40 0 20 12 39 33 39 6 0 15-2 20-9 2-2 2-1 4-2 0 4 1 0 1 11 0 55-22 100-41 123-7 8-7 11-7 13 0 4 4 8 5 8 7 0 55-57 55-144z">
              <text:p/>
            </draw:path>
            <draw:path draw:style-name="gr4" draw:text-style-name="P6" draw:layer="layout" svg:width="0.265cm" svg:height="0.503cm" svg:x="8.42cm" svg:y="11.421cm" svg:viewBox="0 0 266 504" svg:d="M160 381c0 21 0 43 0 65 0 26 0 34-45 34-5 0-9 0-14 0 0 8 0 16 0 24 26-2 58-2 83-2s56 0 80 2c0-8 0-16 0-24-4 0-8 0-12 0-44 0-46-8-46-34 0-22 0-44 0-65 20 0 40 0 60 0 0-8 0-16 0-24-20 0-40 0-60 0 0-113 0-225 0-338 0-15 0-19-9-19-5 0-6 0-12 9-61 116-123 232-185 348 0 8 0 16 0 24 53 0 106 0 160 0zM163 357c-49 0-97 0-146 0 49-92 97-184 146-276 0 92 0 184 0 276z">
              <text:p/>
            </draw:path>
            <draw:path draw:style-name="gr4" draw:text-style-name="P6" draw:layer="layout" svg:width="0.239cm" svg:height="0.494cm" svg:x="8.734cm" svg:y="11.43cm" svg:viewBox="0 0 240 495" svg:d="M46 438c22-26 44-51 66-77 92-102 128-142 128-216 0-85-53-145-127-145-68 0-113 68-113 134 0 42 31 42 33 42 10 0 31-8 31-40 0-19-11-38-31-38-6 0-7 0-9 0 14-49 46-75 81-75 55 0 80 60 80 122 0 59-29 116-61 163-39 53-78 107-117 160-7 8-7 10-7 27 75 0 150 0 225 0 5-43 10-86 15-129-4 0-9 0-13 0-4 23-9 55-14 66-5 6-45 6-57 6-36 0-73 0-110 0z">
              <text:p/>
            </draw:path>
            <draw:path draw:style-name="gr4" draw:text-style-name="P6" draw:layer="layout" svg:width="0.14cm" svg:height="0.745cm" svg:x="9.039cm" svg:y="11.366cm" svg:viewBox="0 0 141 746" svg:d="M141 372c0-57-7-147-40-232-36-91-89-140-94-140-4 0-7 4-7 9 0 2 0 2 12 17 58 72 93 191 93 346 0 128-23 259-96 353-9 11-9 11-9 13 0 4 3 8 7 8 5 0 60-51 96-147 31-80 38-163 38-227z">
              <text:p/>
            </draw:path>
          </draw:g>
        </draw:g>
        <draw:custom-shape draw:style-name="gr33" draw:text-style-name="P12" xml:id="id44" draw:id="id44" draw:layer="layout" svg:width="1.094cm" svg:height="1.11cm" svg:x="4.117cm" svg:y="11.1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" draw:id="id45">
          <svg:title>TexMaths</svg:title>
          <svg:desc>28§display§a§svg§600§TRUE§</svg:desc>
          <draw:g>
            <draw:path draw:style-name="gr4" draw:text-style-name="P6" draw:layer="layout" svg:width="0.444cm" svg:height="0.439cm" svg:x="4.414cm" svg:y="11.57cm" svg:viewBox="0 0 445 440" svg:d="M323 61c-17-36-45-61-89-61-114 0-234 142-234 284 0 92 53 156 128 156 19 0 70-3 128-72 8 39 42 72 89 72 33 0 56-22 72-53 14-36 28-95 28-97 0-9-8-9-11-9-11 0-11 3-14 17-17 64-33 120-75 120-25 0-28-25-28-45 0-19 3-28 11-72 11-39 14-50 23-87 12-45 24-91 36-136 5-28 5-28 5-33 0-17-11-26-27-26-23 0-39 23-42 42zM262 315c-6 16-6 19-20 36-44 53-83 67-111 67-48 0-61-53-61-89 0-51 30-170 52-215 31-56 76-92 115-92 61 0 75 78 75 84 0 5-3 14-3 17-16 64-32 128-47 192z">
              <text:p/>
            </draw:path>
          </draw:g>
        </draw:g>
        <draw:g xml:id="id46" draw:id="id46">
          <svg:title>TexMaths</svg:title>
          <svg:desc>28§latex§"Assign $42$ to $v$ and perform\\action $a$ in parallel, then repeat."§svg§600§TRUE§</svg:desc>
          <draw:g>
            <draw:path draw:style-name="gr4" draw:text-style-name="P6" draw:layer="layout" svg:width="0.254cm" svg:height="0.242cm" svg:x="13.989cm" svg:y="10.917cm" svg:viewBox="0 0 255 243" svg:d="M97 86c0-49-18-86-53-86-30 0-44 22-44 44s14 42 44 42c16 0 28-7 32-12 0-2 0-4 3-4 0 5 0 11 0 16 0 25-5 83-56 134-9 9-9 12-9 14 0 5 2 9 7 9 9 0 76-62 76-157zM255 86c0-49-19-86-53-86-31 0-44 22-44 44s13 42 44 42c16 0 27-7 32-12 0-2 2-3 2-4 3 0 3 11 3 16 0 25-7 83-58 134-10 9-10 12-10 14 0 5 3 9 7 9 10 0 77-62 77-157z">
              <text:p/>
            </draw:path>
            <draw:path draw:style-name="gr4" draw:text-style-name="P6" draw:layer="layout" svg:width="0.557cm" svg:height="0.583cm" svg:x="14.395cm" svg:y="10.898cm" svg:viewBox="0 0 558 584" svg:d="M299 16c-5-9-6-16-19-16-12 0-16 5-20 16-56 162-112 325-167 487-17 42-49 53-93 56 0 8 0 17 0 25 19-2 53-5 83-5 26 0 68 3 95 5 0-8 0-17 0-25-41 0-62-21-62-42 0-3 2-12 2-14 13-36 25-71 37-107 67 0 135 0 202 0 14 42 28 84 42 125 2 5 4 10 4 12 0 26-46 26-69 26 0 8 0 17 0 25 30-5 88-5 118-5 35 0 72 3 106 5 0-8 0-17 0-25-4 0-9 0-13 0-49 0-61-7-70-33-59-170-117-340-176-510zM255 109c31 88 62 176 93 264-61 0-122 0-183 0 30-88 60-176 90-264z">
              <text:p/>
            </draw:path>
            <draw:path draw:style-name="gr4" draw:text-style-name="P6" draw:layer="layout" svg:width="0.265cm" svg:height="0.372cm" svg:x="15.006cm" svg:y="11.116cm" svg:viewBox="0 0 266 373" svg:d="M144 206c16 5 83 16 83 77 0 41-28 74-90 74-70 0-100-46-114-116-2-12-4-14-11-14-12 0-12 5-12 21 0 36 0 71 0 107 0 13 0 18 9 18 5 0 4-1 21-16 2-2 2-2 16-19 35 35 72 35 91 35 92 0 129-53 129-111 0-44-23-70-34-79-26-25-58-32-93-39-44-7-100-19-100-65 0-30 21-63 91-63 90 0 95 74 97 98 0 9 7 9 9 9 10 0 10-5 10-21 0-27 0-54 0-81 0-14 0-21-10-21-2 0-4 0-16 9-2 5-9 12-14 14-30-23-62-23-76-23-98 0-130 56-130 100 0 30 14 53 35 69 28 21 48 28 109 37z">
              <text:p/>
            </draw:path>
            <draw:path draw:style-name="gr4" draw:text-style-name="P6" draw:layer="layout" svg:width="0.265cm" svg:height="0.372cm" svg:x="15.329cm" svg:y="11.116cm" svg:viewBox="0 0 266 373" svg:d="M141 206c19 5 86 16 86 77 0 41-28 74-93 74-67 0-97-46-113-116-2-12-2-14-12-14-9 0-9 5-9 21 0 36 0 71 0 107 0 13 0 18 9 18 3 0 4-1 19-16 1-2 2-2 18-19 35 35 72 35 88 35 95 0 132-53 132-111 0-44-25-70-34-79-28-25-58-32-93-39-46-7-100-19-100-65 0-30 21-63 91-63 90 0 92 74 95 98 2 9 6 6 9 9 12 0 12-5 12-21 0-27 0-54 0-81 0-14 0-21-10-21-4 0-4 0-16 9-2 5-11 12-14 14-30-23-65-23-76-23-100 0-130 56-130 100 0 30 12 53 35 69 25 21 48 28 106 37z">
              <text:p/>
            </draw:path>
            <draw:path draw:style-name="gr4" draw:text-style-name="P6" draw:layer="layout" svg:width="0.175cm" svg:height="0.544cm" svg:x="15.648cm" svg:y="10.937cm" svg:viewBox="0 0 176 545" svg:d="M118 183c-38 3-76 6-113 9 0 9 0 17 0 26 53 0 60 4 60 44 0 73 0 147 0 220 0 37-9 37-65 37 0 9 0 17 0 26 28-3 72-5 90-5 28 0 58 2 86 5 0-9 0-17 0-26-56 0-58-5-58-37 0-100 0-199 0-299zM120 42c0-26-18-42-41-42-26 0-44 21-44 42 0 23 18 44 44 44 23 0 41-16 41-44z">
              <text:p/>
            </draw:path>
            <draw:path draw:style-name="gr4" draw:text-style-name="P6" draw:layer="layout" svg:width="0.372cm" svg:height="0.534cm" svg:x="15.871cm" svg:y="11.114cm" svg:viewBox="0 0 373 535" svg:d="M158 227c-70 0-70-81-70-100 0-23 0-48 14-69 5-9 23-33 56-33 71 0 71 84 71 102 0 21 0 47-13 68-5 9-24 32-58 32zM65 260c0-5 0-24 14-40 30 23 65 26 79 26 76 0 132-56 132-119 0-30-12-60-33-78 30-28 58-33 74-33 3 1 5 0 7 3-9 2-11 11-11 20 0 14 9 24 23 24 7 0 23-5 23-24 0-14-9-39-42-39-16 0-53 5-85 37-35-28-70-30-88-30-75 0-130 58-130 120 0 35 16 65 37 84-12 11-26 39-26 67 0 26 12 56 37 72-48 14-76 49-76 81 0 60 81 104 181 104 95 0 180-41 180-104 0-30-11-72-53-93-42-23-90-23-139-23-21 0-55 0-62-2-26-2-42-28-42-53zM181 517c-81 0-137-42-137-86 0-37 30-67 65-69 16 0 32 0 49 0 69 0 162 0 162 69 0 44-58 86-139 86z">
              <text:p/>
            </draw:path>
            <draw:path draw:style-name="gr4" draw:text-style-name="P6" draw:layer="layout" svg:width="0.409cm" svg:height="0.361cm" svg:x="16.281cm" svg:y="11.12cm" svg:viewBox="0 0 410 362" svg:d="M65 81c0 73 0 145 0 218 0 37-9 37-65 37 0 9 0 17 0 26 30-3 72-5 93-5s65 2 90 5c0-9 0-17 0-26-53 0-63 0-63-37 0-50 0-100 0-151 0-83 58-129 112-129 51 0 60 44 60 90 0 63 0 127 0 190 0 37-9 37-65 37 0 9 0 17 0 26 28-3 70-5 93-5 21 0 62 2 90 5 0-9 0-17 0-26-42 0-62 0-62-25 0-52 0-104 0-156 0-69 0-95-26-125-11-14-39-30-86-30-60 0-97 35-120 86 0-29 0-57 0-86-39 3-77 6-116 9 0 9 0 17 0 26 58 0 65 7 65 46z">
              <text:p/>
            </draw:path>
            <draw:path draw:style-name="gr4" draw:text-style-name="P6" draw:layer="layout" svg:width="0.36cm" svg:height="0.551cm" svg:x="17.002cm" svg:y="10.93cm" svg:viewBox="0 0 361 552" svg:d="M218 417c0 23 0 47 0 70 0 30-2 39-63 39-5 0-11 0-16 0 0 9 0 17 0 26 32-5 74-5 109-5s79 0 111 5c0-9 0-17 0-26-5 0-11 0-16 0-60 0-63-9-63-39 0-23 0-47 0-70 27 0 54 0 81 0 0-8 0-17 0-25-27 0-54 0-81 0 0-124 0-248 0-371 0-16 0-21-14-21-6 0-9 0-16 9-83 128-167 255-250 383 0 8 0 17 0 25 73 0 145 0 218 0zM222 392c-66 0-132 0-199 0 67-102 133-203 199-304 0 101 0 202 0 304z">
              <text:p/>
            </draw:path>
            <draw:path draw:style-name="gr4" draw:text-style-name="P6" draw:layer="layout" svg:width="0.323cm" svg:height="0.541cm" svg:x="17.428cm" svg:y="10.94cm" svg:viewBox="0 0 324 542" svg:d="M63 477c28-27 57-55 85-83 128-111 176-155 176-236 0-93-74-158-171-158-93 0-153 74-153 146 0 46 39 46 42 46 14 0 44-9 44-44 0-21-16-41-44-41-7 0-7 0-10 0 19-51 63-82 109-82 75 0 109 65 109 133 0 64-41 129-85 178-52 59-104 117-156 176-9 7-9 9-9 30 100 0 201 0 301 0 8-48 16-95 23-143-7 0-13 0-20 0-5 25-10 60-17 74-7 4-60 4-78 4-49 0-98 0-146 0z">
              <text:p/>
            </draw:path>
            <draw:path draw:style-name="gr4" draw:text-style-name="P6" draw:layer="layout" svg:width="0.254cm" svg:height="0.507cm" svg:x="18.081cm" svg:y="10.981cm" svg:viewBox="0 0 255 508" svg:d="M125 174c39 0 77 0 116 0 0-9 0-17 0-26-39 0-77 0-116 0 0-49 0-99 0-148-7 0-14 0-21 0 0 65-25 153-104 155 0 6 0 13 0 19 23 0 46 0 70 0 0 75 0 150 0 225 0 99 74 109 104 109 58 0 81-58 81-109 0-16 0-31 0-47-7 0-14 0-21 0 0 15 0 30 0 44 0 61-25 93-56 93-53 0-53-74-53-88 0-76 0-151 0-227z">
              <text:p/>
            </draw:path>
            <draw:path draw:style-name="gr4" draw:text-style-name="P6" draw:layer="layout" svg:width="0.358cm" svg:height="0.372cm" svg:x="18.406cm" svg:y="11.116cm" svg:viewBox="0 0 359 373" svg:d="M359 190c0-104-81-190-178-190-102 0-181 90-181 190 0 107 83 183 178 183 100 0 181-79 181-183zM181 355c-37 0-72-19-93-56-21-35-21-86-21-114 0-32 0-76 19-111 23-39 60-55 92-55 38 0 72 18 93 53s21 81 21 113c0 28 0 72-19 109-16 35-53 61-92 61z">
              <text:p/>
            </draw:path>
            <draw:path draw:style-name="gr4" draw:text-style-name="P6" draw:layer="layout" svg:width="0.356cm" svg:height="0.367cm" svg:x="19.085cm" svg:y="11.12cm" svg:viewBox="0 0 357 368" svg:d="M357 58c0-44-21-58-35-58-21 0-42 23-42 39 0 12 5 17 14 26 17 16 28 37 28 67 0 33-49 220-146 220-42 0-60-30-60-72 0-46 23-104 49-171 4-14 9-26 9-42 0-37-26-67-67-67-77 0-107 118-107 125 0 9 7 9 9 9 10 0 10-2 14-13 23-84 58-102 81-102 7 0 21 0 21 25 0 21-9 44-14 58-37 95-46 132-46 167 0 88 72 99 109 99 137 0 183-268 183-310z">
              <text:p/>
            </draw:path>
            <draw:path draw:style-name="gr4" draw:text-style-name="P6" draw:layer="layout" svg:width="0.367cm" svg:height="0.372cm" svg:x="19.789cm" svg:y="11.116cm" svg:viewBox="0 0 368 373" svg:d="M239 304c2 32 25 67 62 67 16 0 67-12 67-79 0-15 0-29 0-44-7 0-13 0-20 0 0 15 0 29 0 44 0 49-21 53-31 53-25 0-30-37-30-41 0-54 0-109 0-163 0-34 0-65-27-95-33-32-72-46-112-46-67 0-123 39-123 93 0 23 17 37 38 37 23 0 37-16 37-37 0-10-5-37-42-37 23-28 62-37 88-37 39 0 86 32 86 104 0 10 0 20 0 30-42 2-98 5-149 30-62 26-83 70-83 104 0 68 81 86 132 86 53 0 90-32 107-69zM232 169c0 27 0 54 0 81 0 79-58 107-95 107-40 0-74-30-74-70 0-44 34-113 169-118z">
              <text:p/>
            </draw:path>
            <draw:path draw:style-name="gr4" draw:text-style-name="P6" draw:layer="layout" svg:width="0.407cm" svg:height="0.361cm" svg:x="20.19cm" svg:y="11.12cm" svg:viewBox="0 0 408 362" svg:d="M63 81c0 73 0 145 0 218 0 37-10 37-63 37 0 9 0 17 0 26 28-3 70-5 90-5 21 0 65 2 93 5 0-9 0-17 0-26-56 0-65 0-65-37 0-50 0-100 0-151 0-83 58-129 111-129 51 0 61 44 61 90 0 63 0 127 0 190 0 37-10 37-65 37 0 9 0 17 0 26 30-3 72-5 92-5 21 0 63 2 91 5 0-9 0-17 0-26-42 0-63 0-63-25 0-52 0-104 0-156 0-69 0-95-25-125-12-14-37-30-86-30-58 0-97 35-120 86 0-29 0-57 0-86-38 3-76 6-114 9 0 9 0 17 0 26 56 0 63 7 63 46z">
              <text:p/>
            </draw:path>
            <draw:path draw:style-name="gr4" draw:text-style-name="P6" draw:layer="layout" svg:width="0.4cm" svg:height="0.571cm" svg:x="20.644cm" svg:y="10.917cm" svg:viewBox="0 0 401 572" svg:d="M280 519c0 18 0 36 0 53 41-2 81-4 121-7 0-8 0-17 0-25-58 0-65-7-65-46 0-165 0-329 0-494-39 3-77 6-116 9 0 9 0 17 0 26 56 0 63 4 63 44 0 59 0 117 0 176-23-28-58-51-102-51-98 0-181 81-181 185 0 105 79 183 171 183 54 0 89-27 109-53zM280 301c0 56 0 112 0 167 0 14 0 16-9 30-23 40-60 58-95 58-37 0-67-21-86-53-20-33-23-79-23-114 0-30 0-78 26-113 16-26 46-54 90-54 30 0 63 12 88 49 9 14 9 16 9 30z">
              <text:p/>
            </draw:path>
            <draw:path draw:style-name="gr4" draw:text-style-name="P6" draw:layer="layout" svg:width="0.4cm" svg:height="0.518cm" svg:x="21.363cm" svg:y="11.12cm" svg:viewBox="0 0 401 519" svg:d="M116 56c0-19 0-37 0-56-39 3-77 6-116 9 0 9 0 17 0 26 58 0 63 4 63 41 0 127 0 254 0 381 0 37-10 37-63 37 0 8 0 17 0 25 28-2 70-2 90-2 24 0 65 0 93 2 0-8 0-17 0-25-56 0-65 0-65-37 0-46 0-92 0-137 0-3 0-5 0-7 5 11 40 55 102 55 97 0 181-78 181-183 0-104-79-185-169-185-65 0-100 37-116 56zM118 269c0-61 0-122 0-183 26-42 65-65 107-65 58 0 109 72 109 164 0 98-58 167-118 167-33 0-63-16-86-51-12-16-12-16-12-32z">
              <text:p/>
            </draw:path>
            <draw:path draw:style-name="gr4" draw:text-style-name="P6" draw:layer="layout" svg:width="0.314cm" svg:height="0.372cm" svg:x="21.838cm" svg:y="11.116cm" svg:viewBox="0 0 315 373" svg:d="M67 160c5-121 74-141 102-141 84 0 93 108 93 141-65 0-130 0-195 0zM67 176c76 0 152 0 227 0 19 0 21 0 21-16 0-81-44-160-146-160-95 0-169 83-169 185 0 109 86 188 178 188 100 0 137-90 137-104 0-9-7-9-11-9-7 0-10 4-10 9-30 86-102 86-111 86-39 0-72-26-90-56-26-39-26-93-26-123z">
              <text:p/>
            </draw:path>
            <draw:path draw:style-name="gr4" draw:text-style-name="P6" draw:layer="layout" svg:width="0.272cm" svg:height="0.361cm" svg:x="22.199cm" svg:y="11.12cm" svg:viewBox="0 0 273 362" svg:d="M114 90c0-30 0-60 0-90-38 3-76 6-114 9 0 9 0 17 0 26 58 0 63 7 63 46 0 73 0 145 0 218 0 37-7 37-63 37 0 9 0 17 0 26 32-3 70-5 93-5 32 0 72 0 104 5 0-9 0-17 0-26-6 0-12 0-19 0-60 0-60-9-60-39 0-42 0-84 0-126 0-81 33-152 95-152 7 0 7 0 9 0-2 2-18 11-18 32 0 23 16 35 35 35 14 0 34-10 34-35 0-26-25-51-60-51-60 0-88 56-99 90z">
              <text:p/>
            </draw:path>
            <draw:path draw:style-name="gr4" draw:text-style-name="P6" draw:layer="layout" svg:width="0.263cm" svg:height="0.574cm" svg:x="22.521cm" svg:y="10.907cm" svg:viewBox="0 0 264 575" svg:d="M116 222c0-30 0-61 0-92 0-72 39-111 76-111 3 0 14 0 26 4-9 5-23 14-23 35 0 18 11 35 34 35 24 0 35-17 35-35 0-30-30-58-72-58-58 0-127 44-127 130 0 31 0 62 0 92-22 0-43 0-65 0 0 9 0 17 0 26 22 0 43 0 65 0 0 88 0 176 0 264 0 37-9 37-63 37 0 9 0 17 0 26 30-3 70-5 93-5 32 0 70 0 102 5 0-9 0-17 0-26-5 0-11 0-16 0-61 0-63-9-63-39 0-87 0-175 0-262 31 0 62 0 93 0 0-9 0-17 0-26-32 0-63 0-95 0z">
              <text:p/>
            </draw:path>
            <draw:path draw:style-name="gr4" draw:text-style-name="P6" draw:layer="layout" svg:width="0.36cm" svg:height="0.372cm" svg:x="22.767cm" svg:y="11.116cm" svg:viewBox="0 0 361 373" svg:d="M361 190c0-104-81-190-180-190-102 0-181 90-181 190 0 107 86 183 181 183 97 0 180-79 180-183zM181 355c-35 0-72-19-93-56-21-35-21-86-21-114 0-32 0-76 21-111 21-39 60-55 93-55 35 0 68 18 90 53s23 81 23 113c0 28 0 72-18 109-19 35-54 61-95 61z">
              <text:p/>
            </draw:path>
            <draw:path draw:style-name="gr4" draw:text-style-name="P6" draw:layer="layout" svg:width="0.272cm" svg:height="0.361cm" svg:x="23.175cm" svg:y="11.12cm" svg:viewBox="0 0 273 362" svg:d="M114 90c0-30 0-60 0-90-38 3-76 6-114 9 0 9 0 17 0 26 56 0 63 7 63 46 0 73 0 145 0 218 0 37-10 37-63 37 0 9 0 17 0 26 30-3 70-5 93-5 32 0 69 0 102 5 0-9 0-17 0-26-6 0-11 0-17 0-60 0-62-9-62-39 0-42 0-84 0-126 0-81 35-152 97-152 5 0 7 0 9 0-2 2-18 11-18 32 0 23 16 35 35 35 14 0 34-10 34-35 0-26-25-51-60-51-60 0-90 56-99 90z">
              <text:p/>
            </draw:path>
            <draw:path draw:style-name="gr4" draw:text-style-name="P6" draw:layer="layout" svg:width="0.634cm" svg:height="0.361cm" svg:x="23.497cm" svg:y="11.12cm" svg:viewBox="0 0 635 362" svg:d="M63 81c0 73 0 145 0 218 0 37-10 37-63 37 0 9 0 17 0 26 28-3 70-5 90-5 24 0 65 2 93 5 0-9 0-17 0-26-56 0-65 0-65-37 0-50 0-100 0-151 0-83 58-129 111-129 51 0 61 44 61 90 0 63 0 127 0 190 0 37-10 37-65 37 0 9 0 17 0 26 30-3 72-5 92-5 21 0 65 2 93 5 0-9 0-17 0-26-55 0-65 0-65-37 0-50 0-100 0-151 0-83 58-129 111-129 51 0 61 44 61 90 0 63 0 127 0 190 0 37-10 37-65 37 0 9 0 17 0 26 28-3 69-5 93-5 20 0 62 2 90 5 0-9 0-17 0-26-42 0-63 0-63-25 0-52 0-104 0-156 0-69 0-95-25-125-12-14-40-30-86-30-69 0-104 49-118 81-12-72-72-81-109-81-58 0-97 35-120 86 0-29 0-57 0-86-38 3-76 6-114 9 0 9 0 17 0 26 56 0 63 7 63 46z">
              <text:p/>
            </draw:path>
            <draw:path draw:style-name="gr4" draw:text-style-name="P6" draw:layer="layout" svg:width="0.365cm" svg:height="0.374cm" svg:x="12.775cm" svg:y="12.092cm" svg:viewBox="0 0 366 375" svg:d="M236 304c5 32 26 67 65 67 16 0 65-12 65-79 0-15 0-29 0-44-6 0-12 0-18 0 0 15 0 29 0 44 0 49-21 53-31 53-27 0-30-37-30-41 0-54 0-109 0-163 0-34 0-65-30-95-30-32-72-46-111-46-67 0-123 39-123 93 0 25 16 39 37 39 23 0 40-16 40-39 0-10-5-35-42-37 21-28 60-37 88-37 39 0 86 32 86 104 0 10 0 20 0 30-42 2-100 5-151 30-60 28-81 70-81 104 0 68 79 88 130 88 53 0 92-32 106-71zM232 169c0 28 0 56 0 84 0 76-61 104-95 104-42 0-74-28-74-70 0-44 34-111 169-118z">
              <text:p/>
            </draw:path>
            <draw:path draw:style-name="gr4" draw:text-style-name="P6" draw:layer="layout" svg:width="0.31cm" svg:height="0.374cm" svg:x="13.176cm" svg:y="12.092cm" svg:viewBox="0 0 311 375" svg:d="M67 188c0-132 67-167 109-167 9 0 60 2 88 30-32 2-37 28-37 37 0 21 14 39 37 39 21 0 37-13 37-39 0-56-62-88-125-88-102 0-176 88-176 190 0 104 81 185 174 185 111 0 137-98 137-106s-10-9-12-9c-7 0-9 4-9 9-26 76-77 86-107 86-44 0-116-35-116-167z">
              <text:p/>
            </draw:path>
            <draw:path draw:style-name="gr4" draw:text-style-name="P6" draw:layer="layout" svg:width="0.254cm" svg:height="0.509cm" svg:x="13.526cm" svg:y="11.957cm" svg:viewBox="0 0 255 510" svg:d="M125 174c39 0 77 0 116 0 0-9 0-17 0-26-39 0-77 0-116 0 0-49 0-99 0-148-7 0-14 0-21 0 0 67-25 153-104 158 0 5 0 10 0 16 23 0 46 0 70 0 0 75 0 150 0 225 0 99 74 111 104 111 58 0 81-58 81-111 0-16 0-31 0-47-7 0-14 0-21 0 0 15 0 30 0 44 0 61-25 93-56 93-53 0-53-74-53-88 0-76 0-151 0-227z">
              <text:p/>
            </draw:path>
            <draw:path draw:style-name="gr4" draw:text-style-name="P6" draw:layer="layout" svg:width="0.175cm" svg:height="0.544cm" svg:x="13.853cm" svg:y="11.913cm" svg:viewBox="0 0 176 545" svg:d="M118 185c-38 3-76 5-113 7 0 9 0 17 0 26 53 0 60 4 60 46 0 73 0 145 0 218 0 37-9 37-65 37 0 9 0 17 0 26 28-3 72-3 90-3 28 0 58 0 86 3 0-9 0-17 0-26-56 0-58-5-58-37 0-99 0-198 0-297zM120 42c0-26-18-42-41-42-26 0-44 21-44 42 0 23 18 44 44 44 23 0 41-16 41-44z">
              <text:p/>
            </draw:path>
            <draw:path draw:style-name="gr4" draw:text-style-name="P6" draw:layer="layout" svg:width="0.36cm" svg:height="0.374cm" svg:x="14.075cm" svg:y="12.092cm" svg:viewBox="0 0 361 375" svg:d="M361 192c0-104-81-192-180-192-102 0-181 90-181 192 0 105 86 183 181 183 97 0 180-81 180-183zM181 355c-35 0-70-19-93-56-21-35-21-86-21-114 0-32 0-76 21-111 21-37 60-55 93-55 35 0 70 18 92 53s21 81 21 113c0 28 0 72-18 109-19 37-54 61-95 61z">
              <text:p/>
            </draw:path>
            <draw:path draw:style-name="gr4" draw:text-style-name="P6" draw:layer="layout" svg:width="0.409cm" svg:height="0.358cm" svg:x="14.485cm" svg:y="12.098cm" svg:viewBox="0 0 410 359" svg:d="M65 79c0 72 0 145 0 218 0 37-9 37-65 37 0 8 0 17 0 25 30-2 72-2 93-2s62 0 90 2c0-8 0-17 0-25-53 0-63 0-63-37 0-51 0-101 0-151 0-83 58-130 109-130 54 0 61 44 61 91 0 63 0 126 0 190 0 37-7 37-63 37 0 8 0 17 0 25 28-2 70-2 93-2 21 0 62 0 90 2 0-8 0-17 0-25-42 0-62 0-62-26 0-52 0-103 0-155 0-70 0-95-26-123-11-14-39-30-86-30-60 0-97 35-120 83 0-27 0-55 0-83-39 2-77 5-116 7 0 8 0 17 0 25 58 0 65 7 65 47z">
              <text:p/>
            </draw:path>
            <draw:path draw:style-name="gr4" draw:text-style-name="P6" draw:layer="layout" svg:width="0.37cm" svg:height="0.367cm" svg:x="15.217cm" svg:y="12.098cm" svg:viewBox="0 0 371 368" svg:d="M271 51c-16-30-39-51-76-51-95 0-195 118-195 236 0 77 44 132 107 132 16 0 58-4 106-62 7 35 35 62 74 62 28 0 47-20 61-46 13-28 15-52 23-79 0-9-7-9-10-9-6 0-9 2-11 14-14 53-28 102-60 102-24 0-26-21-26-37 0-19 2-26 12-60 9-35 9-44 16-75 10-37 20-75 30-113 5-23 5-26 5-28 0-14-10-21-23-21-19 0-31 16-33 35zM218 262c-5 14-5 16-16 30-37 44-70 58-93 58-42 0-53-44-53-77 0-41 27-141 46-178 25-49 63-79 95-79 51 0 63 67 63 72s0 9-3 14c-13 53-26 107-39 160z">
              <text:p/>
            </draw:path>
            <draw:path draw:style-name="gr4" draw:text-style-name="P6" draw:layer="layout" svg:width="0.173cm" svg:height="0.544cm" svg:x="15.913cm" svg:y="11.913cm" svg:viewBox="0 0 174 545" svg:d="M118 185c-38 3-77 5-116 7 0 9 0 17 0 26 54 0 61 4 61 46 0 73 0 145 0 218 0 37-7 37-63 37 0 9 0 17 0 26 25-3 70-3 90-3 28 0 56 0 84 3 0-9 0-17 0-26-54 0-56-5-56-37 0-99 0-198 0-297zM120 42c0-26-20-42-44-42-25 0-41 21-41 42 0 23 16 44 41 44 24 0 44-16 44-44z">
              <text:p/>
            </draw:path>
            <draw:path draw:style-name="gr4" draw:text-style-name="P6" draw:layer="layout" svg:width="0.409cm" svg:height="0.358cm" svg:x="16.137cm" svg:y="12.098cm" svg:viewBox="0 0 410 359" svg:d="M65 79c0 72 0 145 0 218 0 37-9 37-65 37 0 8 0 17 0 25 30-2 70-2 93-2 21 0 62 0 90 2 0-8 0-17 0-25-53 0-63 0-63-37 0-51 0-101 0-151 0-83 58-130 109-130s61 44 61 91c0 63 0 126 0 190 0 37-10 37-63 37 0 8 0 17 0 25 28-2 70-2 93-2 21 0 62 0 90 2 0-8 0-17 0-25-42 0-62 0-62-26 0-52 0-103 0-155 0-70 0-95-26-123-11-14-39-30-86-30-60 0-97 35-120 83 0-27 0-55 0-83-39 2-77 5-116 7 0 8 0 17 0 25 58 0 65 7 65 47z">
              <text:p/>
            </draw:path>
            <draw:path draw:style-name="gr4" draw:text-style-name="P6" draw:layer="layout" svg:width="0.4cm" svg:height="0.516cm" svg:x="16.858cm" svg:y="12.098cm" svg:viewBox="0 0 401 517" svg:d="M118 53c0-17 0-35 0-53-39 2-79 5-118 7 0 8 0 17 0 25 58 0 65 5 65 42 0 127 0 254 0 380 0 37-9 37-65 37 0 9 0 17 0 26 28-3 70-3 93-3 21 0 62 0 90 3 0-9 0-17 0-26-53 0-63 0-63-37 0-45 0-91 0-137 0-2 0-4 0-6 5 13 38 57 100 57 97 0 181-81 181-185s-79-183-169-183c-63 0-98 35-114 53zM120 267c0-62 0-123 0-184 24-39 63-64 105-64 60 0 109 71 109 164 0 97-56 167-116 167-33 0-65-16-86-51-12-16-12-16-12-32z">
              <text:p/>
            </draw:path>
            <draw:path draw:style-name="gr4" draw:text-style-name="P6" draw:layer="layout" svg:width="0.367cm" svg:height="0.374cm" svg:x="17.321cm" svg:y="12.092cm" svg:viewBox="0 0 368 375" svg:d="M239 304c2 32 23 67 62 67 16 0 67-12 67-79 0-15 0-29 0-44-7 0-13 0-20 0 0 15 0 29 0 44 0 49-21 53-31 53-25 0-30-37-30-41 0-54 0-109 0-163 0-34 0-65-27-95-33-32-75-46-112-46-67 0-123 39-123 93 0 25 17 39 38 39 23 0 37-16 37-39 0-10-5-35-42-37 21-28 62-37 88-37 39 0 86 32 86 104 0 10 0 20 0 30-42 2-98 5-151 30-60 28-81 70-81 104 0 68 79 88 132 88s90-32 107-71zM232 169c0 28 0 56 0 84 0 76-58 104-95 104-40 0-74-28-74-70 0-44 34-111 169-118z">
              <text:p/>
            </draw:path>
            <draw:path draw:style-name="gr4" draw:text-style-name="P6" draw:layer="layout" svg:width="0.272cm" svg:height="0.358cm" svg:x="17.718cm" svg:y="12.098cm" svg:viewBox="0 0 273 359" svg:d="M114 88c0-29 0-59 0-88-38 2-76 5-114 7 0 8 0 17 0 25 58 0 65 7 65 47 0 72 0 145 0 218 0 37-9 37-65 37 0 8 0 17 0 25 32-2 70-2 93-2 32 0 72 0 104 2 0-8 0-17 0-25-6 0-12 0-19 0-60 0-60-10-60-40 0-41 0-83 0-125 0-79 33-153 95-153 7 0 7 0 9 3-2 0-18 9-18 30 0 23 16 34 35 34 14 0 34-9 34-34 0-26-25-49-60-49-58 0-88 53-99 88z">
              <text:p/>
            </draw:path>
            <draw:path draw:style-name="gr4" draw:text-style-name="P6" draw:layer="layout" svg:width="0.365cm" svg:height="0.374cm" svg:x="18.049cm" svg:y="12.092cm" svg:viewBox="0 0 366 375" svg:d="M236 304c3 32 26 67 63 67 18 0 67-12 67-79 0-15 0-29 0-44-7 0-14 0-21 0 0 15 0 29 0 44 0 49-18 53-28 53-27 0-30-37-30-41 0-54 0-109 0-163 0-34 0-65-30-95-32-32-72-46-111-46-67 0-123 39-123 93 0 25 16 39 37 39 23 0 37-16 37-39 0-10-4-35-41-37 23-28 62-37 88-37 39 0 85 32 85 104 0 10 0 20 0 30-39 2-97 5-148 30-62 28-81 70-81 104 0 68 79 88 130 88 53 0 90-32 106-71zM229 169c0 28 0 56 0 84 0 76-58 104-95 104-39 0-71-28-71-70 0-44 32-111 166-118z">
              <text:p/>
            </draw:path>
            <draw:path draw:style-name="gr4" draw:text-style-name="P6" draw:layer="layout" svg:width="0.18cm" svg:height="0.564cm" svg:x="18.448cm" svg:y="11.892cm" svg:viewBox="0 0 181 565" svg:d="M118 0c-39 3-79 6-118 9 0 9 0 17 0 26 58 0 65 4 65 46 0 141 0 281 0 422 0 37-9 37-65 37 0 8 0 17 0 25 28-2 70-2 90-2 21 0 61 0 91 2 0-8 0-17 0-25-54 0-63 0-63-37 0-168 0-335 0-503z">
              <text:p/>
            </draw:path>
            <draw:path draw:style-name="gr4" draw:text-style-name="P6" draw:layer="layout" svg:width="0.18cm" svg:height="0.564cm" svg:x="18.675cm" svg:y="11.892cm" svg:viewBox="0 0 181 565" svg:d="M116 0c-39 3-77 6-116 9 0 9 0 17 0 26 56 0 63 4 63 46 0 141 0 281 0 422 0 37-10 37-63 37 0 8 0 17 0 25 25-2 70-2 90-2 21 0 61 0 91 2 0-8 0-17 0-25-56 0-65 0-65-37 0-168 0-335 0-503z">
              <text:p/>
            </draw:path>
            <draw:path draw:style-name="gr4" draw:text-style-name="P6" draw:layer="layout" svg:width="0.314cm" svg:height="0.374cm" svg:x="18.897cm" svg:y="12.092cm" svg:viewBox="0 0 315 375" svg:d="M67 160c5-121 74-141 102-141 84 0 91 111 91 141-65 0-129 0-193 0zM67 178c76 0 152 0 227 0 19 0 21 0 21-18 0-79-44-160-146-160-95 0-169 86-169 185 0 112 86 190 178 190 100 0 137-90 137-106 0-9-7-9-11-9-7 0-10 4-10 11-30 84-102 84-111 84-39 0-74-26-93-56-23-39-23-93-23-121z">
              <text:p/>
            </draw:path>
            <draw:path draw:style-name="gr4" draw:text-style-name="P6" draw:layer="layout" svg:width="0.18cm" svg:height="0.564cm" svg:x="19.263cm" svg:y="11.892cm" svg:viewBox="0 0 181 565" svg:d="M116 0c-39 3-77 6-116 9 0 9 0 17 0 26 56 0 63 4 63 46 0 141 0 281 0 422 0 37-10 37-63 37 0 8 0 17 0 25 25-2 71-2 90-2 20 0 61 0 91 2 0-8 0-17 0-25-56 0-65 0-65-37 0-168 0-335 0-503z">
              <text:p/>
            </draw:path>
            <draw:path draw:style-name="gr4" draw:text-style-name="P6" draw:layer="layout" svg:width="0.094cm" svg:height="0.242cm" svg:x="19.532cm" svg:y="12.37cm" svg:viewBox="0 0 95 243" svg:d="M95 86c0-51-19-86-51-86-30 0-44 23-44 44s14 44 44 44c12 0 21-5 30-12 1 0 2-1 2-2 0 4 0 0 0 12 0 53-23 102-57 141-5 5-7 5-7 9 0 5 4 7 9 7 9 0 74-62 74-157z">
              <text:p/>
            </draw:path>
            <draw:path draw:style-name="gr4" draw:text-style-name="P6" draw:layer="layout" svg:width="0.254cm" svg:height="0.509cm" svg:x="19.975cm" svg:y="11.957cm" svg:viewBox="0 0 255 510" svg:d="M125 174c39 0 77 0 116 0 0-9 0-17 0-26-39 0-77 0-116 0 0-49 0-99 0-148-7 0-14 0-21 0 0 67-23 153-104 158 0 5 0 10 0 16 23 0 46 0 70 0 0 75 0 150 0 225 0 99 76 111 104 111 58 0 81-58 81-111 0-16 0-31 0-47-7 0-14 0-21 0 0 15 0 30 0 44 0 61-23 93-53 93-56 0-56-74-56-88 0-76 0-151 0-227z">
              <text:p/>
            </draw:path>
            <draw:path draw:style-name="gr4" draw:text-style-name="P6" draw:layer="layout" svg:width="0.409cm" svg:height="0.564cm" svg:x="20.301cm" svg:y="11.892cm" svg:viewBox="0 0 410 565" svg:d="M65 503c0 37-9 37-65 37 0 8 0 17 0 25 30-2 72-2 93-2s62 0 90 2c0-8 0-17 0-25-53 0-63 0-63-37 0-50 0-101 0-151 0-83 58-130 109-130 54 0 61 45 61 91 0 63 0 127 0 190 0 37-7 37-63 37 0 8 0 17 0 25 28-2 70-2 93-2 21 0 62 0 90 2 0-8 0-17 0-25-42 0-62 0-62-26 0-51 0-103 0-155 0-69 0-95-26-123-11-14-39-30-86-30-69 0-104 49-118 79 0-95 0-190 0-285-39 3-79 6-118 9 0 9 0 17 0 26 58 0 65 4 65 46 0 141 0 281 0 422z">
              <text:p/>
            </draw:path>
            <draw:path draw:style-name="gr4" draw:text-style-name="P6" draw:layer="layout" svg:width="0.314cm" svg:height="0.374cm" svg:x="20.751cm" svg:y="12.092cm" svg:viewBox="0 0 315 375" svg:d="M70 160c4-121 71-141 99-141 84 0 93 111 93 141-64 0-128 0-192 0zM67 178c76 0 152 0 227 0 19 0 21 0 21-18 0-79-44-160-146-160-95 0-169 86-169 185 0 112 86 190 178 190 100 0 137-90 137-106 0-9-7-9-9-9-9 0-9 4-12 11-28 84-102 84-109 84-41 0-74-26-92-56-26-39-26-93-26-121z">
              <text:p/>
            </draw:path>
            <draw:path draw:style-name="gr4" draw:text-style-name="P6" draw:layer="layout" svg:width="0.407cm" svg:height="0.358cm" svg:x="21.117cm" svg:y="12.098cm" svg:viewBox="0 0 408 359" svg:d="M63 79c0 72 0 145 0 218 0 37-10 37-63 37 0 8 0 17 0 25 28-2 70-2 90-2 24 0 65 0 93 2 0-8 0-17 0-25-56 0-65 0-65-37 0-51 0-101 0-151 0-83 58-130 111-130 51 0 61 44 61 91 0 63 0 126 0 190 0 37-10 37-65 37 0 8 0 17 0 25 30-2 72-2 92-2 21 0 65 0 91 2 0-8 0-17 0-25-42 0-63 0-63-26 0-52 0-103 0-155 0-70 0-95-25-123-12-14-37-30-86-30-58 0-97 35-120 83 0-27 0-55 0-83-38 2-76 5-114 7 0 8 0 17 0 25 56 0 63 7 63 47z">
              <text:p/>
            </draw:path>
            <draw:path draw:style-name="gr4" draw:text-style-name="P6" draw:layer="layout" svg:width="0.272cm" svg:height="0.358cm" svg:x="21.838cm" svg:y="12.098cm" svg:viewBox="0 0 273 359" svg:d="M114 88c0-29 0-59 0-88-38 2-76 5-114 7 0 8 0 17 0 25 56 0 63 7 63 47 0 72 0 145 0 218 0 37-10 37-63 37 0 8 0 17 0 25 30-2 70-2 93-2 32 0 69 0 102 2 0-8 0-17 0-25-6 0-11 0-17 0-60 0-62-10-62-40 0-41 0-83 0-125 0-79 35-153 97-153 5 0 7 0 9 3-2 0-18 9-18 30 0 23 16 34 35 34 14 0 34-9 34-34 0-26-25-49-60-49-60 0-90 53-99 88z">
              <text:p/>
            </draw:path>
            <draw:path draw:style-name="gr4" draw:text-style-name="P6" draw:layer="layout" svg:width="0.314cm" svg:height="0.374cm" svg:x="22.155cm" svg:y="12.092cm" svg:viewBox="0 0 315 375" svg:d="M70 160c4-121 71-141 99-141 86 0 93 111 93 141-64 0-128 0-192 0zM67 178c77 0 153 0 230 0 16 0 18 0 18-18 0-79-44-160-146-160-93 0-169 86-169 185 0 112 86 190 181 190 99 0 134-90 134-106 0-9-4-9-9-9-7 0-9 4-12 11-28 84-102 84-109 84-41 0-74-26-92-56-26-39-26-93-26-121z">
              <text:p/>
            </draw:path>
            <draw:path draw:style-name="gr4" draw:text-style-name="P6" draw:layer="layout" svg:width="0.4cm" svg:height="0.516cm" svg:x="22.519cm" svg:y="12.098cm" svg:viewBox="0 0 401 517" svg:d="M116 53c0-17 0-35 0-53-39 2-77 5-116 7 0 8 0 17 0 25 56 0 63 5 63 42 0 127 0 254 0 380 0 37-10 37-63 37 0 9 0 17 0 26 25-3 70-3 90-3 21 0 63 0 93 3 0-9 0-17 0-26-56 0-65 0-65-37 0-45 0-91 0-137 0-2 0-4 0-6 5 13 40 57 100 57 97 0 183-81 183-185s-79-183-172-183c-62 0-97 35-113 53zM118 267c0-62 0-123 0-184 23-39 65-64 107-64 58 0 109 71 109 164 0 97-58 167-118 167-33 0-63-16-86-51-12-16-12-16-12-32z">
              <text:p/>
            </draw:path>
            <draw:path draw:style-name="gr4" draw:text-style-name="P6" draw:layer="layout" svg:width="0.314cm" svg:height="0.374cm" svg:x="22.994cm" svg:y="12.092cm" svg:viewBox="0 0 315 375" svg:d="M67 160c5-121 74-141 102-141 84 0 91 111 91 141-65 0-129 0-193 0zM67 178c76 0 152 0 227 0 17 0 21 0 21-18 0-79-44-160-146-160-95 0-169 86-169 185 0 112 83 190 178 190 100 0 137-90 137-106 0-9-7-9-11-9-7 0-10 4-12 11-28 84-102 84-109 84-42 0-74-26-93-56-23-39-23-93-23-121z">
              <text:p/>
            </draw:path>
            <draw:path draw:style-name="gr4" draw:text-style-name="P6" draw:layer="layout" svg:width="0.365cm" svg:height="0.374cm" svg:x="23.367cm" svg:y="12.092cm" svg:viewBox="0 0 366 375" svg:d="M236 304c3 32 26 67 63 67 18 0 67-12 67-79 0-15 0-29 0-44-7 0-14 0-21 0 0 15 0 29 0 44 0 49-18 53-28 53-27 0-30-37-30-41 0-54 0-109 0-163 0-34 0-65-30-95-32-32-72-46-111-46-67 0-123 39-123 93 0 25 16 39 37 39 23 0 37-16 37-39 0-10-4-35-41-37 23-28 62-37 88-37 39 0 85 32 85 104 0 10 0 20 0 30-41 2-97 5-148 30-62 28-81 70-81 104 0 68 79 88 130 88 53 0 90-32 106-71zM229 169c0 28 0 56 0 84 0 76-58 104-95 104-39 0-71-28-71-70 0-44 32-111 166-118z">
              <text:p/>
            </draw:path>
            <draw:path draw:style-name="gr4" draw:text-style-name="P6" draw:layer="layout" svg:width="0.254cm" svg:height="0.509cm" svg:x="23.754cm" svg:y="11.957cm" svg:viewBox="0 0 255 510" svg:d="M125 174c40 0 79 0 118 0 0-9 0-17 0-26-39 0-78 0-118 0 0-49 0-99 0-148-6 0-12 0-18 0-3 67-26 153-107 158 0 5 0 10 0 16 23 0 46 0 70 0 0 75 0 150 0 225 0 99 76 111 104 111 58 0 81-58 81-111 0-16 0-31 0-47-7 0-14 0-21 0 0 15 0 30 0 44 0 61-23 93-53 93-56 0-56-74-56-88 0-76 0-151 0-227z">
              <text:p/>
            </draw:path>
            <draw:path draw:style-name="gr4" draw:text-style-name="P6" draw:layer="layout" svg:width="0.087cm" svg:height="0.087cm" svg:x="24.125cm" svg:y="12.37cm" svg:viewBox="0 0 88 88" svg:d="M88 44c0-23-21-44-44-44s-44 21-44 44 21 44 44 44 44-21 44-44z">
              <text:p/>
            </draw:path>
            <draw:path draw:style-name="gr4" draw:text-style-name="P6" draw:layer="layout" svg:width="0.256cm" svg:height="0.242cm" svg:x="24.308cm" svg:y="11.892cm" svg:viewBox="0 0 257 243" svg:d="M100 86c0-49-21-86-56-86-28 0-44 23-44 44s14 42 44 42c16 0 28-7 32-12 0-2 2-1 3-2 2 0 2 11 2 14 0 25-7 83-58 134-9 9-9 12-9 14 0 7 5 9 9 9 7 0 77-62 77-157zM257 86c0-49-21-86-55-86-28 0-42 23-42 44s14 42 42 42c16 0 27-7 32-12 2-2 2-1 2-2 3 0 3 11 3 14 0 25-5 83-58 134-10 9-10 12-10 14 0 7 5 9 10 9 9 0 76-62 76-157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169cm" svg:height="8.533cm" svg:x="1.914cm" svg:y="2.566cm" draw:page-number="3" presentation:class="page"/>
          <draw:frame presentation:style-name="pr9" draw:text-style-name="P8" draw:layer="layout" svg:width="17.992cm" svg:height="11.897cm" svg:x="0.529cm" svg:y="11.902cm" presentation:class="notes" presentation:placeholder="true">
            <draw:text-box/>
          </draw:frame>
        </presentation:notes>
      </draw:page>
      <draw:page draw:name="page4" draw:style-name="dp3" draw:master-page-name="Master1-Präsentationsvorlage_5f_BWL9_5f_" presentation:presentation-page-layout-name="AL2T3">
        <office:forms form:automatic-focus="false" form:apply-design-mode="false"/>
        <draw:frame presentation:style-name="pr10" draw:text-style-name="P18" draw:layer="layout" svg:width="19.808cm" svg:height="2.135cm" svg:x="0.494cm" svg:y="0.873cm" presentation:class="title" presentation:user-transformed="true">
          <draw:text-box>
            <text:p><text:span text:style-name="T17">Analysis Tools</text:span><text:span text:style-name="T17"><text:line-break/></text:span><text:span text:style-name="T8">e.g. to check bisimilarity of expressions etc.</text:span></text:p>
          </draw:text-box>
        </draw:frame>
        <draw:frame presentation:style-name="pr8" draw:text-style-name="P25" draw:layer="layout" svg:width="11.911cm" svg:height="2.213cm" svg:x="0.898cm" svg:y="3.443cm" presentation:class="outline" presentation:user-transformed="true">
          <draw:text-box>
            <text:p text:style-name="P12"><text:span text:style-name="T11">Algebraic laws &amp; equational reasoning</text:span></text:p>
          </draw:text-box>
        </draw:frame>
        <draw:frame presentation:style-name="pr8" draw:text-style-name="P26" xml:id="id47" draw:id="id47" draw:layer="layout" svg:width="10.489cm" svg:height="2.03cm" svg:x="14.006cm" svg:y="3.943cm" presentation:class="outline" presentation:user-transformed="true">
          <draw:text-box>
            <text:p><text:span text:style-name="T13">Hennessy-Milner logic</text:span></text:p>
          </draw:text-box>
        </draw:frame>
        <draw:frame draw:style-name="gr34" draw:text-style-name="P5" draw:layer="layout" svg:width="1.56cm" svg:height="0.962cm" svg:x="0.158cm" svg:y="7.848cm">
          <draw:text-box>
            <text:p>e.g.</text:p>
          </draw:text-box>
        </draw:frame>
        <draw:frame draw:style-name="gr35" draw:text-style-name="P5" draw:layer="layout" svg:width="7.233cm" svg:height="0.962cm" svg:x="3.12cm" svg:y="5.867cm">
          <draw:text-box>
            <text:p>Commutativity of choice</text:p>
          </draw:text-box>
        </draw:frame>
        <draw:frame draw:style-name="gr36" draw:text-style-name="P19" draw:layer="layout" svg:width="8.215cm" svg:height="1.673cm" svg:x="2.575cm" svg:y="8.68cm">
          <draw:text-box>
            <text:p text:style-name="P12">Right-distributivity of choice<text:line-break/>and sequentialization</text:p>
          </draw:text-box>
        </draw:frame>
        <draw:g>
          <svg:title>TexMaths</svg:title>
          <svg:desc>28§display§P + Q = Q + P§svg§600§FALSE§</svg:desc>
          <draw:g>
            <draw:path draw:style-name="gr5" draw:text-style-name="P7" draw:layer="layout" svg:width="6.222cm" svg:height="0.724cm" svg:x="3.606cm" svg:y="7.025cm" svg:viewBox="0 0 6223 725" svg:d="M0 0c2074 0 4149 0 6223 0 0 242 0 484 0 725-2074 0-4149 0-6223 0 0-241 0-483 0-725z">
              <text:p/>
            </draw:path>
            <draw:path draw:style-name="gr4" draw:text-style-name="P6" draw:layer="layout" svg:width="0.654cm" svg:height="0.62cm" svg:x="3.596cm" svg:y="6.999cm" svg:viewBox="0 0 655 621" svg:d="M240 333c52 0 104 0 156 0 131 0 259-94 259-195 0-70-60-138-180-138-99 0-199 0-298 0-18 0-28 0-28 16 0 13 7 13 28 13 11 0 26 0 39 0 14 2 19 5 19 15 0 3 0 5-3 18-41 163-82 326-122 489-11 34-11 42-84 42-16 0-26 0-26 18 0 10 10 10 13 10 26 0 91-2 117-2 19 0 40 0 58 0 21 0 42 2 60 2 8 0 18 0 18-18 0-10-8-10-26-10-34 0-57 0-57-16 0-5 0-10 2-15 18-77 37-153 55-229zM308 62c8-31 10-33 49-33 29 0 58 0 86 0 79 0 126 23 126 85 0 37-19 115-53 149-47 39-101 46-143 46-43 0-85 0-128 0 21-82 42-164 63-247z">
              <text:p/>
            </draw:path>
            <draw:path draw:style-name="gr4" draw:text-style-name="P6" draw:layer="layout" svg:width="0.609cm" svg:height="0.605cm" svg:x="4.53cm" svg:y="7.09cm" svg:viewBox="0 0 610 606" svg:d="M323 320c86 0 171 0 256 0 13 0 31 0 31-18 0-19-18-19-31-19-85 0-170 0-256 0 0-85 0-169 0-254 0-13 0-29-18-29s-18 16-18 29c0 85 0 169 0 254-85 0-170 0-256 0-13 0-31 0-31 19 0 18 18 18 31 18 86 0 171 0 256 0 0 86 0 171 0 257 0 11 0 29 18 29s18-18 18-29c0-86 0-171 0-257z">
              <text:p/>
            </draw:path>
            <draw:path draw:style-name="gr4" draw:text-style-name="P6" draw:layer="layout" svg:width="0.633cm" svg:height="0.818cm" svg:x="5.44cm" svg:y="6.978cm" svg:viewBox="0 0 634 819" svg:d="M357 637c141-55 277-216 277-393 0-145-97-244-235-244-198 0-399 208-399 419 0 150 102 244 235 244 23 0 55-5 88-16-2 58-2 60-2 71 0 31 0 101 75 101 110 0 154-166 154-177 0-5-7-8-10-8-8 0-11 3-11 8-23 65-75 89-106 89-45 0-58-24-66-94zM183 629c-71-28-102-99-102-182 0-62 23-192 94-288 65-94 151-136 219-136 91 0 159 71 159 193 0 91-47 304-201 390-5-31-13-99-81-99-49 0-94 47-94 94 0 18 4 19 6 28zM240 640c-13 0-42 0-42-39 0-37 34-73 73-73s55 21 55 78c0 13 0 13-8 18-26 10-52 16-78 16z">
              <text:p/>
            </draw:path>
            <draw:path draw:style-name="gr4" draw:text-style-name="P6" draw:layer="layout" svg:width="0.607cm" svg:height="0.212cm" svg:x="6.426cm" svg:y="7.285cm" svg:viewBox="0 0 608 213" svg:d="M576 36c16 0 32 0 32-18s-16-18-29-18c-183 0-367 0-550 0-13 0-29 0-29 18s16 18 31 18c182 0 364 0 545 0zM579 213c13 0 29 0 29-18s-16-18-32-18c-181 0-363 0-545 0-15 0-31 0-31 18s16 18 29 18c183 0 367 0 550 0z">
              <text:p/>
            </draw:path>
            <draw:path draw:style-name="gr4" draw:text-style-name="P6" draw:layer="layout" svg:width="0.633cm" svg:height="0.818cm" svg:x="7.386cm" svg:y="6.978cm" svg:viewBox="0 0 634 819" svg:d="M357 637c141-55 277-216 277-393 0-145-97-244-235-244-198 0-399 208-399 419 0 150 104 244 235 244 23 0 55-5 91-16-5 58-5 60-5 71 0 31 0 101 75 101 110 0 154-166 154-177 0-5-5-8-10-8-8 0-8 3-11 8-23 65-75 89-106 89-42 0-58-24-66-94zM183 629c-71-28-102-99-102-182 0-62 23-192 94-288 68-94 154-136 219-136 91 0 159 71 159 193 0 91-47 304-201 390-5-31-13-99-81-99-47 0-94 47-94 94 0 18 4 19 6 28zM240 640c-13 0-42 0-42-39 0-37 34-73 73-73s58 21 58 78c0 13-3 13-11 18-23 10-52 16-78 16z">
              <text:p/>
            </draw:path>
            <draw:path draw:style-name="gr4" draw:text-style-name="P6" draw:layer="layout" svg:width="0.609cm" svg:height="0.605cm" svg:x="8.32cm" svg:y="7.09cm" svg:viewBox="0 0 610 606" svg:d="M323 320c86 0 171 0 256 0 13 0 31 0 31-18 0-19-18-19-31-19-85 0-170 0-256 0 0-85 0-169 0-254 0-13 0-29-18-29s-18 16-18 29c0 85 0 169 0 254-85 0-170 0-256 0-13 0-31 0-31 19 0 18 18 18 31 18 86 0 171 0 256 0 0 86 0 171 0 257 0 11 0 29 18 29s18-18 18-29c0-86 0-171 0-257z">
              <text:p/>
            </draw:path>
            <draw:path draw:style-name="gr4" draw:text-style-name="P6" draw:layer="layout" svg:width="0.654cm" svg:height="0.62cm" svg:x="9.222cm" svg:y="6.999cm" svg:viewBox="0 0 655 621" svg:d="M243 333c51 0 102 0 153 0 131 0 259-94 259-195 0-70-60-138-180-138-99 0-199 0-298 0-18 0-28 0-28 16 0 13 10 13 28 13 11 0 26 0 39 0 14 2 19 5 19 15 0 3 0 5-3 18-41 163-82 326-122 489-11 34-11 42-84 42-16 0-26 0-26 18 0 10 10 10 13 10 26 0 91-2 117-2 19 0 40 0 60 0 19 0 40 2 58 2 8 0 18 0 18-18 0-10-8-10-23-10-34 0-60 0-60-16 0-5 0-10 2-15 19-77 38-153 58-229zM308 62c8-31 10-33 49-33 30 0 59 0 89 0 76 0 123 23 123 85 0 37-19 115-53 149-47 39-101 46-143 46-43 0-85 0-128 0 21-82 42-164 63-247z">
              <text:p/>
            </draw:path>
          </draw:g>
        </draw:g>
        <draw:g>
          <svg:title>TexMaths</svg:title>
          <svg:desc>28§display§(P + Q) . R = P.R + Q.R§svg§600§FALSE§</svg:desc>
          <draw:g>
            <draw:path draw:style-name="gr5" draw:text-style-name="P7" draw:layer="layout" svg:width="10.432cm" svg:height="0.879cm" svg:x="1.428cm" svg:y="10.693cm" svg:viewBox="0 0 10433 880" svg:d="M5215 880c-1738 0-3477 0-5215 0 0-294 0-587 0-880 3478 0 6955 0 10433 0 0 293 0 586 0 880-1740 0-3479 0-5218 0z">
              <text:p/>
            </draw:path>
            <draw:path draw:style-name="gr4" draw:text-style-name="P6" draw:layer="layout" svg:width="0.229cm" svg:height="0.979cm" svg:x="1.476cm" svg:y="10.643cm" svg:viewBox="0 0 230 980" svg:d="M230 969c0-3 0-3-17-20-123-125-157-309-157-460 0-171 39-341 160-461 14-14 14-14 14-17 0-8-6-11-12-11-11 0-98 67-156 193-51 106-62 215-62 296 0 78 11 195 64 307 59 120 143 184 154 184 6 0 12-3 12-11z">
              <text:p/>
            </draw:path>
            <draw:path draw:style-name="gr4" draw:text-style-name="P6" draw:layer="layout" svg:width="0.702cm" svg:height="0.666cm" svg:x="1.8cm" svg:y="10.71cm" svg:viewBox="0 0 703 667" svg:d="M258 357c56 0 111 0 167 0 140 0 278-100 278-209 0-75-65-148-194-148-106 0-212 0-319 0-19 0-30 0-30 17 0 14 8 14 28 14 14 0 30 0 42 0 16 3 22 5 22 16 0 3 0 6-3 20-44 175-88 350-131 525-12 36-14 45-90 45-17 0-28 0-28 19 0 11 11 11 14 11 28 0 98-2 126-2 20 0 42 0 62 0 22 0 44 2 64 2 8 0 20 0 20-19 0-11-9-11-28-11-37 0-65 0-65-17 0-6 3-11 6-17 19-82 39-164 59-246zM330 67c9-33 9-36 53-36 31 0 62 0 93 0 81 0 134 25 134 92 0 39-19 123-59 159-47 42-106 50-151 50s-91 0-137 0c23-88 45-177 67-265z">
              <text:p/>
            </draw:path>
            <draw:path draw:style-name="gr4" draw:text-style-name="P6" draw:layer="layout" svg:width="0.654cm" svg:height="0.65cm" svg:x="2.802cm" svg:y="10.808cm" svg:viewBox="0 0 655 651" svg:d="M347 346c92 0 183 0 274 0 14 0 34-1 34-22s-20-20-34-20c-91 0-182 0-274 0 0-91 0-182 0-273 0-14 0-31-19-31-20 0-20 17-20 31 0 91 0 182 0 273-92 0-183 0-274 0-14 0-34-1-34 20s20 22 34 22c91 0 182 0 274 0 0 92 0 183 0 274 0 14 0 31 20 31 19 0 19-17 19-31 0-91 0-182 0-274z">
              <text:p/>
            </draw:path>
            <draw:path draw:style-name="gr4" draw:text-style-name="P6" draw:layer="layout" svg:width="0.679cm" svg:height="0.879cm" svg:x="3.779cm" svg:y="10.688cm" svg:viewBox="0 0 680 880" svg:d="M381 684c154-58 299-232 299-421 0-157-106-263-252-263-212 0-428 223-428 450 0 162 109 262 252 262 25 0 56-5 95-14-3 59-3 62-3 76 0 30 0 106 81 106 118 0 166-179 166-190 0-6-9-9-12-9-8 0-11 3-11 12-25 67-81 92-117 92-45 0-59-25-70-101zM196 676c-76-31-109-106-109-196 0-67 25-206 101-310 70-100 162-145 235-145 98 0 170 76 170 207 0 98-50 327-215 419-6-34-17-106-87-106-53 0-101 50-101 100 0 20 4 21 6 31zM258 687c-14 0-45 0-45-42 0-39 36-78 78-78s59 22 59 84c0 14 0 14-11 19-25 11-53 17-81 17z">
              <text:p/>
            </draw:path>
            <draw:path draw:style-name="gr4" draw:text-style-name="P6" draw:layer="layout" svg:width="0.229cm" svg:height="0.979cm" svg:x="4.563cm" svg:y="10.643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  <draw:path draw:style-name="gr4" draw:text-style-name="P6" draw:layer="layout" svg:width="0.103cm" svg:height="0.102cm" svg:x="4.975cm" svg:y="11.274cm" svg:viewBox="0 0 104 103" svg:d="M104 53c0-31-23-53-51-53s-53 24-53 53 25 50 53 50 51-22 51-50z">
              <text:p/>
            </draw:path>
            <draw:path draw:style-name="gr4" draw:text-style-name="P6" draw:layer="layout" svg:width="0.702cm" svg:height="0.689cm" svg:x="5.204cm" svg:y="10.71cm" svg:viewBox="0 0 703 690" svg:d="M328 67c5-25 8-33 27-36 9 0 42 0 62 0 70 0 176 0 176 95 0 33-14 100-53 139-25 25-78 56-165 56-37 0-75 0-112 0 22-85 43-169 65-254zM470 335c98-22 216-89 216-190 0-84-87-145-216-145-94 0-188 0-282 0-20 0-28 0-28 20 0 11 8 11 28 11 2 0 19 0 36 0 20 3 28 3 28 16 0 3 0 6-6 20-44 175-87 350-131 525-9 36-11 45-90 45-17 0-25 0-25 19 0 11 11 11 14 11 28 0 95-2 123-2s98 2 126 2c9 0 20 0 20-19 0-11-9-11-28-11-37 0-65 0-65-17 0-6 3-11 3-17 22-86 43-173 65-260 39 0 78 0 117 0 90 0 106 56 106 90 0 14-5 45-11 67-8 28-17 64-17 84 0 106 118 106 132 106 81 0 118-101 118-112 0-14-8-9-12-14-11 0-11 8-14 14-25 73-67 89-89 89-34 0-39-22-39-58 0-31 5-81 8-112 3-14 6-33 6-47 0-76-68-107-93-115z">
              <text:p/>
            </draw:path>
            <draw:path draw:style-name="gr4" draw:text-style-name="P6" draw:layer="layout" svg:width="0.654cm" svg:height="0.231cm" svg:x="6.245cm" svg:y="11.017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4" draw:text-style-name="P6" draw:layer="layout" svg:width="0.702cm" svg:height="0.666cm" svg:x="7.267cm" svg:y="10.71cm" svg:viewBox="0 0 703 667" svg:d="M260 357c56 0 112 0 168 0 140 0 275-100 275-209 0-75-65-148-194-148-106 0-212 0-319 0-16 0-28 0-28 17 0 14 9 14 28 14 14 0 31 0 42 0 17 3 23 5 23 16 0 3-3 6-6 20-44 175-88 350-131 525-9 36-12 45-90 45-17 0-28 0-28 19 0 11 14 11 17 11 28 0 98-2 123-2 22 0 42 0 64 0 23 0 42 2 65 2 5 0 19 0 19-19 0-11-8-11-28-11-36 0-64 0-64-17 0-6 3-11 3-17 20-82 41-164 61-246zM330 67c9-33 12-36 53-36 32 0 64 0 96 0 81 0 134 25 134 92 0 39-20 123-59 159-50 42-109 50-151 50-47 0-93 0-140 0 23-88 45-177 67-265z">
              <text:p/>
            </draw:path>
            <draw:path draw:style-name="gr4" draw:text-style-name="P6" draw:layer="layout" svg:width="0.103cm" svg:height="0.102cm" svg:x="7.973cm" svg:y="11.274cm" svg:viewBox="0 0 104 103" svg:d="M104 53c0-31-21-53-51-53-29 0-53 24-53 53s24 50 53 50c30 0 51-22 51-50z">
              <text:p/>
            </draw:path>
            <draw:path draw:style-name="gr4" draw:text-style-name="P6" draw:layer="layout" svg:width="0.702cm" svg:height="0.689cm" svg:x="8.202cm" svg:y="10.71cm" svg:viewBox="0 0 703 690" svg:d="M328 67c5-25 8-33 27-36 9 0 40 0 59 0 70 0 179 0 179 95 0 33-14 100-53 139-25 25-78 56-165 56-37 0-75 0-112 0 22-85 43-169 65-254zM470 335c98-22 216-89 216-190 0-84-90-145-219-145-93 0-186 0-279 0-20 0-28 0-28 20 0 11 8 11 28 11 2 0 19 0 36 0 20 3 28 3 28 16 0 3-3 6-6 20-44 175-87 350-131 525-9 36-11 45-90 45-17 0-25 0-25 19 0 11 11 11 14 11 25 0 95-2 123-2s98 2 126 2c6 0 20 0 20-19 0-11-11-11-28-11-37 0-65 0-65-17 0-6 3-11 3-17 22-86 43-173 65-260 39 0 78 0 117 0 90 0 106 56 106 90 0 14-8 45-14 67-5 28-14 64-14 84 0 106 118 106 129 106 84 0 121-101 121-112 0-14-12-14-14-14-9 0-9 8-12 14-25 73-67 89-89 89-34 0-39-22-39-58 0-31 5-81 8-112 3-14 6-33 6-47 0-76-68-107-93-115z">
              <text:p/>
            </draw:path>
            <draw:path draw:style-name="gr4" draw:text-style-name="P6" draw:layer="layout" svg:width="0.651cm" svg:height="0.65cm" svg:x="9.19cm" svg:y="10.808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  <text:p/>
            </draw:path>
            <draw:path draw:style-name="gr4" draw:text-style-name="P6" draw:layer="layout" svg:width="0.679cm" svg:height="0.879cm" svg:x="10.164cm" svg:y="10.688cm" svg:viewBox="0 0 680 880" svg:d="M383 684c154-58 297-232 297-421 0-157-103-263-249-263-213 0-431 223-431 450 0 162 112 262 252 262 25 0 59-5 98-14-6 59-6 62-6 76 0 30 0 106 84 106 115 0 163-179 163-190 0-6-6-9-12-9-5 0-8 3-11 12-22 67-81 92-115 92-44 0-58-25-70-101zM199 676c-79-31-112-106-112-196 0-67 25-206 101-310 72-100 165-145 235-145 100 0 170 76 170 207 0 98-50 327-215 419-3-34-14-106-87-106-50 0-98 50-98 100 0 20 4 21 6 31zM258 687c-12 0-45 0-45-42 0-39 38-78 78-78 41 0 62 22 62 84 0 14-3 14-11 19-26 11-56 17-84 17z">
              <text:p/>
            </draw:path>
            <draw:path draw:style-name="gr4" draw:text-style-name="P6" draw:layer="layout" svg:width="0.103cm" svg:height="0.102cm" svg:x="10.979cm" svg:y="11.274cm" svg:viewBox="0 0 104 103" svg:d="M104 53c0-31-23-53-51-53s-53 24-53 53 25 50 53 50 51-22 51-50z">
              <text:p/>
            </draw:path>
            <draw:path draw:style-name="gr4" draw:text-style-name="P6" draw:layer="layout" svg:width="0.702cm" svg:height="0.689cm" svg:x="11.208cm" svg:y="10.71cm" svg:viewBox="0 0 703 690" svg:d="M328 67c5-25 8-33 27-36 9 0 42 0 62 0 67 0 176 0 176 95 0 33-14 100-53 139-25 25-78 56-165 56-37 0-75 0-112 0 22-85 43-169 65-254zM470 335c98-22 216-89 216-190 0-84-87-145-216-145-94 0-188 0-282 0-20 0-28 0-28 20 0 11 8 11 28 11 2 0 19 0 36 0 20 3 28 3 28 16 0 3 0 6-6 20-44 175-87 350-131 525-9 36-11 45-90 45-17 0-25 0-25 19 0 11 11 11 14 11 28 0 95-2 123-2s98 2 126 2c9 0 20 0 20-19 0-11-9-11-28-11-37 0-65 0-65-17 0-6 3-11 3-17 22-86 43-173 65-260 39 0 78 0 117 0 90 0 106 56 106 90 0 14-5 45-11 67-8 28-17 64-17 84 0 106 118 106 132 106 81 0 118-101 118-112 0-14-8-9-12-14-11 0-11 8-14 14-25 73-67 89-89 89-34 0-39-22-39-58 0-31 5-81 8-112 3-14 6-33 6-47 0-76-68-107-93-115z">
              <text:p/>
            </draw:path>
          </draw:g>
        </draw:g>
        <draw:frame draw:style-name="gr37" draw:text-style-name="P5" xml:id="id48" draw:id="id48" draw:layer="layout" svg:width="8.74cm" svg:height="0.962cm" svg:x="15.15cm" svg:y="5.908cm">
          <draw:text-box>
            <text:p>Classical connectives of logic</text:p>
          </draw:text-box>
        </draw:frame>
        <draw:frame draw:style-name="gr38" draw:text-style-name="P19" xml:id="id49" draw:id="id49" draw:layer="layout" svg:width="7.373cm" svg:height="1.673cm" svg:x="15.645cm" svg:y="8.607cm">
          <draw:text-box>
            <text:p text:style-name="P12">special connectives to<text:line-break/>inspect future transitions</text:p>
          </draw:text-box>
        </draw:frame>
        <draw:g xml:id="id50" draw:id="id50">
          <svg:title>TexMaths</svg:title>
          <svg:desc>28§display§\lor, \land, \lnot§svg§600§FALSE§</svg:desc>
          <draw:g>
            <draw:path draw:style-name="gr5" draw:text-style-name="P7" draw:layer="layout" svg:width="2.682cm" svg:height="0.672cm" svg:x="18.222cm" svg:y="7.032cm" svg:viewBox="0 0 2683 673" svg:d="M0 0c894 0 1788 0 2683 0 0 224 0 448 0 673-895 0-1789 0-2683 0 0-225 0-449 0-673z">
              <text:p/>
            </draw:path>
            <draw:path draw:style-name="gr4" draw:text-style-name="P6" draw:layer="layout" svg:width="0.547cm" svg:height="0.605cm" svg:x="18.225cm" svg:y="6.982cm" svg:viewBox="0 0 548 606" svg:d="M540 39c5-14 8-14 8-19 0-12-11-20-19-20-11 0-17 6-25 22-77 172-153 345-230 517-77-173-155-346-232-519-6-17-14-20-22-20-12 0-20 8-20 20 0 2 0 2 6 16 82 184 164 367 246 550 8 17 14 20 22 20 14 0 17-6 23-20 81-182 162-365 243-547z">
              <text:p/>
            </draw:path>
            <draw:path draw:style-name="gr4" draw:text-style-name="P6" draw:layer="layout" svg:width="0.114cm" svg:height="0.292cm" svg:x="18.91cm" svg:y="7.462cm" svg:viewBox="0 0 115 293" svg:d="M115 103c0-64-23-103-62-103-33 0-53 25-53 53 0 25 20 50 53 50 11 0 25-3 34-11 3-3 3-2 5-3 1 5 3 0 3 14 0 73-35 133-67 165-10 10-11 11-11 14 0 8 5 11 8 11 11 0 90-75 90-190z">
              <text:p/>
            </draw:path>
            <draw:path draw:style-name="gr4" draw:text-style-name="P6" draw:layer="layout" svg:width="0.544cm" svg:height="0.605cm" svg:x="19.319cm" svg:y="6.982cm" svg:viewBox="0 0 545 606" svg:d="M294 20c-9-17-14-20-23-20-11 0-14 6-22 20-81 182-162 364-243 547-6 13-6 13-6 19 0 11 8 20 20 20 5 0 14-3 22-20 76-173 153-346 229-519 78 173 155 346 233 519 8 20 16 20 22 20 11 0 19-9 19-20 0-3 0-3-5-14-82-184-164-368-246-552z">
              <text:p/>
            </draw:path>
            <draw:path draw:style-name="gr4" draw:text-style-name="P6" draw:layer="layout" svg:width="0.114cm" svg:height="0.292cm" svg:x="20.004cm" svg:y="7.462cm" svg:viewBox="0 0 115 293" svg:d="M115 103c0-64-25-103-65-103-30 0-50 25-50 53 0 25 20 50 50 50 12 0 26-3 34-11 3-3 4-2 6-3 2 0 2 0 2 14 0 73-33 131-67 165-11 8-11 11-11 14 0 8 6 11 11 11 11 0 90-75 90-190z">
              <text:p/>
            </draw:path>
            <draw:path draw:style-name="gr4" draw:text-style-name="P6" draw:layer="layout" svg:width="0.544cm" svg:height="0.259cm" svg:x="20.41cm" svg:y="7.219cm" svg:viewBox="0 0 545 260" svg:d="M545 33c0-30-2-33-33-33-160 0-319 0-478 0-17 0-34 0-34 20 0 19 17 19 34 19 157 0 315 0 472 0 0 62 0 125 0 187 0 17 0 34 20 34 19 0 19-17 19-34 0-64 0-128 0-193z">
              <text:p/>
            </draw:path>
          </draw:g>
        </draw:g>
        <draw:g xml:id="id51" draw:id="id51">
          <svg:title>TexMaths</svg:title>
          <svg:desc>28§display§[T]\varphi, \langle T\rangle\varphi§svg§600§FALSE§</svg:desc>
          <draw:g>
            <draw:path draw:style-name="gr5" draw:text-style-name="P7" draw:layer="layout" svg:width="4.32cm" svg:height="0.879cm" svg:x="17.416cm" svg:y="10.583cm" svg:viewBox="0 0 4321 880" svg:d="M2160 880c-720 0-1440 0-2160 0 0-294 0-587 0-880 1440 0 2880 0 4321 0 0 293 0 586 0 880-720 0-1441 0-2161 0z">
              <text:p/>
            </draw:path>
            <draw:path draw:style-name="gr4" draw:text-style-name="P6" draw:layer="layout" svg:width="0.133cm" svg:height="0.979cm" svg:x="17.483cm" svg:y="10.533cm" svg:viewBox="0 0 134 980" svg:d="M134 980c0-13 0-26 0-39-31 0-63 0-95 0 0-301 0-601 0-902 32 0 64 0 95 0 0-13 0-26 0-39-44 0-89 0-134 0 0 327 0 653 0 980 45 0 90 0 134 0z">
              <text:p/>
            </draw:path>
            <draw:path draw:style-name="gr4" draw:text-style-name="P6" draw:layer="layout" svg:width="0.668cm" svg:height="0.661cm" svg:x="17.662cm" svg:y="10.606cm" svg:viewBox="0 0 669 662" svg:d="M397 67c6-25 12-33 23-36 8 0 42 0 61 0 98 0 143 3 143 78 0 17-3 53-8 78 0 6-3 17-3 20 0 5 3 14 14 14 8 0 11-9 14-23 8-57 17-113 25-170 3-6 3-14 3-17 0-11-9-11-25-11-182 0-364 0-546 0-25 0-25 0-34 20-19 57-39 115-58 173-2 5-6 14-6 16 0 6 6 12 11 12 11 0 11-6 17-23 53-151 78-167 224-167 13 0 26 0 39 0 28 0 28 3 28 11 0 5-3 17-3 19-44 175-87 349-131 523-12 36-14 47-118 47-36 0-42 0-42 20 0 11 11 11 17 11 25 0 53-3 81-3s57 0 84 0 53 0 81 0 56 3 84 3c11 0 23 0 23-20 0-11-9-11-34-11s-36 0-62 0c-30-3-36-8-36-22 1-7 0-6 3-20 44-174 88-348 131-522z">
              <text:p/>
            </draw:path>
            <draw:path draw:style-name="gr4" draw:text-style-name="P6" draw:layer="layout" svg:width="0.133cm" svg:height="0.979cm" svg:x="18.373cm" svg:y="10.533cm" svg:viewBox="0 0 134 980" svg:d="M134 0c-44 0-89 0-134 0 0 13 0 26 0 39 32 0 63 0 95 0 0 301 0 601 0 902-32 0-63 0-95 0 0 13 0 26 0 39 45 0 90 0 134 0 0-327 0-653 0-980z">
              <text:p/>
            </draw:path>
            <draw:path draw:style-name="gr4" draw:text-style-name="P6" draw:layer="layout" svg:width="0.559cm" svg:height="0.647cm" svg:x="18.672cm" svg:y="10.835cm" svg:viewBox="0 0 560 648" svg:d="M118 600c-3 12-6 14-6 20 0 20 20 28 28 28 6 0 28-3 36-28 6-6 9-39 37-179 8 3 14 3 30 3 166 0 317-154 317-307 0-78-40-137-112-137-143 0-202 190-261 383-106-20-162-76-162-146 0-28 23-136 81-203 9-9 6-8 9-12 0-5-3-11-11-11-28 0-104 143-104 238 0 89 64 162 171 187-18 55-36 109-53 164zM255 388c-9 0-12 0-20-3-11 0-11 0-11-2 0-3 17-93 19-107 31-125 107-217 194-217 67 0 95 50 95 97 0 112-126 232-277 232z">
              <text:p/>
            </draw:path>
            <draw:path draw:style-name="gr4" draw:text-style-name="P6" draw:layer="layout" svg:width="0.114cm" svg:height="0.292cm" svg:x="19.35cm" svg:y="11.164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4" draw:text-style-name="P6" draw:layer="layout" svg:width="0.217cm" svg:height="0.979cm" svg:x="19.811cm" svg:y="10.533cm" svg:viewBox="0 0 218 980" svg:d="M213 39c5-11 5-14 5-19 0-12-8-20-19-20-9 0-14 6-23 22-57 150-114 300-170 450-3 6-6 11-6 17 0 5 0 5 6 16 56 150 113 300 170 450 3 11 9 25 23 25 11 0 19-8 19-19 0-3 0-6-5-17-58-152-116-304-174-455 58-150 116-300 174-450z">
              <text:p/>
            </draw:path>
            <draw:path draw:style-name="gr4" draw:text-style-name="P6" draw:layer="layout" svg:width="0.668cm" svg:height="0.661cm" svg:x="20.108cm" svg:y="10.606cm" svg:viewBox="0 0 669 662" svg:d="M397 67c6-25 12-33 23-36 8 0 42 0 61 0 98 0 143 3 143 78 0 17-3 53-8 78 0 6-3 17-3 20 0 5 3 14 14 14 8 0 11-9 14-23 8-57 17-113 25-170 3-6 3-14 3-17 0-11-9-11-25-11-182 0-364 0-546 0-25 0-25 0-34 20-19 57-39 115-58 173-2 5-6 14-6 16 0 6 6 12 11 12 11 0 11-6 17-23 53-151 78-167 224-167 13 0 26 0 39 0 28 0 28 3 28 11 0 5-3 17-3 19-44 175-87 349-131 523-12 36-14 47-118 47-36 0-42 0-42 20 0 11 11 11 17 11 25 0 53-3 81-3s57 0 84 0 53 0 81 0 56 3 84 3c11 0 23 0 23-20 0-11-9-11-34-11s-36 0-62 0c-30-3-36-8-36-22 1-7 0-6 3-20 44-174 88-348 131-522z">
              <text:p/>
            </draw:path>
            <draw:path draw:style-name="gr4" draw:text-style-name="P6" draw:layer="layout" svg:width="0.217cm" svg:height="0.979cm" svg:x="20.85cm" svg:y="10.533cm" svg:viewBox="0 0 218 980" svg:d="M215 505c3-11 3-12 3-16s0-3-3-14c-57-151-115-302-173-453-6-16-11-22-22-22-12 0-20 8-20 20 0 2 0 5 6 16 57 151 115 302 173 453-58 151-116 301-173 452-6 11-6 14-6 20 0 11 8 19 20 19 14 0 16-11 22-19 58-152 116-304 173-456z">
              <text:p/>
            </draw:path>
            <draw:path draw:style-name="gr4" draw:text-style-name="P6" draw:layer="layout" svg:width="0.559cm" svg:height="0.647cm" svg:x="21.227cm" svg:y="10.835cm" svg:viewBox="0 0 560 648" svg:d="M118 600c-3 12-6 14-6 20 0 20 20 28 31 28 3 0 25-3 36-28 3-6 6-39 34-179 8 3 14 3 30 3 166 0 317-154 317-307 0-78-40-137-112-137-143 0-202 190-261 383-106-20-162-76-162-146 0-28 23-136 81-203 9-9 6-8 9-12 0-5-3-11-11-11-28 0-104 143-104 238 0 89 64 162 171 187-18 55-36 109-53 164zM255 388c-9 0-12 0-20-3-11 0-11 0-11-2 0-3 17-93 19-107 31-125 107-217 194-217 67 0 95 50 95 97 0 112-126 232-277 232z">
              <text:p/>
            </draw:path>
          </draw:g>
        </draw:g>
        <draw:frame draw:style-name="gr39" draw:text-style-name="P27" draw:layer="layout" svg:width="10.192cm" svg:height="0.962cm" svg:x="1.933cm" svg:y="11.958cm">
          <draw:text-box>
            <text:p><text:span text:style-name="T18">⟹ </text:span><text:span text:style-name="T18">directly analyze expressions</text:span></text:p>
          </draw:text-box>
        </draw:frame>
        <draw:frame draw:style-name="gr40" draw:text-style-name="P28" xml:id="id52" draw:id="id52" draw:layer="layout" svg:width="11.318cm" svg:height="0.962cm" svg:x="13.633cm" svg:y="11.958cm">
          <draw:text-box>
            <text:p><text:span text:style-name="T12">⟹ </text:span><text:span text:style-name="T12">analyze transition system st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169cm" svg:height="8.533cm" svg:x="1.914cm" svg:y="2.566cm" draw:page-number="4" presentation:class="page"/>
          <draw:frame presentation:style-name="pr9" draw:text-style-name="P8" draw:layer="layout" svg:width="17.992cm" svg:height="11.897cm" svg:x="0.529cm" svg:y="11.902cm" presentation:class="notes" presentation:placeholder="true">
            <draw:text-box/>
          </draw:frame>
        </presentation:notes>
      </draw:page>
      <draw:page draw:name="page5" draw:style-name="dp3" draw:master-page-name="Master1-Präsentationsvorlage_5f_BWL9_5f_" presentation:presentation-page-layout-name="AL2T3">
        <office:forms form:automatic-focus="false" form:apply-design-mode="false"/>
        <draw:frame presentation:style-name="pr4" draw:text-style-name="P18" draw:layer="layout" svg:width="19.808cm" svg:height="1.746cm" svg:x="0.494cm" svg:y="1.072cm" presentation:class="title">
          <draw:text-box>
            <text:p>Pros &amp; Cons (Opinion)</text:p>
          </draw:text-box>
        </draw:frame>
        <draw:frame presentation:style-name="pr8" draw:text-style-name="P29" draw:layer="layout" svg:width="11.911cm" svg:height="1.737cm" svg:x="0.498cm" svg:y="3.143cm" presentation:class="outline" presentation:user-transformed="true">
          <draw:text-box>
            <text:p xml:id="id53" text:id="id53"><text:span text:style-name="T19">+ </text:span><text:span text:style-name="T20">abstracts</text:span><text:span text:style-name="T19"> from details, </text:span><text:span text:style-name="T20">focuses</text:span><text:span text:style-name="T19"> on communication and synchronization</text:span></text:p>
          </draw:text-box>
        </draw:frame>
        <draw:frame draw:style-name="gr41" draw:text-style-name="P5" draw:layer="layout" svg:width="12.364cm" svg:height="1.825cm" svg:x="0.217cm" svg:y="4.891cm">
          <draw:text-box>
            <text:p xml:id="id54" text:id="id54" text:style-name="P30"><text:span text:style-name="T19">+ induced transition systems visualize</text:span><text:span text:style-name="T19"><text:line-break/></text:span><text:span text:style-name="T19"> <text:s text:c="2"/>expressions</text:span></text:p>
          </draw:text-box>
        </draw:frame>
        <draw:frame draw:style-name="gr42" draw:text-style-name="P5" draw:layer="layout" svg:width="12.436cm" svg:height="2.612cm" svg:x="0.391cm" svg:y="10.531cm">
          <draw:text-box>
            <text:p xml:id="id58" text:id="id58" text:style-name="P30"><text:span text:style-name="T21">+ slightly closer to actual programming</text:span><text:span text:style-name="T21"><text:line-break/></text:span><text:span text:style-name="T21">languages than purely graphical</text:span><text:span text:style-name="T21"><text:line-break/></text:span><text:span text:style-name="T21">formalisms</text:span></text:p>
          </draw:text-box>
        </draw:frame>
        <draw:frame draw:style-name="gr43" draw:text-style-name="P31" draw:layer="layout" svg:width="12.058cm" svg:height="3.399cm" svg:x="12.859cm" svg:y="10.553cm">
          <draw:text-box>
            <text:p xml:id="id59" text:id="id59" text:style-name="P30"><text:span text:style-name="T22">- not as close to real programming languages, like formalisms of active objects / actors (e.g. ABS)</text:span></text:p>
          </draw:text-box>
        </draw:frame>
        <draw:frame draw:style-name="gr44" draw:text-style-name="P31" draw:layer="layout" svg:width="9.843cm" svg:height="1.825cm" svg:x="12.906cm" svg:y="8.831cm">
          <draw:text-box>
            <text:p xml:id="id57" text:id="id57" text:style-name="P30"><text:span text:style-name="T22">- interleavings instead of true concurrency</text:span></text:p>
          </draw:text-box>
        </draw:frame>
        <draw:frame draw:style-name="gr45" draw:text-style-name="P31" draw:layer="layout" svg:width="11.907cm" svg:height="2.612cm" svg:x="12.906cm" svg:y="6.236cm">
          <draw:text-box>
            <text:p xml:id="id56" text:id="id56" text:style-name="P30"><text:span text:style-name="T22">- states only modeled implicitly (intermediate states easier to model in e.g. petri nets)</text:span></text:p>
          </draw:text-box>
        </draw:frame>
        <draw:frame draw:style-name="gr46" draw:text-style-name="P5" draw:layer="layout" svg:width="9.781cm" svg:height="1.038cm" svg:x="13.087cm" svg:y="4.91cm">
          <draw:text-box>
            <text:p xml:id="id55" text:id="id55" text:style-name="P30"><text:span text:style-name="T22">- no direct graphical mode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169cm" svg:height="8.533cm" svg:x="1.914cm" svg:y="2.566cm" draw:page-number="5" presentation:class="page"/>
          <draw:frame presentation:style-name="pr9" draw:text-style-name="P8" draw:layer="layout" svg:width="17.992cm" svg:height="11.897cm" svg:x="0.529cm" svg:y="11.902cm" presentation:class="notes" presentation:placeholder="true">
            <draw:text-box/>
          </draw:frame>
        </presentation:notes>
      </draw:page>
      <draw:page draw:name="page6" draw:style-name="dp3" draw:master-page-name="Master1-Präsentationsvorlage_5f_BWL9_5f_" presentation:presentation-page-layout-name="AL3T1">
        <office:forms form:automatic-focus="false" form:apply-design-mode="false"/>
        <draw:frame presentation:style-name="pr4" draw:text-style-name="P18" draw:layer="layout" svg:width="19.808cm" svg:height="1.746cm" svg:x="0.494cm" svg:y="1.072cm" presentation:class="title">
          <draw:text-box>
            <text:p>Thank you for listening!</text:p>
          </draw:text-box>
        </draw:frame>
        <draw:frame presentation:style-name="pr11" draw:text-style-name="P18" draw:layer="layout" svg:width="24.408cm" svg:height="9.525cm" svg:x="0.498cm" svg:y="3.343cm" presentation:class="outline" presentation:user-transformed="true">
          <draw:text-box>
            <text:p text:style-name="P12">Any questions?</text:p>
          </draw:text-box>
        </draw:frame>
        <draw:custom-shape draw:style-name="gr47" draw:text-style-name="P3" draw:layer="layout" svg:width="0.763cm" svg:height="0.761cm" draw:transform="skewX (-0.00139626340159539) rotate (0.284488668075076) translate (2.21cm 5.6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762cm" svg:height="0.762cm" draw:transform="skewX (-0.00139626340159543) rotate (0.28309240467348) translate (6.594cm 4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762cm" svg:height="0.76cm" draw:transform="skewX (0.00139626340159546) rotate (0.284837733925475) translate (3.065cm 8.5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587cm" svg:y1="6.199cm" svg:x2="2.317cm" svg:y2="5.986cm">
          <text:p/>
        </draw:line>
        <draw:line draw:style-name="gr2" draw:text-style-name="P4" draw:layer="layout" svg:x1="3.048cm" svg:y1="5.773cm" svg:x2="6.701cm" svg:y2="4.706cm">
          <text:p/>
        </draw:line>
        <draw:path draw:style-name="gr2" draw:text-style-name="P4" draw:layer="layout" svg:width="1.205cm" svg:height="0.72cm" draw:transform="skewX (0.92642076695859) rotate (-1.60814637278758) translate (3.27193433436168cm 7.2910253464001cm)" svg:viewBox="0 0 1206 721" svg:d="M0 721c1206 0 1206-721 1206-721">
          <text:p/>
        </draw:path>
        <draw:path draw:style-name="gr2" draw:text-style-name="P4" draw:layer="layout" svg:width="1.203cm" svg:height="0.724cm" draw:transform="skewX (0.924849970631795) rotate (1.53187548447542) translate (2.90467512678824cm 7.40070044720876cm)" svg:viewBox="0 0 1204 725" svg:d="M0 725c1203-2 1204-725 1204-725">
          <text:p/>
        </draw:path>
        <draw:frame draw:style-name="gr3" draw:text-style-name="P5" draw:layer="layout" svg:width="0.634cm" svg:height="0.66cm" draw:transform="rotate (0.284837733925475) translate (4.211cm 4.773cm)">
          <draw:text-box>
            <text:p><text:span text:style-name="T4">a</text:span></text:p>
          </draw:text-box>
        </draw:frame>
        <draw:frame draw:style-name="gr3" draw:text-style-name="P5" draw:layer="layout" svg:width="0.634cm" svg:height="0.66cm" draw:transform="rotate (0.284837733925475) translate (2.022cm 7.235cm)">
          <draw:text-box>
            <text:p><text:span text:style-name="T4">b</text:span></text:p>
          </draw:text-box>
        </draw:frame>
        <draw:frame draw:style-name="gr3" draw:text-style-name="P5" draw:layer="layout" svg:width="0.633cm" svg:height="0.661cm" draw:transform="rotate (0.28326693759868) translate (3.32cm 6.855cm)">
          <draw:text-box>
            <text:p><text:span text:style-name="T4">c</text:span></text:p>
          </draw:text-box>
        </draw:frame>
        <draw:g>
          <svg:title>TexMaths</svg:title>
          <svg:desc>28§display§P \mathrel{\overset{\mathrm{def}}{=}} (a \parallel b)+(c \parallel d) . P§svg§600§TRUE§</svg:desc>
          <draw:g>
            <draw:path draw:style-name="gr4" draw:text-style-name="P6" draw:layer="layout" svg:width="0.702cm" svg:height="0.67cm" draw:transform="rotate (-0.165457213089063) translate (14.8716990293535cm 4.58981541855826cm)" svg:viewBox="0 0 703 671" svg:d="M260 360c55 0 110 0 165 0 140 0 278-100 278-212 0-75-65-148-194-148-106 0-212 0-319 0-19 0-28 0-28 20 0 11 9 11 28 11 12 0 31 3 42 3 14 2 23 5 23 16 0 3-3 6-6 17-44 176-88 352-131 528-9 36-12 45-90 45-17 0-28 0-28 19 0 12 11 12 17 12 25 0 95-3 123-3 22 0 42 0 64 0 20 0 42 3 65 3 5 0 19 0 19-20 0-11-11-11-28-11-36 0-64 0-64-17 0-6 3-11 3-17 20-82 41-164 61-246zM330 70c9-36 11-39 53-39 32 0 64 0 96 0 81 0 134 28 134 95 0 39-22 123-59 156-50 45-109 53-151 53-47 0-93 0-140 0 23-88 45-177 67-265z">
              <text:p/>
            </draw:path>
            <draw:path draw:style-name="gr4" draw:text-style-name="P6" draw:layer="layout" svg:width="0.366cm" svg:height="0.482cm" draw:transform="rotate (-0.165457213089063) translate (15.9526086380308cm 4.40491747139663cm)" svg:viewBox="0 0 367 483" svg:d="M213 6c0 8 0 16 0 25 45 0 50 5 50 39 0 47 0 95 0 142-25-25-59-39-95-39-92 0-168 67-168 154 0 86 73 156 160 156 56 0 89-30 100-44 0 15 0 29 0 44 36-2 71-5 107-8 0-8 0-17 0-25-45 0-51-3-51-37 0-137 0-275 0-413-34 2-69 4-103 6zM260 402c-16 34-53 62-98 62-36 0-64-23-78-45-14-19-22-47-22-89 0-17 0-70 28-101s61-36 81-36c33 0 61 14 81 39 8 11 8 11 8 25 0 48 0 97 0 145z">
              <text:p/>
            </draw:path>
            <draw:path draw:style-name="gr4" draw:text-style-name="P6" draw:layer="layout" svg:width="0.296cm" svg:height="0.312cm" draw:transform="rotate (-0.165457213089063) translate (16.3469642435639cm 4.64355088393394cm)" svg:viewBox="0 0 297 313" svg:d="M277 148c14 0 20 0 20-14 0-61-34-134-137-134-90 0-160 70-160 154 0 89 76 159 168 159s129-76 129-89c0-3-3-12-14-12-9 0-9 6-11 12-23 55-73 67-98 67-34 0-65-14-84-42-26-31-28-73-28-101 71 0 143 0 215 0zM64 131c6-97 70-114 96-114 84 0 86 98 86 114-60 0-121 0-182 0z">
              <text:p/>
            </draw:path>
            <draw:path draw:style-name="gr4" draw:text-style-name="P6" draw:layer="layout" svg:width="0.243cm" svg:height="0.482cm" draw:transform="rotate (-0.165457213089063) translate (16.7242931350895cm 4.52527877667053cm)" svg:viewBox="0 0 244 483" svg:d="M112 212c29 0 58 0 87 0 0-8 0-16 0-25-30 0-60 0-90 0 0-25 0-50 0-75 0-65 37-92 67-92 6 0 14 2 20 2-8 6-14 17-14 28 0 20 11 31 31 31 19 0 31-11 31-31 0-28-28-50-68-50-53 0-114 39-114 112 0 25 0 50 0 75-21 0-41 0-62 0 0 9 0 17 0 25 21 0 41 0 62 0 0 73 0 146 0 218 0 28-9 28-54 28 0 9 0 17 0 25 3 0 51-2 79-2 31 0 61 2 89 2 0-8 0-16 0-25-4 0-9 0-14 0-50 0-50-5-50-31 0-71 0-143 0-215z">
              <text:p/>
            </draw:path>
            <draw:path draw:style-name="gr4" draw:text-style-name="P6" draw:layer="layout" svg:width="0.651cm" svg:height="0.228cm" draw:transform="rotate (-0.165457213089063) translate (16.0216339835175cm 5.09624326752298cm)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" draw:text-style-name="P6" draw:layer="layout" svg:width="0.226cm" svg:height="0.98cm" draw:transform="rotate (-0.165457213089063) translate (17.3063934327684cm 4.9312224457633cm)" svg:viewBox="0 0 227 981" svg:d="M227 969c0-2 0-2-17-19-123-126-154-310-154-461 0-171 36-341 157-464 14-11 14-14 14-17 0-5-3-8-9-8-11 0-100 67-156 190-51 109-62 218-62 299 0 78 8 195 64 307 59 120 143 185 154 185 6 0 9-3 9-12z">
              <text:p/>
            </draw:path>
            <draw:path draw:style-name="gr4" draw:text-style-name="P6" draw:layer="layout" svg:width="0.45cm" svg:height="0.443cm" draw:transform="rotate (-0.165457213089063) translate (17.5742059918312cm 5.2818526587196cm)" svg:viewBox="0 0 451 444" svg:d="M328 61c-17-36-45-61-90-61-115 0-238 145-238 288 0 92 56 156 132 156 19 0 70-3 128-72 9 39 42 72 90 72 33 0 56-22 73-53 16-36 28-95 28-98 0-11-9-11-12-11-8 0-11 6-14 20-16 61-33 120-72 120-28 0-31-25-31-45 0-22 3-28 14-72 8-42 11-51 19-87 13-47 25-93 37-140 5-25 5-28 5-33 0-17-11-25-28-25-22 0-36 22-41 41zM266 316c-6 19-6 19-20 36-44 56-84 70-112 70-50 0-64-53-64-92 0-48 34-168 56-215 31-56 73-93 115-93 61 0 75 80 75 87s0 11-2 17c-16 63-32 126-48 190z">
              <text:p/>
            </draw:path>
            <draw:path draw:style-name="gr4" draw:text-style-name="P6" draw:layer="layout" svg:width="0.231cm" svg:height="0.98cm" draw:transform="rotate (-0.165457213089063) translate (18.4963613301321cm 5.12992779416512cm)" svg:viewBox="0 0 232 981" svg:d="M39 34c0-17 0-34-19-34-20 0-20 22-20 36 0 303 0 606 0 908 0 14 0 37 20 37 19 0 19-20 19-34 0-304 0-609 0-913zM232 36c0-16 0-36-19-36-20 0-20 17-20 34 0 304 0 609 0 913 0 14 0 34 20 34 19 0 19-23 19-37 0-302 0-605 0-908z">
              <text:p/>
            </draw:path>
            <draw:path draw:style-name="gr4" draw:text-style-name="P6" draw:layer="layout" svg:width="0.36cm" svg:height="0.689cm" draw:transform="rotate (-0.165457213089063) translate (19.160829236949cm 5.29753313650944cm)" svg:viewBox="0 0 361 690" svg:d="M188 8c-5-2 0-8-14-8-23 0-93 6-118 8-8 0-20 3-20 20 0 11 9 11 23 11 47 0 50 8 50 17 0 8-8 42-14 61-27 107-54 213-81 319-11 50-14 67-14 100 0 93 50 154 123 154 118 0 238-145 238-288 0-89-53-156-131-156-45 0-84 28-115 59 24-99 48-198 73-297zM95 380c6-22 6-22 14-34 51-64 93-78 118-78 36 0 64 28 64 92 0 56-33 171-50 207-34 67-79 101-118 101-33 0-64-25-64-98 0-20 0-39 14-101 7-29 15-59 22-89z">
              <text:p/>
            </draw:path>
            <draw:path draw:style-name="gr4" draw:text-style-name="P6" draw:layer="layout" svg:width="0.226cm" svg:height="0.98cm" draw:transform="rotate (-0.165457213089063) translate (19.5952179963752cm 5.3134190439654cm)" svg:viewBox="0 0 227 981" svg:d="M227 489c0-76-9-193-65-305-58-120-142-184-154-184-5 0-8 3-8 8 0 3 0 6 20 23 95 98 151 254 151 458 0 168-37 341-160 464-11 14-11 14-11 16 0 6 3 12 8 12 12 0 101-67 157-193 51-106 62-215 62-299z">
              <text:p/>
            </draw:path>
            <draw:path draw:style-name="gr4" draw:text-style-name="P6" draw:layer="layout" svg:width="0.654cm" svg:height="0.653cm" draw:transform="rotate (-0.165457213089063) translate (20.159371784291cm 5.57190850434831cm)" svg:viewBox="0 0 655 654" svg:d="M347 346c92 0 183 0 274 0 14 0 34 0 34-19 0-20-20-20-34-20-91 0-182 0-274 0 0-91 0-182 0-273 0-14 0-34-19-34-20 0-20 20-20 34 0 91 0 182 0 273-92 0-183 0-274 0-14 0-34 0-34 20 0 19 20 19 34 19 91 0 182 0 274 0 0 93 0 185 0 277 0 14 0 31 20 31 19 0 19-17 19-31 0-92 0-184 0-277z">
              <text:p/>
            </draw:path>
            <draw:path draw:style-name="gr4" draw:text-style-name="P6" draw:layer="layout" svg:width="0.226cm" svg:height="0.98cm" draw:transform="rotate (-0.165457213089063) translate (21.1993278533782cm 5.58127938601053cm)" svg:viewBox="0 0 227 981" svg:d="M227 969c0-2 0-2-17-19-123-126-154-310-154-461 0-171 39-341 160-464 11-11 11-14 11-17 0-5-3-8-9-8-11 0-98 67-156 190-51 109-62 218-62 299 0 78 11 195 64 307 59 120 143 185 154 185 6 0 9-3 9-12z">
              <text:p/>
            </draw:path>
            <draw:path draw:style-name="gr4" draw:text-style-name="P6" draw:layer="layout" svg:width="0.382cm" svg:height="0.443cm" draw:transform="rotate (-0.165457213089063) translate (21.4699013588386cm 5.93237063225778cm)" svg:viewBox="0 0 383 444" svg:d="M350 61c-17 0-31 0-45 14s-17 31-17 37c0 25 17 36 37 36 28 0 56-25 56-64 0-48-48-84-118-84-131 0-263 140-263 279 0 87 56 165 160 165 140 0 223-103 223-114 0-9-5-14-11-14-5 0-8 2-14 8-78 98-184 98-196 98-61 0-89-48-89-106 0-39 19-134 53-196 31-56 84-98 140-98 34 0 70 12 84 39z">
              <text:p/>
            </draw:path>
            <draw:path draw:style-name="gr4" draw:text-style-name="P6" draw:layer="layout" svg:width="0.229cm" svg:height="0.98cm" draw:transform="rotate (-0.165457213089063) translate (22.2981845196213cm 5.76477063581081cm)" svg:viewBox="0 0 230 981" svg:d="M39 34c0-17 0-34-19-34-20 0-20 22-20 36 0 303 0 606 0 908 0 14 0 37 20 37 19 0 19-20 19-34 0-304 0-609 0-913zM230 36c0-16 0-36-20-36s-20 17-20 34c0 304 0 609 0 913 0 14 0 34 20 34s20-23 20-37c0-302 0-605 0-908z">
              <text:p/>
            </draw:path>
            <draw:path draw:style-name="gr4" draw:text-style-name="P6" draw:layer="layout" svg:width="0.466cm" svg:height="0.689cm" draw:transform="rotate (-0.165457213089063) translate (22.9543695872454cm 5.93099287828226cm)" svg:viewBox="0 0 467 690" svg:d="M467 8c-4-2 0-8-14-8s-106 8-123 8c-8 3-14 6-14 20 0 11 9 11 23 11 47 0 50 8 50 17-1 6-2 13-3 19-19 78-39 155-58 232-20-36-48-61-93-61-115 0-235 145-235 288 0 92 53 156 129 156 19 0 70-3 129-73 8 40 42 73 89 73 34 0 56-22 73-53 17-36 31-95 31-98 0-11-12-11-14-11-9 0-9 6-12 20-16 61-36 120-75 120-28 0-31-25-31-45 0-22 3-31 6-47 47-190 95-379 142-568zM263 562c-5 19-5 19-19 36-45 56-84 70-112 70-48 0-62-53-62-92 0-48 31-168 53-216 31-55 76-92 115-92 64 0 78 80 78 87s-2 11-5 17c-16 63-32 126-48 190z">
              <text:p/>
            </draw:path>
            <draw:path draw:style-name="gr4" draw:text-style-name="P6" draw:layer="layout" svg:width="0.226cm" svg:height="0.98cm" draw:transform="rotate (-0.165457213089063) translate (23.4853914705874cm 5.96301495092167cm)" svg:viewBox="0 0 227 981" svg:d="M227 489c0-76-11-193-65-305-58-120-142-184-154-184-5 0-8 3-8 8 0 3 0 6 17 23 98 98 154 254 154 458 0 168-37 341-160 464-11 14-11 14-11 16 0 6 3 12 8 12 12 0 98-67 157-193 51-106 62-215 62-299z">
              <text:p/>
            </draw:path>
            <draw:path draw:style-name="gr4" draw:text-style-name="P6" draw:layer="layout" svg:width="0.105cm" svg:height="0.102cm" draw:transform="rotate (-0.165457213089063) translate (23.7844955842168cm 6.65310519006958cm)" svg:viewBox="0 0 106 103" svg:d="M106 50c0-28-25-50-53-50s-53 21-53 50c0 30 25 53 53 53s53-22 53-53z">
              <text:p/>
            </draw:path>
            <draw:path draw:style-name="gr4" draw:text-style-name="P6" draw:layer="layout" svg:width="0.702cm" svg:height="0.67cm" draw:transform="rotate (-0.165457213089063) translate (24.1043037829133cm 6.13151074351338cm)" svg:viewBox="0 0 703 671" svg:d="M258 360c56 0 111 0 167 0 140 0 278-100 278-212 0-75-65-148-194-148-106 0-212 0-319 0-19 0-30 0-30 20 0 11 8 11 28 11 14 0 30 3 42 3 16 2 22 5 22 16 0 3 0 6-3 17-44 176-88 352-131 528-12 36-14 45-90 45-17 0-28 0-28 19 0 12 11 12 14 12 28 0 98-3 126-3 20 0 42 0 62 0 22 0 44 3 64 3 8 0 20 0 20-20 0-11-9-11-28-11-37 0-65 0-65-17 0-6 3-11 6-17 19-82 39-164 59-246zM330 70c9-36 9-39 53-39 31 0 62 0 93 0 81 0 134 28 134 95 0 39-19 123-59 156-47 45-106 53-151 53s-91 0-137 0c23-88 45-177 67-265z">
              <text:p/>
            </draw:path>
          </draw:g>
        </draw:g>
        <draw:g>
          <svg:title>TexMaths</svg:title>
          <svg:desc>28§display§\varphi \land \langle T \rangle \psi§svg§600§FALSE§</svg:desc>
          <draw:g>
            <draw:path draw:style-name="gr5" draw:text-style-name="P7" draw:layer="layout" svg:width="3.735cm" svg:height="0.879cm" draw:transform="rotate (0.315904594610974) translate (10.1599699985293cm 11.4790647906252cm)" svg:viewBox="0 0 3736 880" svg:d="M1866 880c-622 0-1244 0-1866 0 0-294 0-587 0-880 1245 0 2490 0 3736 0 0 293 0 586 0 880-623 0-1246 0-1870 0z">
              <text:p/>
            </draw:path>
            <draw:path draw:style-name="gr4" draw:text-style-name="P6" draw:layer="layout" svg:width="0.559cm" svg:height="0.647cm" draw:transform="rotate (0.315904594610974) translate (10.2380533411764cm 11.717961077841cm)" svg:viewBox="0 0 560 648" svg:d="M118 600c-3 12-6 14-6 20 0 20 20 28 28 28 6 0 28-3 36-28 3-6 9-39 37-179 8 3 14 3 30 3 166 0 317-154 317-307 0-78-40-137-112-137-143 0-202 190-261 383-106-20-162-76-162-146 0-28 23-136 81-203 9-9 6-8 9-12 0-5-3-11-11-11-28 0-104 143-104 238 0 89 64 162 171 187-18 55-36 109-53 164zM252 388c-6 0-9 0-17-3-11 0-11 0-11-2 0-3 17-93 19-107 28-125 107-217 194-217 67 0 95 50 95 97 0 112-126 232-280 232z">
              <text:p/>
            </draw:path>
            <draw:path draw:style-name="gr4" draw:text-style-name="P6" draw:layer="layout" svg:width="0.547cm" svg:height="0.608cm" draw:transform="rotate (0.315904594610974) translate (11.0122205289073cm 11.3033355463528cm)" svg:viewBox="0 0 548 609" svg:d="M297 22c-9-16-14-22-23-22-11 0-17 8-22 22-81 183-162 365-244 548-5 11-8 14-8 19 0 11 11 20 20 20 8 0 16-3 25-20 76-173 153-346 229-519 78 173 155 346 232 519 9 20 17 20 23 20 11 0 19-9 19-20 0-3 0-5-5-17-82-183-164-366-246-550z">
              <text:p/>
            </draw:path>
            <draw:path draw:style-name="gr4" draw:text-style-name="P6" draw:layer="layout" svg:width="0.217cm" svg:height="0.979cm" draw:transform="rotate (0.315904594610974) translate (11.8492987922514cm 10.8740234581817cm)" svg:viewBox="0 0 218 980" svg:d="M215 39c3-11 3-14 3-19 0-12-8-20-19-20-9 0-14 6-23 22-57 150-114 300-170 450-3 6-6 11-6 17 0 5 0 5 6 16 56 150 113 300 170 450 6 11 9 25 23 25 11 0 19-8 19-19 0-3 0-6-3-17-58-152-117-304-176-455 59-150 118-300 176-450z">
              <text:p/>
            </draw:path>
            <draw:path draw:style-name="gr4" draw:text-style-name="P6" draw:layer="layout" svg:width="0.668cm" svg:height="0.661cm" draw:transform="rotate (0.315904594610974) translate (12.1537972616298cm 10.8508853983313cm)" svg:viewBox="0 0 669 662" svg:d="M397 67c6-25 12-33 23-36 8 0 42 0 61 0 101 0 146 3 146 78 0 17-6 53-9 78-2 6-2 17-2 20 0 5 2 14 11 14 11 0 11-9 14-23 9-57 18-113 28-170 0-6 0-14 0-17 0-11-9-11-25-11-182 0-364 0-546 0-25 0-25 0-31 20-19 57-39 115-59 173-2 0-8 14-8 16 0 6 6 12 14 12s11-6 17-23c53-151 78-167 224-167 12 0 24 0 36 0 28 0 28 3 28 11 0 5-3 17-3 19-44 175-87 349-131 523-9 36-12 47-118 47-36 0-42 0-42 20 0 11 11 11 17 11 28 0 53-3 81-3s56 0 84 0 56 0 81 0c28 0 59 3 87 3 8 0 20 0 20-20 0-11-9-11-34-11-22 0-36 0-62 0-28-3-36-8-36-22 1-7 0-6 3-20 44-174 88-348 131-522z">
              <text:p/>
            </draw:path>
            <draw:path draw:style-name="gr4" draw:text-style-name="P6" draw:layer="layout" svg:width="0.22cm" svg:height="0.979cm" draw:transform="rotate (0.315904594610974) translate (12.8360924997324cm 10.5514895582984cm)" svg:viewBox="0 0 221 980" svg:d="M215 505c6-11 6-12 6-16s0-3-6-14c-56-151-113-302-170-453-9-16-16-22-25-22-10 0-20 8-20 20 0 2 0 5 6 16 57 151 115 302 173 453-58 151-116 301-173 452-6 11-6 14-6 20 0 11 11 19 20 19 14 0 16-11 22-19 58-152 116-304 173-456z">
              <text:p/>
            </draw:path>
            <draw:path draw:style-name="gr4" draw:text-style-name="P6" draw:layer="layout" svg:width="0.595cm" svg:height="0.879cm" draw:transform="rotate (0.315904594610974) translate (13.1939014818416cm 10.4932990798464cm)" svg:viewBox="0 0 596 880" svg:d="M445 25c0-3 3-11 3-14 0-11-6-11-11-11-12 0-12 3-14 20-55 216-111 431-166 647-72-11-111-47-111-111 0-20 0-45 53-182 5-11 11-28 11-47 0-45-31-81-81-81-93 0-129 142-129 151 0 11 8 11 11 11 11 0 11-3 17-20 25-92 64-120 98-120 8 0 25 0 25 31 0 25-11 50-22 84-48 122-48 150-48 167 0 92 76 131 171 137-9 36-9 39-23 89-2 12-22 90-22 95 5 3 0 9 14 9 3-1 6 0 8-3 3-3 9-28 12-42 12-48 24-97 36-145 36 0 123 0 215-106 42-45 62-87 73-118 9-22 31-109 31-150 0-56-28-70-45-70-22 0-47 25-47 47 0 14 5 20 14 25 11 12 36 37 36 84 0 64-53 143-87 179-86 86-148 86-184 86 54-214 108-428 162-642z">
              <text:p/>
            </draw:path>
          </draw:g>
        </draw:g>
        <presentation:notes draw:style-name="dp2">
          <draw:page-thumbnail draw:style-name="gr6" draw:layer="layout" svg:width="15.169cm" svg:height="8.533cm" svg:x="1.914cm" svg:y="2.566cm" draw:page-number="6" presentation:class="page"/>
          <draw:frame presentation:style-name="pr9" draw:text-style-name="P8" draw:layer="layout" svg:width="17.992cm" svg:height="11.897cm" svg:x="0.529cm" svg:y="11.902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tafford" svg:font-family="Stafford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draw:stroke="solid" svg:stroke-width="0.071cm" svg:stroke-color="#89a4a7" svg:stroke-linecap="butt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äsentationsvorlage_5f_BWL9-background" style:display-name="Master1-Präsentationsvorlage_BWL9-background" style:family="presentation">
      <style:graphic-properties draw:stroke="none" draw:fill="solid" draw:fill-color="#ffffff" draw:opacity="100%"/>
      <style:text-properties style:letter-kerning="true"/>
    </style:style>
    <style:style style:name="Master1-Präsentationsvorlage_5f_BWL9-backgroundobjects" style:display-name="Master1-Präsentationsvorlage_BWL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äsentationsvorlage_5f_BWL9-notes" style:display-name="Master1-Präsentationsvorlage_BWL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outline1" style:display-name="Master1-Präsentationsvorlage_BWL9-outline1" style:family="presentation">
      <style:graphic-properties draw:stroke="none" draw:fill="none" draw:auto-grow-height="false" draw:fit-to-size="false" style:shrink-to-fit="true">
        <text:list-style style:name="Master1-Präsentationsvorlage_5f_BWL9-outline1" style:display-name="Master1-Präsentationsvorlage_BWL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outline2" style:display-name="Master1-Präsentationsvorlage_BWL9-outline2" style:family="presentation" style:parent-style-name="Master1-Präsentationsvorlage_5f_BWL9-outline1">
      <style:paragraph-properties fo:margin-top="0.4cm" fo:margin-bottom="0cm"/>
      <style:text-properties fo:font-size="28pt" style:font-size-asian="28pt" style:font-size-complex="28pt"/>
    </style:style>
    <style:style style:name="Master1-Präsentationsvorlage_5f_BWL9-outline3" style:display-name="Master1-Präsentationsvorlage_BWL9-outline3" style:family="presentation" style:parent-style-name="Master1-Präsentationsvorlage_5f_BWL9-outline2">
      <style:paragraph-properties fo:margin-top="0.3cm" fo:margin-bottom="0cm"/>
      <style:text-properties fo:font-size="24pt" style:font-size-asian="24pt" style:font-size-complex="24pt"/>
    </style:style>
    <style:style style:name="Master1-Präsentationsvorlage_5f_BWL9-outline4" style:display-name="Master1-Präsentationsvorlage_BWL9-outline4" style:family="presentation" style:parent-style-name="Master1-Präsentationsvorlage_5f_BWL9-outline3">
      <style:paragraph-properties fo:margin-top="0.2cm" fo:margin-bottom="0cm"/>
      <style:text-properties fo:font-size="20pt" style:font-size-asian="20pt" style:font-size-complex="20pt"/>
    </style:style>
    <style:style style:name="Master1-Präsentationsvorlage_5f_BWL9-outline5" style:display-name="Master1-Präsentationsvorlage_BWL9-outline5" style:family="presentation" style:parent-style-name="Master1-Präsentationsvorlage_5f_BWL9-outline4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-outline6" style:display-name="Master1-Präsentationsvorlage_BWL9-outline6" style:family="presentation" style:parent-style-name="Master1-Präsentationsvorlage_5f_BWL9-outline5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-outline7" style:display-name="Master1-Präsentationsvorlage_BWL9-outline7" style:family="presentation" style:parent-style-name="Master1-Präsentationsvorlage_5f_BWL9-outline6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-outline8" style:display-name="Master1-Präsentationsvorlage_BWL9-outline8" style:family="presentation" style:parent-style-name="Master1-Präsentationsvorlage_5f_BWL9-outline7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-outline9" style:display-name="Master1-Präsentationsvorlage_BWL9-outline9" style:family="presentation" style:parent-style-name="Master1-Präsentationsvorlage_5f_BWL9-outline8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-subtitle" style:display-name="Master1-Präsentationsvorlage_BWL9-subtitle" style:family="presentation">
      <style:graphic-properties draw:stroke="none" draw:fill="none" draw:textarea-vertical-align="middle">
        <text:list-style style:name="Master1-Präsentationsvorlage_5f_BWL9-subtitle" style:display-name="Master1-Präsentationsvorlage_BWL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title" style:display-name="Master1-Präsentationsvorlage_BWL9-title" style:family="presentation">
      <style:graphic-properties draw:stroke="none" draw:fill="none" draw:textarea-vertical-align="middle">
        <text:list-style style:name="Master1-Präsentationsvorlage_5f_BWL9-title" style:display-name="Master1-Präsentationsvorlage_BWL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false" style:shrink-to-fit="tru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.4cm" fo:margin-bottom="0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.3cm" fo:margin-bottom="0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.2cm" fo:margin-bottom="0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.1cm" fo:margin-bottom="0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1" style:family="presentation">
      <style:graphic-properties draw:stroke="none" draw:fill="none" draw:auto-grow-height="false" draw:fit-to-size="false" style:shrink-to-fit="true">
        <text:list-style style:name="Master1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2" style:family="presentation" style:parent-style-name="Master1-Layout2-cust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und-Inhalt-outline3" style:family="presentation" style:parent-style-name="Master1-Layout2-cust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und-Inhalt-outline4" style:family="presentation" style:parent-style-name="Master1-Layout2-cust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und-Inhalt-outline5" style:family="presentation" style:parent-style-name="Master1-Layout2-cust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6" style:family="presentation" style:parent-style-name="Master1-Layout2-cust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7" style:family="presentation" style:parent-style-name="Master1-Layout2-cust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8" style:family="presentation" style:parent-style-name="Master1-Layout2-cust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9" style:family="presentation" style:parent-style-name="Master1-Layout2-cust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subtitle" style:family="presentation">
      <style:graphic-properties draw:stroke="none" draw:fill="none" draw:textarea-vertical-align="middle">
        <text:list-style style:name="Master1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title" style:family="presentation">
      <style:graphic-properties draw:stroke="none" draw:fill="none" draw:textarea-vertical-align="middle">
        <text:list-style style:name="Master1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Abschnittsüberschrift-outline1" style:family="presentation">
      <style:graphic-properties draw:stroke="none" draw:fill="none" draw:auto-grow-height="false" draw:fit-to-size="false" style:shrink-to-fit="true">
        <text:list-style style:name="Master1-Layout3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Abschnittsüberschrift-outline2" style:family="presentation" style:parent-style-name="Master1-Layout3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cust-Abschnittsüberschrift-outline3" style:family="presentation" style:parent-style-name="Master1-Layout3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cust-Abschnittsüberschrift-outline4" style:family="presentation" style:parent-style-name="Master1-Layout3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cust-Abschnittsüberschrift-outline5" style:family="presentation" style:parent-style-name="Master1-Layout3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cust-Abschnittsüberschrift-outline6" style:family="presentation" style:parent-style-name="Master1-Layout3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cust-Abschnittsüberschrift-outline7" style:family="presentation" style:parent-style-name="Master1-Layout3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cust-Abschnittsüberschrift-outline8" style:family="presentation" style:parent-style-name="Master1-Layout3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cust-Abschnittsüberschrift-outline9" style:family="presentation" style:parent-style-name="Master1-Layout3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cust-Abschnittsüberschrift-subtitle" style:family="presentation">
      <style:graphic-properties draw:stroke="none" draw:fill="none" draw:textarea-vertical-align="middle">
        <text:list-style style:name="Master1-Layout3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Abschnittsüberschrift-title" style:family="presentation">
      <style:graphic-properties draw:stroke="none" draw:fill="none" draw:textarea-vertical-align="middle">
        <text:list-style style:name="Master1-Layout3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Zwei-Inhalte-outline1" style:family="presentation">
      <style:graphic-properties draw:stroke="none" draw:fill="none" draw:auto-grow-height="false" draw:fit-to-size="false" style:shrink-to-fit="true">
        <text:list-style style:name="Master1-Layout4-cust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Zwei-Inhalte-outline2" style:family="presentation" style:parent-style-name="Master1-Layout4-cust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cust-Zwei-Inhalte-outline3" style:family="presentation" style:parent-style-name="Master1-Layout4-cust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cust-Zwei-Inhalte-outline4" style:family="presentation" style:parent-style-name="Master1-Layout4-cust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cust-Zwei-Inhalte-outline5" style:family="presentation" style:parent-style-name="Master1-Layout4-cust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cust-Zwei-Inhalte-outline6" style:family="presentation" style:parent-style-name="Master1-Layout4-cust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cust-Zwei-Inhalte-outline7" style:family="presentation" style:parent-style-name="Master1-Layout4-cust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cust-Zwei-Inhalte-outline8" style:family="presentation" style:parent-style-name="Master1-Layout4-cust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cust-Zwei-Inhalte-outline9" style:family="presentation" style:parent-style-name="Master1-Layout4-cust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cust-Zwei-Inhalte-subtitle" style:family="presentation">
      <style:graphic-properties draw:stroke="none" draw:fill="none" draw:textarea-vertical-align="middle">
        <text:list-style style:name="Master1-Layout4-cust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Zwei-Inhalte-title" style:family="presentation">
      <style:graphic-properties draw:stroke="none" draw:fill="none" draw:textarea-vertical-align="middle">
        <text:list-style style:name="Master1-Layout4-cust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_5f_Zwei-Inhalte-background" style:display-name="Master1-Layout5-cust-1_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_5f_Zwei-Inhalte-backgroundobjects" style:display-name="Master1-Layout5-cust-1_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1_5f_Zwei-Inhalte-notes" style:display-name="Master1-Layout5-cust-1_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_5f_Zwei-Inhalte-outline1" style:display-name="Master1-Layout5-cust-1_Zwei-Inhalte-outline1" style:family="presentation">
      <style:graphic-properties draw:stroke="none" draw:fill="none" draw:auto-grow-height="false" draw:fit-to-size="false" style:shrink-to-fit="true">
        <text:list-style style:name="Master1-Layout5-cust-1_5f_Zwei-Inhalte-outline1" style:display-name="Master1-Layout5-cust-1_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_5f_Zwei-Inhalte-outline2" style:display-name="Master1-Layout5-cust-1_Zwei-Inhalte-outline2" style:family="presentation" style:parent-style-name="Master1-Layout5-cust-1_5f_Zwei-Inhalte-outline1">
      <style:paragraph-properties fo:margin-top="0.4cm" fo:margin-bottom="0cm"/>
      <style:text-properties fo:font-size="28pt" style:font-size-asian="28pt" style:font-size-complex="28pt"/>
    </style:style>
    <style:style style:name="Master1-Layout5-cust-1_5f_Zwei-Inhalte-outline3" style:display-name="Master1-Layout5-cust-1_Zwei-Inhalte-outline3" style:family="presentation" style:parent-style-name="Master1-Layout5-cust-1_5f_Zwei-Inhalte-outline2">
      <style:paragraph-properties fo:margin-top="0.3cm" fo:margin-bottom="0cm"/>
      <style:text-properties fo:font-size="24pt" style:font-size-asian="24pt" style:font-size-complex="24pt"/>
    </style:style>
    <style:style style:name="Master1-Layout5-cust-1_5f_Zwei-Inhalte-outline4" style:display-name="Master1-Layout5-cust-1_Zwei-Inhalte-outline4" style:family="presentation" style:parent-style-name="Master1-Layout5-cust-1_5f_Zwei-Inhalte-outline3">
      <style:paragraph-properties fo:margin-top="0.2cm" fo:margin-bottom="0cm"/>
      <style:text-properties fo:font-size="20pt" style:font-size-asian="20pt" style:font-size-complex="20pt"/>
    </style:style>
    <style:style style:name="Master1-Layout5-cust-1_5f_Zwei-Inhalte-outline5" style:display-name="Master1-Layout5-cust-1_Zwei-Inhalte-outline5" style:family="presentation" style:parent-style-name="Master1-Layout5-cust-1_5f_Zwei-Inhalte-outline4">
      <style:paragraph-properties fo:margin-top="0.1cm" fo:margin-bottom="0cm"/>
      <style:text-properties fo:font-size="20pt" style:font-size-asian="20pt" style:font-size-complex="20pt"/>
    </style:style>
    <style:style style:name="Master1-Layout5-cust-1_5f_Zwei-Inhalte-outline6" style:display-name="Master1-Layout5-cust-1_Zwei-Inhalte-outline6" style:family="presentation" style:parent-style-name="Master1-Layout5-cust-1_5f_Zwei-Inhalte-outline5">
      <style:paragraph-properties fo:margin-top="0.1cm" fo:margin-bottom="0cm"/>
      <style:text-properties fo:font-size="20pt" style:font-size-asian="20pt" style:font-size-complex="20pt"/>
    </style:style>
    <style:style style:name="Master1-Layout5-cust-1_5f_Zwei-Inhalte-outline7" style:display-name="Master1-Layout5-cust-1_Zwei-Inhalte-outline7" style:family="presentation" style:parent-style-name="Master1-Layout5-cust-1_5f_Zwei-Inhalte-outline6">
      <style:paragraph-properties fo:margin-top="0.1cm" fo:margin-bottom="0cm"/>
      <style:text-properties fo:font-size="20pt" style:font-size-asian="20pt" style:font-size-complex="20pt"/>
    </style:style>
    <style:style style:name="Master1-Layout5-cust-1_5f_Zwei-Inhalte-outline8" style:display-name="Master1-Layout5-cust-1_Zwei-Inhalte-outline8" style:family="presentation" style:parent-style-name="Master1-Layout5-cust-1_5f_Zwei-Inhalte-outline7">
      <style:paragraph-properties fo:margin-top="0.1cm" fo:margin-bottom="0cm"/>
      <style:text-properties fo:font-size="20pt" style:font-size-asian="20pt" style:font-size-complex="20pt"/>
    </style:style>
    <style:style style:name="Master1-Layout5-cust-1_5f_Zwei-Inhalte-outline9" style:display-name="Master1-Layout5-cust-1_Zwei-Inhalte-outline9" style:family="presentation" style:parent-style-name="Master1-Layout5-cust-1_5f_Zwei-Inhalte-outline8">
      <style:paragraph-properties fo:margin-top="0.1cm" fo:margin-bottom="0cm"/>
      <style:text-properties fo:font-size="20pt" style:font-size-asian="20pt" style:font-size-complex="20pt"/>
    </style:style>
    <style:style style:name="Master1-Layout5-cust-1_5f_Zwei-Inhalte-subtitle" style:display-name="Master1-Layout5-cust-1_Zwei-Inhalte-subtitle" style:family="presentation">
      <style:graphic-properties draw:stroke="none" draw:fill="none" draw:textarea-vertical-align="middle">
        <text:list-style style:name="Master1-Layout5-cust-1_5f_Zwei-Inhalte-subtitle" style:display-name="Master1-Layout5-cust-1_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_5f_Zwei-Inhalte-title" style:display-name="Master1-Layout5-cust-1_Zwei-Inhalte-title" style:family="presentation">
      <style:graphic-properties draw:stroke="none" draw:fill="none" draw:textarea-vertical-align="middle">
        <text:list-style style:name="Master1-Layout5-cust-1_5f_Zwei-Inhalte-title" style:display-name="Master1-Layout5-cust-1_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Inhalt-mit-Überschrift-outline1" style:family="presentation">
      <style:graphic-properties draw:stroke="none" draw:fill="none" draw:auto-grow-height="false" draw:fit-to-size="false" style:shrink-to-fit="true">
        <text:list-style style:name="Master1-Layout8-cust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halt-mit-Überschrift-outline2" style:family="presentation" style:parent-style-name="Master1-Layout8-cust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cust-Inhalt-mit-Überschrift-outline3" style:family="presentation" style:parent-style-name="Master1-Layout8-cust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cust-Inhalt-mit-Überschrift-outline4" style:family="presentation" style:parent-style-name="Master1-Layout8-cust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cust-Inhalt-mit-Überschrift-outline5" style:family="presentation" style:parent-style-name="Master1-Layout8-cust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cust-Inhalt-mit-Überschrift-outline6" style:family="presentation" style:parent-style-name="Master1-Layout8-cust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cust-Inhalt-mit-Überschrift-outline7" style:family="presentation" style:parent-style-name="Master1-Layout8-cust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cust-Inhalt-mit-Überschrift-outline8" style:family="presentation" style:parent-style-name="Master1-Layout8-cust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cust-Inhalt-mit-Überschrift-outline9" style:family="presentation" style:parent-style-name="Master1-Layout8-cust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cust-Inhalt-mit-Überschrift-subtitle" style:family="presentation">
      <style:graphic-properties draw:stroke="none" draw:fill="none" draw:textarea-vertical-align="middle">
        <text:list-style style:name="Master1-Layout8-cust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halt-mit-Überschrift-title" style:family="presentation">
      <style:graphic-properties draw:stroke="none" draw:fill="none" draw:textarea-vertical-align="middle">
        <text:list-style style:name="Master1-Layout8-cust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_5f_-background" style:display-name="Master1-Präsentationsvorlage_BWL9_-background" style:family="presentation">
      <style:graphic-properties draw:stroke="none" draw:fill="solid" draw:fill-color="#ffffff" draw:opacity="100%"/>
      <style:text-properties style:letter-kerning="true"/>
    </style:style>
    <style:style style:name="Master1-Präsentationsvorlage_5f_BWL9_5f_-backgroundobjects" style:display-name="Master1-Präsentationsvorlage_BWL9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äsentationsvorlage_5f_BWL9_5f_-notes" style:display-name="Master1-Präsentationsvorlage_BWL9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_5f_-outline1" style:display-name="Master1-Präsentationsvorlage_BWL9_-outline1" style:family="presentation">
      <style:graphic-properties draw:stroke="none" draw:fill="none" draw:auto-grow-height="false" draw:fit-to-size="false" style:shrink-to-fit="true">
        <text:list-style style:name="Master1-Präsentationsvorlage_5f_BWL9_5f_-outline1" style:display-name="Master1-Präsentationsvorlage_BWL9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_5f_-outline2" style:display-name="Master1-Präsentationsvorlage_BWL9_-outline2" style:family="presentation" style:parent-style-name="Master1-Präsentationsvorlage_5f_BWL9_5f_-outline1">
      <style:paragraph-properties fo:margin-top="0.4cm" fo:margin-bottom="0cm"/>
      <style:text-properties fo:font-size="28pt" style:font-size-asian="28pt" style:font-size-complex="28pt"/>
    </style:style>
    <style:style style:name="Master1-Präsentationsvorlage_5f_BWL9_5f_-outline3" style:display-name="Master1-Präsentationsvorlage_BWL9_-outline3" style:family="presentation" style:parent-style-name="Master1-Präsentationsvorlage_5f_BWL9_5f_-outline2">
      <style:paragraph-properties fo:margin-top="0.3cm" fo:margin-bottom="0cm"/>
      <style:text-properties fo:font-size="24pt" style:font-size-asian="24pt" style:font-size-complex="24pt"/>
    </style:style>
    <style:style style:name="Master1-Präsentationsvorlage_5f_BWL9_5f_-outline4" style:display-name="Master1-Präsentationsvorlage_BWL9_-outline4" style:family="presentation" style:parent-style-name="Master1-Präsentationsvorlage_5f_BWL9_5f_-outline3">
      <style:paragraph-properties fo:margin-top="0.2cm" fo:margin-bottom="0cm"/>
      <style:text-properties fo:font-size="20pt" style:font-size-asian="20pt" style:font-size-complex="20pt"/>
    </style:style>
    <style:style style:name="Master1-Präsentationsvorlage_5f_BWL9_5f_-outline5" style:display-name="Master1-Präsentationsvorlage_BWL9_-outline5" style:family="presentation" style:parent-style-name="Master1-Präsentationsvorlage_5f_BWL9_5f_-outline4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_5f_-outline6" style:display-name="Master1-Präsentationsvorlage_BWL9_-outline6" style:family="presentation" style:parent-style-name="Master1-Präsentationsvorlage_5f_BWL9_5f_-outline5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_5f_-outline7" style:display-name="Master1-Präsentationsvorlage_BWL9_-outline7" style:family="presentation" style:parent-style-name="Master1-Präsentationsvorlage_5f_BWL9_5f_-outline6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_5f_-outline8" style:display-name="Master1-Präsentationsvorlage_BWL9_-outline8" style:family="presentation" style:parent-style-name="Master1-Präsentationsvorlage_5f_BWL9_5f_-outline7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_5f_-outline9" style:display-name="Master1-Präsentationsvorlage_BWL9_-outline9" style:family="presentation" style:parent-style-name="Master1-Präsentationsvorlage_5f_BWL9_5f_-outline8">
      <style:paragraph-properties fo:margin-top="0.1cm" fo:margin-bottom="0cm"/>
      <style:text-properties fo:font-size="20pt" style:font-size-asian="20pt" style:font-size-complex="20pt"/>
    </style:style>
    <style:style style:name="Master1-Präsentationsvorlage_5f_BWL9_5f_-subtitle" style:display-name="Master1-Präsentationsvorlage_BWL9_-subtitle" style:family="presentation">
      <style:graphic-properties draw:stroke="none" draw:fill="none" draw:textarea-vertical-align="middle">
        <text:list-style style:name="Master1-Präsentationsvorlage_5f_BWL9_5f_-subtitle" style:display-name="Master1-Präsentationsvorlage_BWL9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_5f_-title" style:display-name="Master1-Präsentationsvorlage_BWL9_-title" style:family="presentation">
      <style:graphic-properties draw:stroke="none" draw:fill="none" draw:textarea-vertical-align="middle">
        <text:list-style style:name="Master1-Präsentationsvorlage_5f_BWL9_5f_-title" style:display-name="Master1-Präsentationsvorlage_BWL9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.3cm" fo:padding-right="0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solid" draw:fill-color="#b5b5b5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Mgr5" style:family="graphic" style:parent-style-name="standard">
      <style:graphic-properties draw:stroke="solid" svg:stroke-width="0.042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solid" svg:stroke-width="0.021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Mgr8" style:family="graphic" style:parent-style-name="standard">
      <style:graphic-properties draw:stroke="none" draw:fill="solid" draw:fill-color="#9c1c26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Graphics">
      <style:graphic-properties draw:stroke="none" draw:fill="none" fo:clip="rect(0cm, 0.229cm, 0cm, 0cm)" style:mirror="none"/>
    </style:style>
    <style:style style:name="Mgr11" style:family="graphic" style:parent-style-name="standard">
      <style:graphic-properties draw:stroke="none" draw:fill="solid" draw:fill-color="#9c1c2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min-height="1.999cm" fo:min-width="23.697cm" fo:padding-top="0.127cm" fo:padding-bottom="0.127cm" fo:padding-left="0.254cm" fo:padding-right="0.254cm" fo:wrap-option="no-wrap"/>
      <style:paragraph-properties style:writing-mode="lr-tb"/>
    </style:style>
    <style:style style:name="Mgr13" style:family="graphic" style:parent-style-name="standard">
      <style:graphic-properties draw:stroke="none" draw:fill="solid" draw:fill-color="#9c1c26" draw:opacity="100%" draw:textarea-horizontal-align="left" draw:textarea-vertical-align="top" draw:auto-grow-height="false" draw:auto-grow-width="false" fo:min-height="0.046cm" fo:min-width="23.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solid" svg:stroke-width="0.021cm" svg:stroke-color="#000000" svg:stroke-opacity="100%" draw:stroke-linejoin="round" draw:fill="none" draw:textarea-horizontal-align="left" draw:textarea-vertical-align="top" draw:auto-grow-height="false" draw:auto-grow-width="false" fo:min-height="0cm" fo:min-width="23.901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solid" svg:stroke-width="0.042cm" svg:stroke-color="#000000" svg:stroke-opacity="100%" draw:stroke-linejoin="round" draw:fill="none" draw:textarea-horizontal-align="left" draw:textarea-vertical-align="top" draw:auto-grow-height="false" draw:auto-grow-width="false" fo:min-height="0cm" fo:min-width="23.901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none" draw:textarea-horizontal-align="left" draw:textarea-vertical-align="middle" draw:auto-grow-height="false" draw:auto-grow-width="false" fo:min-height="1.094cm" fo:min-width="14.711cm" fo:padding-top="0cm" fo:padding-bottom="0cm" fo:padding-left="0.3cm" fo:padding-right="0cm" fo:wrap-option="wrap"/>
      <style:paragraph-properties style:writing-mode="lr-tb"/>
    </style:style>
    <style:style style:name="Mgr17" style:family="graphic" style:parent-style-name="standard">
      <style:graphic-properties draw:stroke="none" draw:fill="solid" draw:fill-color="#b5b5b5" draw:opacity="100%" draw:textarea-horizontal-align="left" draw:textarea-vertical-align="middle" draw:auto-grow-height="false" draw:auto-grow-width="false" fo:min-height="0.147cm" fo:min-width="17.488cm" fo:padding-top="0.127cm" fo:padding-bottom="0.127cm" fo:padding-left="0.254cm" fo:padding-right="0.254cm" fo:wrap-option="no-wrap"/>
      <style:paragraph-properties style:writing-mode="lr-tb"/>
    </style:style>
    <style:style style:name="Mgr18" style:family="graphic" style:parent-style-name="standard">
      <style:graphic-properties draw:stroke="solid" svg:stroke-width="0.042cm" svg:stroke-color="#000000" svg:stroke-opacity="100%" draw:stroke-linejoin="round" draw:fill="none" draw:textarea-horizontal-align="left" draw:textarea-vertical-align="top" draw:auto-grow-height="false" draw:auto-grow-width="false" fo:min-height="0cm" fo:min-width="17.489cm" fo:padding-top="0.127cm" fo:padding-bottom="0.127cm" fo:padding-left="0.254cm" fo:padding-right="0.254cm" fo:wrap-option="wrap"/>
      <style:paragraph-properties style:writing-mode="lr-tb"/>
    </style:style>
    <style:style style:name="Mgr19" style:family="graphic" style:parent-style-name="standard">
      <style:graphic-properties draw:stroke="solid" svg:stroke-width="0.021cm" svg:stroke-color="#000000" svg:stroke-opacity="100%" draw:stroke-linejoin="round" draw:fill="none" draw:textarea-horizontal-align="left" draw:textarea-vertical-align="top" draw:auto-grow-height="false" draw:auto-grow-width="false" fo:min-height="0cm" fo:min-width="17.489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Präsentationsvorlage_5f_BWL9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äsentationsvorlage_5f_BWL9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Master1-Präsentationsvorlage_5f_BWL9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Präsentationsvorlage_5f_BWL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cust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cust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1" style:family="presentation" style:parent-style-name="Master1-Layout2-cust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cust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3-cust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3-cust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Master1-Layout3-cust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cust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4-cust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4-cust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Master1-Layout4-cust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4-cust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5-cust-1_5f_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5-cust-1_5f_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Master1-Layout5-cust-1_5f_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5-cust-1_5f_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8-cust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Master1-Layout8-cust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2" style:family="presentation" style:parent-style-name="Master1-Layout8-cust-Inhalt-mit-Überschrif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8-cust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8-cust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8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Präsentationsvorlage_5f_BWL9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Präsentationsvorlage_5f_BWL9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2" style:family="presentation" style:parent-style-name="Master1-Präsentationsvorlage_5f_BWL9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Präsentationsvorlage_5f_BWL9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solid" draw:fill-color="#b5b5b5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.498cm" fo:margin-right="0cm" fo:margin-top="0.071cm" fo:margin-bottom="0.079cm" fo:line-height="130%" fo:text-align="start" fo:text-indent="-0.498cm" style:punctuation-wrap="simple" style:writing-mode="lr-tb">
        <style:tab-stops/>
      </style:paragraph-properties>
    </style:style>
    <style:style style:name="MP8" style:family="paragraph">
      <style:paragraph-properties fo:margin-left="0.498cm" fo:margin-right="0cm" fo:margin-top="0.071cm" fo:margin-bottom="0.079cm" fo:line-height="130%" fo:text-align="start" fo:text-indent="-0.494cm" style:punctuation-wrap="simple" style:writing-mode="lr-tb">
        <style:tab-stops/>
      </style:paragraph-properties>
    </style:style>
    <style:style style:name="MP9" style:family="paragraph">
      <style:paragraph-properties fo:margin-left="1.495cm" fo:margin-right="0cm" fo:margin-top="0.071cm" fo:margin-bottom="0.079cm" fo:line-height="130%" fo:text-align="start" fo:text-indent="-0.52cm" style:punctuation-wrap="simple" style:writing-mode="lr-tb">
        <style:tab-stops/>
      </style:paragraph-properties>
    </style:style>
    <style:style style:name="MP10" style:family="paragraph">
      <style:paragraph-properties fo:margin-left="1.993cm" fo:margin-right="0cm" fo:margin-top="0.071cm" fo:margin-bottom="0.079cm" fo:line-height="130%" fo:text-align="start" fo:text-indent="-0.481cm" style:punctuation-wrap="simple" style:writing-mode="lr-tb">
        <style:tab-stops/>
      </style:paragraph-properties>
    </style:style>
    <style:style style:name="MP11" style:family="paragraph">
      <style:paragraph-properties fo:margin-left="2.522cm" fo:margin-right="0cm" fo:margin-top="0.071cm" fo:margin-bottom="0.079cm" fo:line-height="130%" fo:text-align="start" fo:text-indent="-0.525cm" style:punctuation-wrap="simple" style:writing-mode="lr-tb">
        <style:tab-stops/>
      </style:paragraph-properties>
    </style:style>
    <style:style style:name="MP12" style:family="paragraph">
      <loext:graphic-properties draw:fill="solid" draw:fill-color="#9c1c26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035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1.27cm" fo:margin-right="0cm" fo:margin-top="0.035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2.54cm" fo:margin-right="0cm" fo:margin-top="0.035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3.81cm" fo:margin-right="0cm" fo:margin-top="0.035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5.08cm" fo:margin-right="0cm" fo:margin-top="0.035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0.459cm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079cm" fo:line-height="130%" fo:text-align="start" fo:text-indent="0cm" style:punctuation-wrap="simple" style:writing-mode="lr-tb">
        <style:tab-stops/>
      </style:paragraph-properties>
    </style:style>
    <style:style style:name="MP21" style:family="paragraph">
      <loext:graphic-properties draw:fill="none"/>
      <style:paragraph-properties fo:margin-left="0cm" fo:margin-right="0cm" fo:margin-top="0cm" fo:margin-bottom="0.079cm" fo:line-height="130%" fo:text-align="start" fo:text-indent="0cm" style:punctuation-wrap="simple" style:writing-mode="lr-tb" style:font-independent-line-spacing="true">
        <style:tab-stops/>
      </style:paragraph-properties>
      <style:text-properties fo:color="#ffffff" loext:opacity="100%"/>
    </style:style>
    <style:style style:name="MP22" style:family="paragraph">
      <style:paragraph-properties fo:margin-left="0cm" fo:margin-right="0cm" fo:margin-top="0.071cm" fo:margin-bottom="0.079cm" fo:line-height="13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Arial2" style:font-size-complex="1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" style:font-size-complex="24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Bitstream Charter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name-complex="Tahoma" style:font-size-complex="20pt" style:font-style-complex="normal" style:font-weight-complex="bold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" style:font-size-complex="24pt" style:font-style-complex="normal" style:font-weight-complex="bold"/>
    </style:style>
    <style:style style:name="MT14" style:family="text">
      <style:text-properties fo:text-transform="uppercase" fo:color="#000000" loext:opacity="100%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name-complex="Tahoma" style:font-size-complex="32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name-complex="Tahoma" style:font-size-complex="20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15.011cm" svg:height="1.085cm" svg:x="0.529cm" svg:y="1.076cm" presentation:class="header">
        <draw:text-box>
          <text:p/>
        </draw:text-box>
      </draw:frame>
      <draw:frame draw:name="Rectangle 3" draw:style-name="Mgr2" draw:text-style-name="MP1" draw:layer="backgroundobjects" svg:width="3.695cm" svg:height="0.723cm" svg:x="0.529cm" svg:y="23.799cm" presentation:class="date-time">
        <draw:text-box>
          <text:p text:style-name="MP2"><text:span text:style-name="MT1"><text:date style:data-style-name="D6" text:date-value="2021-05-31">31. Mai 2021</text:date></text:span></text:p>
        </draw:text-box>
      </draw:frame>
      <draw:frame draw:name="Rectangle 4" draw:style-name="Mgr2" draw:text-style-name="MP1" draw:layer="backgroundobjects" svg:width="12.4cm" svg:height="0.723cm" svg:x="4.225cm" svg:y="23.799cm" presentation:class="footer">
        <draw:text-box>
          <text:p text:style-name="MP2"><text:span text:style-name="MT1">| <text:s/></text:span></text:p>
        </draw:text-box>
      </draw:frame>
      <draw:frame draw:name="Rectangle 5" draw:style-name="Mgr2" draw:text-style-name="MP1" draw:layer="backgroundobjects" svg:width="1.861cm" svg:height="0.723cm" svg:x="16.664cm" svg:y="23.799cm" presentation:class="page-number">
        <draw:text-box>
          <text:p text:style-name="MP3"><text:span text:style-name="MT2">| <text:s/></text:span><text:span text:style-name="MT2"><text:page-number>&lt;number&gt;</text:page-number></text:span></text:p>
        </draw:text-box>
      </draw:frame>
      <draw:frame draw:name="Picture 6" draw:style-name="Mgr3" draw:text-style-name="MP4" draw:layer="backgroundobjects" svg:width="2.58cm" svg:height="1.16cm" svg:x="15.946cm" svg:y="1.001cm">
        <draw:image xlink:href="Pictures/10000000000000A200000049D4052BFFF1402512.png" xlink:type="simple" xlink:show="embed" xlink:actuate="onLoad" draw:mime-type="image/png">
          <text:p/>
        </draw:image>
        <svg:desc>tud_logo</svg:desc>
      </draw:frame>
      <draw:custom-shape draw:name="Rectangle 7" draw:style-name="Mgr4" draw:text-style-name="MP5" draw:layer="backgroundobjects" svg:width="17.996cm" svg:height="0.401cm" svg:x="0.529cm" svg:y="0.498cm">
        <text:p/>
        <draw:enhanced-geometry svg:viewBox="0 0 21600 21600" draw:type="non-primitive" draw:enhanced-path="M 0 0 L 21600 0 21600 21600 0 21600 Z N"/>
      </draw:custom-shape>
      <draw:custom-shape draw:name="Line 8" draw:style-name="Mgr5" draw:text-style-name="MP1" draw:layer="backgroundobjects" svg:width="17.996cm" svg:height="0.001cm" svg:x="0.529cm" svg:y="1.00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6" draw:text-style-name="MP1" draw:layer="backgroundobjects" svg:width="17.996cm" svg:height="0.001cm" svg:x="0.529cm" svg:y="23.60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0" draw:style-name="Mgr6" draw:text-style-name="MP1" draw:layer="backgroundobjects" svg:width="17.996cm" svg:height="0.001cm" svg:x="0.525cm" svg:y="2.1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Präsentationsvorlage_5f_BWL9" style:display-name="Master1-Präsentationsvorlage_BWL9" style:page-layout-name="PM1" draw:style-name="Mdp1">
      <draw:custom-shape draw:name="Rectangle 13" draw:style-name="Mgr7" draw:text-style-name="MP1" draw:layer="backgroundobjects" svg:width="24.205cm" svg:height="2.253cm" svg:x="0.498cm" svg:y="1.57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1" draw:layer="backgroundobjects" svg:width="19.808cm" svg:height="1.746cm" svg:x="0.494cm" svg:y="1.072cm" presentation:class="title">
        <draw:text-box>
          <text:p text:style-name="MP6"><text:span text:style-name="MT3">Titelmasterformat durch Klicken bearbeiten</text:span></text:p>
        </draw:text-box>
      </draw:frame>
      <draw:frame draw:name="Rectangle 3" presentation:style-name="Mpr2" draw:text-style-name="MP1" draw:layer="backgroundobjects" svg:width="24.408cm" svg:height="9.525cm" svg:x="0.498cm" svg:y="3.343cm" presentation:class="outline">
        <draw:text-box>
          <text:list text:style-name="ML2">
            <text:list-item>
              <text:p text:style-name="MP7"><text:span text:style-name="MT4">Textmasterformate durch Klicken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8" draw:text-style-name="MP12" draw:layer="backgroundobjects" svg:width="24.408cm" svg:height="0.3cm" svg:x="0.498cm" svg:y="0.463cm">
        <text:p/>
        <draw:enhanced-geometry svg:viewBox="0 0 21600 21600" draw:type="non-primitive" draw:enhanced-path="M 0 0 L 21600 0 21600 21600 0 21600 Z N"/>
      </draw:custom-shape>
      <draw:custom-shape draw:name="Line 14" draw:style-name="Mgr6" draw:text-style-name="MP1" draw:layer="backgroundobjects" svg:width="24.408cm" svg:height="0.001cm" svg:x="0.498cm" svg:y="3.07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9" draw:text-style-name="MP1" draw:layer="backgroundobjects" svg:width="20.205cm" svg:height="0.481cm" svg:x="0.234cm" svg:y="13.344cm">
        <draw:text-box>
          <text:p text:style-name="MP2"><text:span text:style-name="MT7"><text:date style:data-style-name="D4" text:date-value="2021-05-31">31.05.2021</text:date></text:span><text:span text:style-name="MT7"><text:s text:c="2"/>| <text:s/></text:span><text:span text:style-name="MT8">CTCT Seminar <text:s/>| <text:s/>Formalisms of „A process algebra with global variables“ <text:s/>| <text:s/>Anton W. Haubner <text:s/>| <text:s/></text:span><text:span text:style-name="MT8"><text:page-number>&lt;number&gt;</text:page-number></text:span></text:p>
          <text:p text:style-name="MP2"><text:span text:style-name="MT8"/></text:p>
        </draw:text-box>
      </draw:frame>
      <draw:custom-shape draw:name="Line 14" draw:style-name="Mgr5" draw:text-style-name="MP1" draw:layer="backgroundobjects" svg:width="24.408cm" svg:height="0.001cm" svg:x="0.498cm" svg:y="0.82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5" draw:style-name="Mgr6" draw:text-style-name="MP1" draw:layer="backgroundobjects" svg:width="24.408cm" svg:height="0.001cm" svg:x="0.498cm" svg:y="13.26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10" draw:text-style-name="MP4" draw:layer="backgroundobjects" svg:width="3.964cm" svg:height="1.627cm" svg:x="21.259cm" svg:y="1.116cm">
        <draw:image xlink:href="Pictures/100002010000016B0000008DF1352E71997A7ABE.png" xlink:type="simple" xlink:show="embed" xlink:actuate="onLoad" draw:mime-type="image/png">
          <text:p/>
        </draw:image>
        <svg:desc>tud_logo</svg:desc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3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Präsentationsvorlage_5f_BWL9-title" draw:layer="backgroundobjects" svg:width="15.169cm" svg:height="8.533cm" svg:x="1.914cm" svg:y="2.566cm" presentation:class="page"/>
        <draw:frame draw:name="Rectangle 5" presentation:style-name="Mpr4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3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1-cust-Titelfolie" style:page-layout-name="PM1" draw:style-name="Mdp1">
      <draw:custom-shape draw:name="Rectangle 2" draw:style-name="Mgr11" draw:text-style-name="MP12" draw:layer="backgroundobjects" svg:width="24.408cm" svg:height="4.352cm" svg:x="0.498cm" svg:y="0.789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2" draw:layer="backgroundobjects" svg:width="24.408cm" svg:height="0.304cm" svg:x="0.498cm" svg:y="0.432cm">
        <text:p/>
        <draw:enhanced-geometry svg:viewBox="0 0 21600 21600" draw:type="non-primitive" draw:enhanced-path="M 0 0 L 21600 0 21600 21600 0 21600 Z N"/>
      </draw:custom-shape>
      <draw:custom-shape draw:name="Line 14" draw:style-name="Mgr6" draw:text-style-name="MP1" draw:layer="backgroundobjects" svg:width="24.408cm" svg:height="0.001cm" svg:x="0.498cm" svg:y="5.14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5" draw:style-name="Mgr6" draw:text-style-name="MP1" draw:layer="backgroundobjects" svg:width="24.408cm" svg:height="0.001cm" svg:x="0.498cm" svg:y="13.26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4" draw:style-name="Mgr5" draw:text-style-name="MP1" draw:layer="backgroundobjects" svg:width="24.408cm" svg:height="0.001cm" svg:x="0.498cm" svg:y="0.79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9" draw:text-style-name="MP1" draw:layer="backgroundobjects" svg:width="20.205cm" svg:height="0.481cm" svg:x="0.234cm" svg:y="13.344cm">
        <draw:text-box>
          <text:p text:style-name="MP2"><text:span text:style-name="MT8"><text:date style:data-style-name="D4" text:date-value="2021-05-31">31.05.2021</text:date></text:span><text:span text:style-name="MT8"><text:s text:c="2"/>| <text:s/>CTCT Seminar <text:s/>| <text:s/>Formalisms of „A process algebra with global variables“ <text:s/>| <text:s/>Anton W. Haubner <text:s/>| <text:s/></text:span><text:span text:style-name="MT8"><text:page-number>&lt;number&gt;</text:page-number></text:span></text:p>
          <text:p text:style-name="MP2"><text:span text:style-name="MT8"/></text:p>
        </draw:text-box>
      </draw:frame>
      <draw:frame draw:name="Picture 9" draw:style-name="Mgr10" draw:text-style-name="MP4" draw:layer="backgroundobjects" svg:width="3.964cm" svg:height="1.627cm" svg:x="21.259cm" svg:y="1.116cm">
        <draw:image xlink:href="Pictures/100002010000016B0000008DF1352E71997A7ABE.png" xlink:type="simple" xlink:show="embed" xlink:actuate="onLoad" draw:mime-type="image/png">
          <text:p/>
        </draw:image>
        <svg:desc>tud_logo</svg:desc>
      </draw:frame>
      <draw:frame draw:name="Rectangle 4" presentation:style-name="Mpr5" draw:text-style-name="MP21" draw:layer="backgroundobjects" svg:width="19.002cm" svg:height="1.968cm" svg:x="0.699cm" svg:y="3.043cm" presentation:class="subtitle">
        <draw:text-box>
          <text:p text:style-name="MP20"><text:span text:style-name="MT12">Formatvorlage des Untertitelmasters durch Klicken bearbeiten</text:span></text:p>
        </draw:text-box>
      </draw:frame>
      <draw:frame draw:name="Titel 11" presentation:style-name="Mpr6" draw:text-style-name="MP1" draw:layer="backgroundobjects" svg:width="18.948cm" svg:height="1.746cm" svg:x="0.753cm" svg:y="1.042cm" presentation:class="title">
        <draw:text-box>
          <text:p text:style-name="MP6"><text:span text:style-name="MT13">Titelmasterformat durch Klicken bearbeiten</text:span></text:p>
        </draw:text-box>
      </draw:frame>
      <draw:frame presentation:style-name="Master1-Layout1-cust-Titelfolie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7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1-cust-Titelfolie-title" draw:layer="backgroundobjects" svg:width="15.169cm" svg:height="8.533cm" svg:x="1.914cm" svg:y="2.566cm" presentation:class="page"/>
        <draw:frame draw:name="Rectangle 5" presentation:style-name="Mpr8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7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2-cust-Titel-und-Inhalt" style:page-layout-name="PM1" draw:style-name="Mdp1">
      <draw:frame draw:name="Titel 1" presentation:style-name="Mpr9" draw:text-style-name="MP1" draw:layer="Master1-bg" svg:width="18.948cm" svg:height="1.746cm" svg:x="0.504cm" svg:y="1.019cm" presentation:class="title">
        <draw:text-box>
          <text:p text:style-name="MP6"><text:span text:style-name="MT3">Titelmasterformat durch Klicken bearbeiten</text:span></text:p>
        </draw:text-box>
      </draw:frame>
      <draw:frame draw:name="Inhaltsplatzhalter 2" presentation:style-name="Mpr10" draw:text-style-name="MP1" draw:layer="Master1-bg" svg:width="24.4cm" svg:height="9.333cm" svg:x="0.501cm" svg:y="3.293cm" presentation:class="title">
        <draw:text-box>
          <text:p text:style-name="MP7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11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2-cust-Titel-und-Inhalt-title" draw:layer="backgroundobjects" svg:width="15.169cm" svg:height="8.533cm" svg:x="1.914cm" svg:y="2.566cm" presentation:class="page"/>
        <draw:frame draw:name="Rectangle 5" presentation:style-name="Mpr12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11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3-cust-Abschnittsüberschrift" style:page-layout-name="PM1" draw:style-name="Mdp1">
      <draw:frame draw:name="Titel 1" presentation:style-name="Mpr13" draw:text-style-name="MP1" draw:layer="Master1-bg" svg:width="24.403cm" svg:height="2.838cm" svg:x="0.499cm" svg:y="9.181cm" presentation:class="title">
        <draw:text-box>
          <text:p text:style-name="MP6"><text:span text:style-name="MT14">Titelmasterformat durch Klicken bearbeiten</text:span></text:p>
        </draw:text-box>
      </draw:frame>
      <draw:frame draw:name="Textplatzhalter 2" presentation:style-name="Mpr14" draw:text-style-name="MP1" draw:layer="Master1-bg" svg:width="24.403cm" svg:height="3.125cm" svg:x="0.499cm" svg:y="6.056cm" presentation:class="outline">
        <draw:text-box>
          <text:list text:style-name="ML2">
            <text:list-item>
              <text:p text:style-name="MP22"><text:span text:style-name="MT4">Textmasterformate durch Klicken bearbeiten</text:span></text:p>
            </text:list-item>
          </text:list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15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3-cust-Abschnittsüberschrift-title" draw:layer="backgroundobjects" svg:width="15.169cm" svg:height="8.533cm" svg:x="1.914cm" svg:y="2.566cm" presentation:class="page"/>
        <draw:frame draw:name="Rectangle 5" presentation:style-name="Mpr16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15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4-cust-Zwei-Inhalte" style:page-layout-name="PM1" draw:style-name="Mdp1">
      <draw:frame draw:name="Titel 1" presentation:style-name="Mpr17" draw:text-style-name="MP1" draw:layer="Master1-bg" svg:width="18.948cm" svg:height="1.746cm" svg:x="0.503cm" svg:y="1.019cm" presentation:class="title">
        <draw:text-box>
          <text:p text:style-name="MP6"><text:span text:style-name="MT3">Titelmasterformat durch Klicken bearbeiten</text:span></text:p>
        </draw:text-box>
      </draw:frame>
      <draw:frame draw:name="Inhaltsplatzhalter 2" presentation:style-name="Mpr18" draw:text-style-name="MP1" draw:layer="Master1-bg" svg:width="12.103cm" svg:height="9.482cm" svg:x="0.503cm" svg:y="3.317cm" presentation:class="title">
        <draw:text-box>
          <text:p text:style-name="MP22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2" presentation:style-name="Mpr18" draw:text-style-name="MP1" draw:layer="Master1-bg" svg:width="11.947cm" svg:height="9.482cm" svg:x="12.954cm" svg:y="3.317cm" presentation:class="title">
        <draw:text-box>
          <text:p text:style-name="MP22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19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4-cust-Zwei-Inhalte-title" draw:layer="backgroundobjects" svg:width="15.169cm" svg:height="8.533cm" svg:x="1.914cm" svg:y="2.566cm" presentation:class="page"/>
        <draw:frame draw:name="Rectangle 5" presentation:style-name="Mpr20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9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19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5-cust-1_5f_Zwei-Inhalte" style:display-name="Master1-Layout5-cust-1_Zwei-Inhalte" style:page-layout-name="PM1" draw:style-name="Mdp1">
      <draw:frame draw:name="Titel 1" presentation:style-name="Mpr21" draw:text-style-name="MP1" draw:layer="Master1-bg" svg:width="18.912cm" svg:height="1.746cm" svg:x="0.499cm" svg:y="1.019cm" presentation:class="title">
        <draw:text-box>
          <text:p text:style-name="MP6"><text:span text:style-name="MT3">Titelmasterformat durch Klicken bearbeiten</text:span></text:p>
        </draw:text-box>
      </draw:frame>
      <draw:frame draw:name="Inhaltsplatzhalter 2" presentation:style-name="Mpr22" draw:text-style-name="MP1" draw:layer="Master1-bg" svg:width="7.946cm" svg:height="9.684cm" svg:x="0.499cm" svg:y="3.317cm" presentation:class="title">
        <draw:text-box>
          <text:p text:style-name="MP22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2" presentation:style-name="Mpr22" draw:text-style-name="MP1" draw:layer="Master1-bg" svg:width="7.946cm" svg:height="9.684cm" svg:x="8.7cm" svg:y="3.317cm" presentation:class="title">
        <draw:text-box>
          <text:p text:style-name="MP22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2" presentation:style-name="Mpr22" draw:text-style-name="MP1" draw:layer="Master1-bg" svg:width="8.001cm" svg:height="9.684cm" svg:x="16.9cm" svg:y="3.317cm" presentation:class="title">
        <draw:text-box>
          <text:p text:style-name="MP22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23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5-cust-1_5f_Zwei-Inhalte-title" draw:layer="backgroundobjects" svg:width="15.169cm" svg:height="8.533cm" svg:x="1.914cm" svg:y="2.566cm" presentation:class="page"/>
        <draw:frame draw:name="Rectangle 5" presentation:style-name="Mpr24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3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23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6-titleOnly-Nur-Titel" style:page-layout-name="PM1" draw:style-name="Mdp1">
      <draw:frame draw:name="Titel 1" presentation:style-name="Mpr25" draw:text-style-name="MP1" draw:layer="Master1-bg" svg:width="18.912cm" svg:height="1.746cm" svg:x="0.499cm" svg:y="1.019cm" presentation:class="title">
        <draw:text-box>
          <text:p text:style-name="MP6"><text:span text:style-name="MT3">Titelmasterformat durch Klicken bearbeiten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26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6-titleOnly-Nur-Titel-title" draw:layer="backgroundobjects" svg:width="15.169cm" svg:height="8.533cm" svg:x="1.914cm" svg:y="2.566cm" presentation:class="page"/>
        <draw:frame draw:name="Rectangle 5" presentation:style-name="Mpr27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6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26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7-blank-Leer" style:page-layout-name="PM1" draw:style-name="Mdp1"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28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7-blank-Leer-title" draw:layer="backgroundobjects" svg:width="15.169cm" svg:height="8.533cm" svg:x="1.914cm" svg:y="2.566cm" presentation:class="page"/>
        <draw:frame draw:name="Rectangle 5" presentation:style-name="Mpr29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8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28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8-cust-Inhalt-mit-Überschrift" style:page-layout-name="PM1" draw:style-name="Mdp1">
      <draw:frame draw:name="Inhaltsplatzhalter 2" presentation:style-name="Mpr30" draw:text-style-name="MP1" draw:layer="Master1-bg" svg:width="15.402cm" svg:height="9.529cm" svg:x="9.5cm" svg:y="3.291cm" presentation:class="title">
        <draw:text-box>
          <text:p text:style-name="MP7"><text:span text:style-name="MT4">Textmasterformate durch Klicken bearbeiten</text:span><text:span text:style-name="MT4"><text:line-break/></text:span><text:span text:style-name="MT4">Zweite Ebene</text:span><text:span text:style-name="MT4"><text:line-break/></text:span><text:span text:style-name="MT6">Dritte Ebene</text:span><text:span text:style-name="MT6"><text:line-break/></text:span><text:span text:style-name="MT6">Vierte Ebene</text:span><text:span text:style-name="MT6"><text:line-break/></text:span><text:span text:style-name="MT6">Fünfte Ebene</text:span></text:p>
        </draw:text-box>
      </draw:frame>
      <draw:frame draw:name="Textplatzhalter 3" presentation:style-name="Mpr31" draw:text-style-name="MP1" draw:layer="Master1-bg" svg:width="8.742cm" svg:height="9.529cm" svg:x="0.499cm" svg:y="3.291cm" presentation:class="outline">
        <draw:text-box>
          <text:list text:style-name="ML2">
            <text:list-item>
              <text:p text:style-name="MP22"><text:span text:style-name="MT4">Textmasterformate durch Klicken bearbeiten</text:span></text:p>
            </text:list-item>
          </text:list>
        </draw:text-box>
      </draw:frame>
      <draw:frame draw:name="Titel 1" presentation:style-name="Mpr32" draw:text-style-name="MP1" draw:layer="Master1-bg" svg:width="19cm" svg:height="1.746cm" svg:x="0.499cm" svg:y="1.019cm" presentation:class="title">
        <draw:text-box>
          <text:p text:style-name="MP6"><text:span text:style-name="MT3">Titelmasterformat durch Klicken bearbeiten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33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8-cust-Inhalt-mit-Überschrift-title" draw:layer="backgroundobjects" svg:width="15.169cm" svg:height="8.533cm" svg:x="1.914cm" svg:y="2.566cm" presentation:class="page"/>
        <draw:frame draw:name="Rectangle 5" presentation:style-name="Mpr34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33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9-picTx-Bild-mit-Überschrift" style:page-layout-name="PM1" draw:style-name="Mdp1">
      <draw:frame draw:name="Titel 1" presentation:style-name="Mpr35" draw:text-style-name="MP1" draw:layer="Master1-bg" svg:width="15.24cm" svg:height="1.181cm" svg:x="4.979cm" svg:y="10.001cm" presentation:class="title">
        <draw:text-box>
          <text:p text:style-name="MP6"><text:span text:style-name="MT15">Titelmasterformat durch Klicken bearbeiten</text:span></text:p>
        </draw:text-box>
      </draw:frame>
      <draw:frame draw:name="Bildplatzhalter 2" presentation:style-name="Mpr36" draw:text-style-name="MP1" draw:layer="Master1-bg" svg:width="15.24cm" svg:height="6.481cm" svg:x="4.979cm" svg:y="3.293cm" presentation:class="title">
        <draw:text-box>
          <text:p text:style-name="MP22"><text:span text:style-name="MT16">Bild durch Klicken auf Symbol hinzufügen</text:span></text:p>
        </draw:text-box>
      </draw:frame>
      <draw:frame draw:name="Textplatzhalter 3" presentation:style-name="Mpr37" draw:text-style-name="MP1" draw:layer="Master1-bg" svg:width="15.24cm" svg:height="1.677cm" svg:x="4.979cm" svg:y="11.182cm" presentation:class="outline">
        <draw:text-box>
          <text:list text:style-name="ML2">
            <text:list-item>
              <text:p text:style-name="MP22"><text:span text:style-name="MT17">Textmasterformate durch Klicken bearbeiten</text:span></text:p>
            </text:list-item>
          </text:list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38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Layout9-picTx-Bild-mit-Überschrift-title" draw:layer="backgroundobjects" svg:width="15.169cm" svg:height="8.533cm" svg:x="1.914cm" svg:y="2.566cm" presentation:class="page"/>
        <draw:frame draw:name="Rectangle 5" presentation:style-name="Mpr39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38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Präsentationsvorlage_5f_BWL9_5f_" style:display-name="Master1-Präsentationsvorlage_BWL9_" style:page-layout-name="PM1" draw:style-name="Mdp1">
      <draw:custom-shape draw:name="Rectangle 13" draw:style-name="Mgr12" draw:text-style-name="MP1" draw:layer="backgroundobjects" svg:width="24.205cm" svg:height="2.253cm" svg:x="0.498cm" svg:y="1.57cm">
        <text:p/>
        <draw:enhanced-geometry svg:viewBox="0 0 21600 21600" draw:type="non-primitive" draw:enhanced-path="M 0 0 L 21600 0 21600 21600 0 21600 Z N"/>
      </draw:custom-shape>
      <draw:frame draw:name="Rectangle 2" presentation:style-name="Mpr40" draw:text-style-name="MP1" draw:layer="backgroundobjects" svg:width="19.808cm" svg:height="1.746cm" svg:x="0.494cm" svg:y="1.072cm" presentation:class="title">
        <draw:text-box>
          <text:p text:style-name="MP6"><text:span text:style-name="MT3">Titelmasterformat durch Klicken bearbeiten</text:span></text:p>
        </draw:text-box>
      </draw:frame>
      <draw:frame draw:name="Rectangle 3" presentation:style-name="Mpr41" draw:text-style-name="MP1" draw:layer="backgroundobjects" svg:width="24.408cm" svg:height="9.525cm" svg:x="0.498cm" svg:y="3.343cm" presentation:class="outline">
        <draw:text-box>
          <text:list text:style-name="ML2">
            <text:list-item>
              <text:p text:style-name="MP7"><text:span text:style-name="MT4">Textmasterformate durch Klicken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3" draw:text-style-name="MP12" draw:layer="backgroundobjects" svg:width="24.408cm" svg:height="0.3cm" svg:x="0.498cm" svg:y="0.463cm">
        <text:p/>
        <draw:enhanced-geometry svg:viewBox="0 0 21600 21600" draw:type="non-primitive" draw:enhanced-path="M 0 0 L 21600 0 21600 21600 0 21600 Z N"/>
      </draw:custom-shape>
      <draw:custom-shape draw:name="Line 14" draw:style-name="Mgr14" draw:text-style-name="MP1" draw:layer="backgroundobjects" svg:width="24.408cm" svg:height="0.001cm" svg:x="0.498cm" svg:y="3.07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9" draw:text-style-name="MP1" draw:layer="backgroundobjects" svg:width="20.205cm" svg:height="0.481cm" svg:x="0.234cm" svg:y="13.344cm">
        <draw:text-box>
          <text:p text:style-name="MP2"><text:span text:style-name="MT7"><text:date style:data-style-name="D4" text:date-value="2021-05-31">31.05.2021</text:date></text:span><text:span text:style-name="MT7"><text:s text:c="2"/>| <text:s/></text:span><text:span text:style-name="MT8">CTCT Seminar <text:s/>| <text:s/>Formalisms of „A process algebra with global variables“ <text:s/>| <text:s/>Anton W. Haubner <text:s/>| <text:s/></text:span><text:span text:style-name="MT8"><text:page-number>&lt;number&gt;</text:page-number></text:span></text:p>
          <text:p text:style-name="MP2"><text:span text:style-name="MT8"/></text:p>
        </draw:text-box>
      </draw:frame>
      <draw:custom-shape draw:name="Line 14" draw:style-name="Mgr15" draw:text-style-name="MP1" draw:layer="backgroundobjects" svg:width="24.408cm" svg:height="0.001cm" svg:x="0.498cm" svg:y="0.82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5" draw:style-name="Mgr14" draw:text-style-name="MP1" draw:layer="backgroundobjects" svg:width="24.408cm" svg:height="0.001cm" svg:x="0.498cm" svg:y="13.26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10" draw:text-style-name="MP4" draw:layer="backgroundobjects" svg:width="3.964cm" svg:height="1.627cm" svg:x="21.259cm" svg:y="1.116cm">
        <draw:image xlink:href="Pictures/100002010000016B0000008DF1352E71997A7ABE.png" xlink:type="simple" xlink:show="embed" xlink:actuate="onLoad" draw:mime-type="image/png">
          <text:p/>
        </draw:image>
        <svg:desc>tud_logo</svg:desc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D4052BFFF1402512.png" xlink:type="simple" xlink:show="embed" xlink:actuate="onLoad" draw:mime-type="image/png">
            <text:p/>
          </draw:image>
          <svg:desc>tud_logo</svg:desc>
        </draw:frame>
        <draw:frame draw:name="Rectangle 3" presentation:style-name="Mpr42" draw:text-style-name="MP1" draw:layer="backgroundobjects" svg:width="4.498cm" svg:height="1.27cm" svg:x="0.525cm" svg:y="24.126cm" presentation:class="date-time">
          <draw:text-box>
            <text:p text:style-name="MP13"><text:span text:style-name="MT9"><text:date style:data-style-name="D6" text:date-value="2021-05-31">31. Mai 2021</text:date></text:span></text:p>
          </draw:text-box>
        </draw:frame>
        <draw:page-thumbnail draw:name="Rectangle 4" presentation:style-name="Master1-Präsentationsvorlage_5f_BWL9_5f_-title" draw:layer="backgroundobjects" svg:width="15.169cm" svg:height="8.533cm" svg:x="1.914cm" svg:y="2.566cm" presentation:class="page"/>
        <draw:frame draw:name="Rectangle 5" presentation:style-name="Mpr43" draw:text-style-name="MP1" draw:layer="backgroundobjects" svg:width="17.992cm" svg:height="11.897cm" svg:x="0.529cm" svg:y="11.902cm" presentation:class="notes">
          <draw:text-box>
            <text:p text:style-name="MP14"><text:span text:style-name="MT10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10">Zweite Ebene</text:span></text:p>
                    <text:list>
                      <text:list-item>
                        <text:p text:style-name="MP16"><text:span text:style-name="MT10">Dritte Ebene</text:span></text:p>
                        <text:list>
                          <text:list-item>
                            <text:p text:style-name="MP17"><text:span text:style-name="MT10">Vierte Ebene</text:span></text:p>
                            <text:list>
                              <text:list-item>
                                <text:p text:style-name="MP18"><text:span text:style-name="MT10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1" draw:layer="backgroundobjects" svg:width="11.404cm" svg:height="1.27cm" svg:x="5.023cm" svg:y="24.126cm" presentation:class="footer">
          <draw:text-box>
            <text:p text:style-name="MP13"><text:span text:style-name="MT9">| <text:s/></text:span></text:p>
          </draw:text-box>
        </draw:frame>
        <draw:frame draw:name="Rectangle 7" presentation:style-name="Mpr42" draw:text-style-name="MP1" draw:layer="backgroundobjects" svg:width="2.619cm" svg:height="1.27cm" svg:x="16.426cm" svg:y="24.126cm" presentation:class="page-number">
          <draw:text-box>
            <text:p text:style-name="MP19"><text:span text:style-name="MT11">| <text:s/></text:span><text:span text:style-name="MT11"><text:page-number>&lt;number&gt;</text:page-number></text:span></text:p>
          </draw:text-box>
        </draw:frame>
        <draw:custom-shape draw:name="Rectangle 8" draw:style-name="Mgr16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17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18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19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19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19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title>Folie 1</dc:title>
    <meta:initial-creator>Moritz Lohse</meta:initial-creator>
    <meta:creation-date>2009-12-23T09:42:49Z</meta:creation-date>
    <dc:date>2021-05-31T11:31:56.915194077</dc:date>
    <meta:editing-cycles>57</meta:editing-cycles>
    <meta:editing-duration>P1DT48M25S</meta:editing-duration>
    <meta:document-statistic meta:object-count="584"/>
    <meta:template xlink:type="simple" xlink:actuate="onRequest" xlink:title="" xlink:href="../../../../../../../trash/TU_Praesentation_2016_Format_16_09.odp/Präsentationsvorlage_BWL9"/>
  </office:meta>
</office:document-meta>
</file>